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00000000000000000000000000000000000.pdf" manifest:media-type="application/pdf"/>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Thumbnails/thumbnail.png" manifest:media-type="image/png"/>
  <manifest:file-entry manifest:full-path="layout-cache" manifest:media-type="application/binary"/>
  <manifest:file-entry manifest:full-path="Object 1/manifest.rdf" manifest:media-type="application/rdf+xml"/>
  <manifest:file-entry manifest:full-path="Object 1/Configurations2/" manifest:media-type="application/vnd.sun.xml.ui.configuration"/>
  <manifest:file-entry manifest:full-path="Object 1/content.xml" manifest:media-type="text/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af6318" officeooo:paragraph-rsid="00be5808"/>
    </style:style>
    <style:style style:name="P2" style:family="paragraph" style:parent-style-name="Standard">
      <style:text-properties officeooo:rsid="00af6318" officeooo:paragraph-rsid="00af6318"/>
    </style:style>
    <style:style style:name="P3" style:family="paragraph" style:parent-style-name="Standard">
      <style:text-properties officeooo:rsid="00af6318" officeooo:paragraph-rsid="00b702b6"/>
    </style:style>
    <style:style style:name="P4" style:family="paragraph" style:parent-style-name="Standard">
      <style:text-properties officeooo:rsid="0013b74e" officeooo:paragraph-rsid="0013b74e"/>
    </style:style>
    <style:style style:name="P5" style:family="paragraph" style:parent-style-name="Standard">
      <style:text-properties officeooo:rsid="0013b74e" officeooo:paragraph-rsid="00228a78"/>
    </style:style>
    <style:style style:name="P6" style:family="paragraph" style:parent-style-name="Standard">
      <style:text-properties officeooo:rsid="0015af13" officeooo:paragraph-rsid="0015af13"/>
    </style:style>
    <style:style style:name="P7" style:family="paragraph" style:parent-style-name="Standard">
      <style:text-properties style:text-underline-style="solid" style:text-underline-width="auto" style:text-underline-color="font-color" officeooo:rsid="0015af13" officeooo:paragraph-rsid="0015af13"/>
    </style:style>
    <style:style style:name="P8" style:family="paragraph" style:parent-style-name="Standard">
      <style:text-properties officeooo:rsid="0017840c" officeooo:paragraph-rsid="0017840c"/>
    </style:style>
    <style:style style:name="P9" style:family="paragraph" style:parent-style-name="Standard">
      <style:text-properties officeooo:paragraph-rsid="001675ec"/>
    </style:style>
    <style:style style:name="P10" style:family="paragraph" style:parent-style-name="Standard">
      <style:text-properties officeooo:rsid="001c2ff1" officeooo:paragraph-rsid="001c2ff1"/>
    </style:style>
    <style:style style:name="P11" style:family="paragraph" style:parent-style-name="Standard">
      <style:text-properties officeooo:rsid="00235c6d" officeooo:paragraph-rsid="00235c6d"/>
    </style:style>
    <style:style style:name="P12" style:family="paragraph" style:parent-style-name="Standard">
      <style:text-properties officeooo:rsid="0025e9ae" officeooo:paragraph-rsid="00277e13"/>
    </style:style>
    <style:style style:name="P13" style:family="paragraph" style:parent-style-name="Standard">
      <style:text-properties officeooo:rsid="0026711d" officeooo:paragraph-rsid="00277e13"/>
    </style:style>
    <style:style style:name="P14" style:family="paragraph" style:parent-style-name="Standard">
      <style:text-properties officeooo:rsid="00277e13" officeooo:paragraph-rsid="00277e13"/>
    </style:style>
    <style:style style:name="P15" style:family="paragraph" style:parent-style-name="Standard">
      <style:text-properties officeooo:rsid="00277e13" officeooo:paragraph-rsid="00286e18"/>
    </style:style>
    <style:style style:name="P16" style:family="paragraph" style:parent-style-name="Standard">
      <style:text-properties officeooo:rsid="00286e18" officeooo:paragraph-rsid="00286e18"/>
    </style:style>
    <style:style style:name="P17" style:family="paragraph" style:parent-style-name="Standard">
      <style:text-properties officeooo:rsid="00286e18" officeooo:paragraph-rsid="0028f3c8"/>
    </style:style>
    <style:style style:name="P18" style:family="paragraph" style:parent-style-name="Standard">
      <style:text-properties officeooo:rsid="002c44c5" officeooo:paragraph-rsid="002c44c5"/>
    </style:style>
    <style:style style:name="P19" style:family="paragraph" style:parent-style-name="Standard">
      <style:text-properties officeooo:rsid="002e3e89" officeooo:paragraph-rsid="002e3e89"/>
    </style:style>
    <style:style style:name="P20" style:family="paragraph" style:parent-style-name="Standard">
      <style:text-properties officeooo:rsid="0033db3b" officeooo:paragraph-rsid="0033db3b"/>
    </style:style>
    <style:style style:name="P21" style:family="paragraph" style:parent-style-name="Standard">
      <style:text-properties officeooo:rsid="0035c040" officeooo:paragraph-rsid="0035c040"/>
    </style:style>
    <style:style style:name="P22" style:family="paragraph" style:parent-style-name="Standard">
      <style:text-properties officeooo:rsid="00396d0b" officeooo:paragraph-rsid="00396d0b"/>
    </style:style>
    <style:style style:name="P23" style:family="paragraph" style:parent-style-name="Standard">
      <style:text-properties officeooo:rsid="003a44df" officeooo:paragraph-rsid="003a44df"/>
    </style:style>
    <style:style style:name="P24" style:family="paragraph" style:parent-style-name="Standard">
      <style:text-properties officeooo:rsid="003a7112" officeooo:paragraph-rsid="003a7112"/>
    </style:style>
    <style:style style:name="P25" style:family="paragraph" style:parent-style-name="Standard">
      <style:text-properties officeooo:rsid="003bc082" officeooo:paragraph-rsid="003bc082"/>
    </style:style>
    <style:style style:name="P26" style:family="paragraph" style:parent-style-name="Standard">
      <style:text-properties officeooo:rsid="003fff54" officeooo:paragraph-rsid="003fff54"/>
    </style:style>
    <style:style style:name="P27" style:family="paragraph" style:parent-style-name="Standard">
      <style:text-properties officeooo:rsid="0040ec34" officeooo:paragraph-rsid="0040ec34"/>
    </style:style>
    <style:style style:name="P28" style:family="paragraph" style:parent-style-name="Standard">
      <style:text-properties officeooo:rsid="0040ec34" officeooo:paragraph-rsid="007403bf"/>
    </style:style>
    <style:style style:name="P29" style:family="paragraph" style:parent-style-name="Standard">
      <style:text-properties officeooo:paragraph-rsid="0040ec34"/>
    </style:style>
    <style:style style:name="P30" style:family="paragraph" style:parent-style-name="Standard">
      <style:text-properties officeooo:rsid="004228ab" officeooo:paragraph-rsid="004228ab"/>
    </style:style>
    <style:style style:name="P31" style:family="paragraph" style:parent-style-name="Standard">
      <style:text-properties officeooo:rsid="00464ad2" officeooo:paragraph-rsid="00464ad2"/>
    </style:style>
    <style:style style:name="P32" style:family="paragraph" style:parent-style-name="Standard">
      <style:text-properties officeooo:rsid="00464ad2" officeooo:paragraph-rsid="007547a7"/>
    </style:style>
    <style:style style:name="P33" style:family="paragraph" style:parent-style-name="Standard">
      <style:text-properties officeooo:paragraph-rsid="00464ad2"/>
    </style:style>
    <style:style style:name="P34" style:family="paragraph" style:parent-style-name="Standard">
      <style:text-properties officeooo:rsid="004a6073" officeooo:paragraph-rsid="004a6073"/>
    </style:style>
    <style:style style:name="P35" style:family="paragraph" style:parent-style-name="Standard">
      <style:text-properties officeooo:rsid="004c50be" officeooo:paragraph-rsid="004c50be"/>
    </style:style>
    <style:style style:name="P36" style:family="paragraph" style:parent-style-name="Standard">
      <style:text-properties officeooo:paragraph-rsid="0051459b"/>
    </style:style>
    <style:style style:name="P37" style:family="paragraph" style:parent-style-name="Standard">
      <style:text-properties officeooo:rsid="004c901d" officeooo:paragraph-rsid="004c901d"/>
    </style:style>
    <style:style style:name="P38" style:family="paragraph" style:parent-style-name="Standard">
      <style:text-properties officeooo:rsid="0052d42f" officeooo:paragraph-rsid="0052d42f"/>
    </style:style>
    <style:style style:name="P39" style:family="paragraph" style:parent-style-name="Standard">
      <style:text-properties officeooo:rsid="0057cdc8" officeooo:paragraph-rsid="0057cdc8"/>
    </style:style>
    <style:style style:name="P40" style:family="paragraph" style:parent-style-name="Standard">
      <style:text-properties officeooo:rsid="0057cdc8" officeooo:paragraph-rsid="0076967b"/>
    </style:style>
    <style:style style:name="P41" style:family="paragraph" style:parent-style-name="Standard">
      <style:text-properties officeooo:paragraph-rsid="0057cdc8"/>
    </style:style>
    <style:style style:name="P42" style:family="paragraph" style:parent-style-name="Standard">
      <style:text-properties officeooo:rsid="00589059" officeooo:paragraph-rsid="00589059"/>
    </style:style>
    <style:style style:name="P43" style:family="paragraph" style:parent-style-name="Standard">
      <style:text-properties officeooo:rsid="00589059" officeooo:paragraph-rsid="007da688"/>
    </style:style>
    <style:style style:name="P44" style:family="paragraph" style:parent-style-name="Standard">
      <style:text-properties officeooo:rsid="005a8c92" officeooo:paragraph-rsid="005a8c92"/>
    </style:style>
    <style:style style:name="P45" style:family="paragraph" style:parent-style-name="Standard">
      <style:text-properties officeooo:rsid="005a8c92" officeooo:paragraph-rsid="007ace94"/>
    </style:style>
    <style:style style:name="P46" style:family="paragraph" style:parent-style-name="Standard">
      <style:text-properties officeooo:rsid="005c3d19" officeooo:paragraph-rsid="005c3d19"/>
    </style:style>
    <style:style style:name="P47" style:family="paragraph" style:parent-style-name="Standard">
      <style:text-properties officeooo:rsid="005c3d19" officeooo:paragraph-rsid="007c7381"/>
    </style:style>
    <style:style style:name="P48" style:family="paragraph" style:parent-style-name="Standard">
      <style:text-properties officeooo:rsid="005d088c" officeooo:paragraph-rsid="005d088c"/>
    </style:style>
    <style:style style:name="P49" style:family="paragraph" style:parent-style-name="Standard">
      <style:text-properties officeooo:rsid="005d088c" officeooo:paragraph-rsid="0079f1a1"/>
    </style:style>
    <style:style style:name="P50" style:family="paragraph" style:parent-style-name="Standard">
      <style:text-properties officeooo:rsid="005d088c" officeooo:paragraph-rsid="00d176ea"/>
    </style:style>
    <style:style style:name="P51" style:family="paragraph" style:parent-style-name="Standard">
      <style:text-properties officeooo:paragraph-rsid="005d088c"/>
    </style:style>
    <style:style style:name="P52" style:family="paragraph" style:parent-style-name="Standard">
      <style:text-properties officeooo:rsid="005d786c" officeooo:paragraph-rsid="005d786c"/>
    </style:style>
    <style:style style:name="P53" style:family="paragraph" style:parent-style-name="Standard">
      <style:text-properties officeooo:rsid="005d786c" officeooo:paragraph-rsid="005ee1c5"/>
    </style:style>
    <style:style style:name="P54" style:family="paragraph" style:parent-style-name="Standard">
      <style:text-properties officeooo:rsid="005d786c" officeooo:paragraph-rsid="007ace94"/>
    </style:style>
    <style:style style:name="P55" style:family="paragraph" style:parent-style-name="Standard">
      <style:text-properties officeooo:rsid="005d786c" officeooo:paragraph-rsid="007c7381"/>
    </style:style>
    <style:style style:name="P56" style:family="paragraph" style:parent-style-name="Standard">
      <style:text-properties officeooo:paragraph-rsid="005d786c"/>
    </style:style>
    <style:style style:name="P57" style:family="paragraph" style:parent-style-name="Standard">
      <style:text-properties officeooo:paragraph-rsid="005c3d19"/>
    </style:style>
    <style:style style:name="P58" style:family="paragraph" style:parent-style-name="Standard">
      <style:text-properties officeooo:paragraph-rsid="005ee1c5"/>
    </style:style>
    <style:style style:name="P59" style:family="paragraph" style:parent-style-name="Standard">
      <style:text-properties officeooo:rsid="00606683" officeooo:paragraph-rsid="00606683"/>
    </style:style>
    <style:style style:name="P60" style:family="paragraph" style:parent-style-name="Standard">
      <style:text-properties officeooo:rsid="00606683" officeooo:paragraph-rsid="007c7381"/>
    </style:style>
    <style:style style:name="P61" style:family="paragraph" style:parent-style-name="Standard">
      <style:text-properties officeooo:paragraph-rsid="00606683"/>
    </style:style>
    <style:style style:name="P62" style:family="paragraph" style:parent-style-name="Standard">
      <style:text-properties officeooo:rsid="006263b2" officeooo:paragraph-rsid="006263b2"/>
    </style:style>
    <style:style style:name="P63" style:family="paragraph" style:parent-style-name="Standard">
      <style:text-properties officeooo:paragraph-rsid="006263b2"/>
    </style:style>
    <style:style style:name="P64" style:family="paragraph" style:parent-style-name="Standard">
      <style:text-properties officeooo:rsid="0063e0f6" officeooo:paragraph-rsid="0063e0f6"/>
    </style:style>
    <style:style style:name="P65" style:family="paragraph" style:parent-style-name="Standard">
      <style:text-properties officeooo:rsid="0063e0f6" officeooo:paragraph-rsid="007da688"/>
    </style:style>
    <style:style style:name="P66" style:family="paragraph" style:parent-style-name="Standard">
      <style:text-properties officeooo:paragraph-rsid="0063e0f6"/>
    </style:style>
    <style:style style:name="P67" style:family="paragraph" style:parent-style-name="Standard">
      <style:text-properties officeooo:rsid="0058573f" officeooo:paragraph-rsid="0058573f"/>
    </style:style>
    <style:style style:name="P68" style:family="paragraph" style:parent-style-name="Standard">
      <style:text-properties officeooo:rsid="0065a57c" officeooo:paragraph-rsid="0065a57c"/>
    </style:style>
    <style:style style:name="P69" style:family="paragraph" style:parent-style-name="Standard">
      <style:text-properties officeooo:rsid="0065a57c" officeooo:paragraph-rsid="0076967b"/>
    </style:style>
    <style:style style:name="P70" style:family="paragraph" style:parent-style-name="Standard">
      <style:text-properties officeooo:rsid="0065a57c" officeooo:paragraph-rsid="007834d8"/>
    </style:style>
    <style:style style:name="P71" style:family="paragraph" style:parent-style-name="Standard">
      <style:text-properties officeooo:paragraph-rsid="0065a57c"/>
    </style:style>
    <style:style style:name="P72" style:family="paragraph" style:parent-style-name="Standard">
      <style:text-properties officeooo:rsid="006962d6" officeooo:paragraph-rsid="006962d6"/>
    </style:style>
    <style:style style:name="P73" style:family="paragraph" style:parent-style-name="Standard">
      <style:text-properties officeooo:rsid="006962d6" officeooo:paragraph-rsid="0079f1a1"/>
    </style:style>
    <style:style style:name="P74" style:family="paragraph" style:parent-style-name="Standard">
      <style:text-properties officeooo:rsid="0069a32e" officeooo:paragraph-rsid="0069a32e"/>
    </style:style>
    <style:style style:name="P75" style:family="paragraph" style:parent-style-name="Standard">
      <style:text-properties officeooo:rsid="0069a32e" officeooo:paragraph-rsid="007ace94"/>
    </style:style>
    <style:style style:name="P76" style:family="paragraph" style:parent-style-name="Standard">
      <style:text-properties officeooo:rsid="006a586e" officeooo:paragraph-rsid="006a586e"/>
    </style:style>
    <style:style style:name="P77" style:family="paragraph" style:parent-style-name="Standard">
      <style:text-properties officeooo:rsid="006a586e" officeooo:paragraph-rsid="007ace94"/>
    </style:style>
    <style:style style:name="P78" style:family="paragraph" style:parent-style-name="Standard">
      <style:text-properties officeooo:rsid="006c4d9a" officeooo:paragraph-rsid="006c4d9a"/>
    </style:style>
    <style:style style:name="P79" style:family="paragraph" style:parent-style-name="Standard">
      <style:text-properties officeooo:rsid="006c4d9a" officeooo:paragraph-rsid="007c7381"/>
    </style:style>
    <style:style style:name="P80" style:family="paragraph" style:parent-style-name="Standard">
      <style:text-properties officeooo:rsid="006d9c1d" officeooo:paragraph-rsid="006d9c1d"/>
    </style:style>
    <style:style style:name="P81" style:family="paragraph" style:parent-style-name="Standard">
      <style:text-properties officeooo:rsid="006d9c1d" officeooo:paragraph-rsid="007c7381"/>
    </style:style>
    <style:style style:name="P82" style:family="paragraph" style:parent-style-name="Standard">
      <style:text-properties officeooo:rsid="006f0332" officeooo:paragraph-rsid="006f0332"/>
    </style:style>
    <style:style style:name="P83" style:family="paragraph" style:parent-style-name="Standard">
      <style:text-properties officeooo:rsid="0070e4be" officeooo:paragraph-rsid="0070e4be"/>
    </style:style>
    <style:style style:name="P84" style:family="paragraph" style:parent-style-name="Standard">
      <style:text-properties officeooo:rsid="0070e4be" officeooo:paragraph-rsid="007c7381"/>
    </style:style>
    <style:style style:name="P85" style:family="paragraph" style:parent-style-name="Standard">
      <style:text-properties officeooo:rsid="0071d6df" officeooo:paragraph-rsid="0071d6df"/>
    </style:style>
    <style:style style:name="P86" style:family="paragraph" style:parent-style-name="Standard">
      <style:text-properties officeooo:rsid="0071d6df" officeooo:paragraph-rsid="007da688"/>
    </style:style>
    <style:style style:name="P87" style:family="paragraph" style:parent-style-name="Standard">
      <style:text-properties officeooo:rsid="0072ca84" officeooo:paragraph-rsid="0072ca84"/>
    </style:style>
    <style:style style:name="P88" style:family="paragraph" style:parent-style-name="Standard">
      <style:text-properties officeooo:rsid="0072ca84" officeooo:paragraph-rsid="00989d88"/>
    </style:style>
    <style:style style:name="P89" style:family="paragraph" style:parent-style-name="Standard">
      <style:text-properties officeooo:rsid="0073385b" officeooo:paragraph-rsid="0073385b"/>
    </style:style>
    <style:style style:name="P90" style:family="paragraph" style:parent-style-name="Standard">
      <style:text-properties officeooo:rsid="007403bf" officeooo:paragraph-rsid="007403bf"/>
    </style:style>
    <style:style style:name="P91" style:family="paragraph" style:parent-style-name="Standard">
      <style:text-properties officeooo:rsid="007403bf" officeooo:paragraph-rsid="007547a7"/>
    </style:style>
    <style:style style:name="P92" style:family="paragraph" style:parent-style-name="Standard">
      <style:text-properties officeooo:rsid="0076967b" officeooo:paragraph-rsid="0076967b"/>
    </style:style>
    <style:style style:name="P93" style:family="paragraph" style:parent-style-name="Standard">
      <style:text-properties officeooo:paragraph-rsid="0079f1a1"/>
    </style:style>
    <style:style style:name="P94" style:family="paragraph" style:parent-style-name="Standard">
      <style:text-properties officeooo:rsid="0079f1a1" officeooo:paragraph-rsid="0079f1a1"/>
    </style:style>
    <style:style style:name="P95" style:family="paragraph" style:parent-style-name="Standard">
      <style:text-properties officeooo:rsid="0079f1a1" officeooo:paragraph-rsid="007403bf"/>
    </style:style>
    <style:style style:name="P96" style:family="paragraph" style:parent-style-name="Standard">
      <style:text-properties officeooo:rsid="00836edd" officeooo:paragraph-rsid="00836edd"/>
    </style:style>
    <style:style style:name="P97" style:family="paragraph" style:parent-style-name="Standard">
      <style:text-properties officeooo:paragraph-rsid="00836edd"/>
    </style:style>
    <style:style style:name="P98" style:family="paragraph" style:parent-style-name="Standard">
      <style:text-properties officeooo:rsid="0077bddb" officeooo:paragraph-rsid="0077bddb"/>
    </style:style>
    <style:style style:name="P99" style:family="paragraph" style:parent-style-name="Standard">
      <style:text-properties officeooo:rsid="0077bddb" officeooo:paragraph-rsid="007834d8"/>
    </style:style>
    <style:style style:name="P100" style:family="paragraph" style:parent-style-name="Standard">
      <style:text-properties officeooo:rsid="0077bddb" officeooo:paragraph-rsid="008fcd15"/>
    </style:style>
    <style:style style:name="P101" style:family="paragraph" style:parent-style-name="Standard">
      <style:text-properties officeooo:rsid="0084b05f" officeooo:paragraph-rsid="0084b05f"/>
    </style:style>
    <style:style style:name="P102" style:family="paragraph" style:parent-style-name="Standard">
      <style:text-properties officeooo:paragraph-rsid="0084b05f"/>
    </style:style>
    <style:style style:name="P103" style:family="paragraph" style:parent-style-name="Standard">
      <style:text-properties officeooo:rsid="00860de7" officeooo:paragraph-rsid="00860de7"/>
    </style:style>
    <style:style style:name="P104" style:family="paragraph" style:parent-style-name="Standard">
      <style:text-properties officeooo:rsid="00860de7" officeooo:paragraph-rsid="008fcd15"/>
    </style:style>
    <style:style style:name="P105" style:family="paragraph" style:parent-style-name="Standard">
      <style:text-properties officeooo:rsid="008770e4" officeooo:paragraph-rsid="008770e4"/>
    </style:style>
    <style:style style:name="P106" style:family="paragraph" style:parent-style-name="Standard">
      <style:text-properties officeooo:rsid="008770e4" officeooo:paragraph-rsid="008fcd15"/>
    </style:style>
    <style:style style:name="P107" style:family="paragraph" style:parent-style-name="Standard">
      <style:text-properties officeooo:rsid="008770e4" officeooo:paragraph-rsid="00900725"/>
    </style:style>
    <style:style style:name="P108" style:family="paragraph" style:parent-style-name="Standard">
      <style:text-properties officeooo:paragraph-rsid="008770e4"/>
    </style:style>
    <style:style style:name="P109" style:family="paragraph" style:parent-style-name="Standard">
      <style:text-properties officeooo:rsid="00881035" officeooo:paragraph-rsid="00881035"/>
    </style:style>
    <style:style style:name="P110" style:family="paragraph" style:parent-style-name="Standard">
      <style:text-properties officeooo:rsid="00881035" officeooo:paragraph-rsid="00900725"/>
    </style:style>
    <style:style style:name="P111" style:family="paragraph" style:parent-style-name="Standard">
      <style:text-properties officeooo:rsid="008878be" officeooo:paragraph-rsid="008878be"/>
    </style:style>
    <style:style style:name="P112" style:family="paragraph" style:parent-style-name="Standard">
      <style:text-properties officeooo:rsid="008878be" officeooo:paragraph-rsid="00900725"/>
    </style:style>
    <style:style style:name="P113" style:family="paragraph" style:parent-style-name="Standard">
      <style:text-properties officeooo:rsid="008878be" officeooo:paragraph-rsid="00912ae8"/>
    </style:style>
    <style:style style:name="P114" style:family="paragraph" style:parent-style-name="Standard">
      <style:text-properties officeooo:paragraph-rsid="008878be"/>
    </style:style>
    <style:style style:name="P115" style:family="paragraph" style:parent-style-name="Standard">
      <style:text-properties officeooo:rsid="008a4c4b" officeooo:paragraph-rsid="008a4c4b"/>
    </style:style>
    <style:style style:name="P116" style:family="paragraph" style:parent-style-name="Standard">
      <style:text-properties officeooo:rsid="008a4c4b" officeooo:paragraph-rsid="00912ae8"/>
    </style:style>
    <style:style style:name="P117" style:family="paragraph" style:parent-style-name="Standard">
      <style:text-properties officeooo:paragraph-rsid="008a4c4b"/>
    </style:style>
    <style:style style:name="P118" style:family="paragraph" style:parent-style-name="Standard">
      <style:text-properties officeooo:rsid="008c4bf2" officeooo:paragraph-rsid="008c4bf2"/>
    </style:style>
    <style:style style:name="P119" style:family="paragraph" style:parent-style-name="Standard">
      <style:text-properties officeooo:rsid="008c4bf2" officeooo:paragraph-rsid="00912ae8"/>
    </style:style>
    <style:style style:name="P120" style:family="paragraph" style:parent-style-name="Standard">
      <style:text-properties officeooo:paragraph-rsid="008c4bf2"/>
    </style:style>
    <style:style style:name="P121" style:family="paragraph" style:parent-style-name="Standard">
      <style:text-properties officeooo:rsid="008d5a71" officeooo:paragraph-rsid="008d5a71"/>
    </style:style>
    <style:style style:name="P122" style:family="paragraph" style:parent-style-name="Standard">
      <style:text-properties officeooo:rsid="008d5a71" officeooo:paragraph-rsid="00912ae8"/>
    </style:style>
    <style:style style:name="P123" style:family="paragraph" style:parent-style-name="Standard">
      <style:text-properties officeooo:paragraph-rsid="008d5a71"/>
    </style:style>
    <style:style style:name="P124" style:family="paragraph" style:parent-style-name="Standard">
      <style:text-properties officeooo:rsid="008e0716" officeooo:paragraph-rsid="008e0716"/>
    </style:style>
    <style:style style:name="P125" style:family="paragraph" style:parent-style-name="Standard">
      <style:text-properties officeooo:rsid="008e0716" officeooo:paragraph-rsid="0091ad16"/>
    </style:style>
    <style:style style:name="P126" style:family="paragraph" style:parent-style-name="Standard">
      <style:text-properties officeooo:paragraph-rsid="008e0716"/>
    </style:style>
    <style:style style:name="P127" style:family="paragraph" style:parent-style-name="Standard">
      <style:text-properties officeooo:rsid="0096ffee" officeooo:paragraph-rsid="0096ffee"/>
    </style:style>
    <style:style style:name="P128" style:family="paragraph" style:parent-style-name="Standard">
      <style:text-properties officeooo:rsid="0096ffee" officeooo:paragraph-rsid="00989d88"/>
    </style:style>
    <style:style style:name="P129" style:family="paragraph" style:parent-style-name="Standard">
      <style:text-properties officeooo:rsid="0096ffee" officeooo:paragraph-rsid="009e67ea"/>
    </style:style>
    <style:style style:name="P130" style:family="paragraph" style:parent-style-name="Standard">
      <style:text-properties officeooo:rsid="0096ffee" officeooo:paragraph-rsid="00bb3c39"/>
    </style:style>
    <style:style style:name="P131" style:family="paragraph" style:parent-style-name="Standard">
      <style:text-properties officeooo:rsid="0096ffee" officeooo:paragraph-rsid="00c3dfb6"/>
    </style:style>
    <style:style style:name="P132" style:family="paragraph" style:parent-style-name="Standard">
      <style:text-properties officeooo:paragraph-rsid="00989d88"/>
    </style:style>
    <style:style style:name="P133" style:family="paragraph" style:parent-style-name="Standard">
      <style:text-properties officeooo:rsid="00989d88" officeooo:paragraph-rsid="00989d88"/>
    </style:style>
    <style:style style:name="P134" style:family="paragraph" style:parent-style-name="Standard">
      <style:text-properties officeooo:paragraph-rsid="009a0f4f"/>
    </style:style>
    <style:style style:name="P135" style:family="paragraph" style:parent-style-name="Standard">
      <style:text-properties officeooo:rsid="009a0f4f" officeooo:paragraph-rsid="009a0f4f"/>
    </style:style>
    <style:style style:name="P136" style:family="paragraph" style:parent-style-name="Standard">
      <style:text-properties officeooo:rsid="009b67c4" officeooo:paragraph-rsid="009b67c4"/>
    </style:style>
    <style:style style:name="P137" style:family="paragraph" style:parent-style-name="Standard">
      <style:text-properties officeooo:rsid="009b67c4" officeooo:paragraph-rsid="009e67ea"/>
    </style:style>
    <style:style style:name="P138" style:family="paragraph" style:parent-style-name="Standard">
      <style:text-properties officeooo:rsid="009d0080" officeooo:paragraph-rsid="009d0080"/>
    </style:style>
    <style:style style:name="P139" style:family="paragraph" style:parent-style-name="Standard">
      <style:text-properties officeooo:rsid="009d0080" officeooo:paragraph-rsid="009e67ea"/>
    </style:style>
    <style:style style:name="P140" style:family="paragraph" style:parent-style-name="Standard">
      <style:text-properties officeooo:rsid="009e67ea" officeooo:paragraph-rsid="009e67ea"/>
    </style:style>
    <style:style style:name="P141" style:family="paragraph" style:parent-style-name="Standard">
      <style:text-properties officeooo:rsid="009f78f8" officeooo:paragraph-rsid="009f78f8"/>
    </style:style>
    <style:style style:name="P142" style:family="paragraph" style:parent-style-name="Standard">
      <style:text-properties officeooo:rsid="009f78f8" officeooo:paragraph-rsid="00df5450"/>
    </style:style>
    <style:style style:name="P143" style:family="paragraph" style:parent-style-name="Standard">
      <style:text-properties officeooo:paragraph-rsid="009f78f8"/>
    </style:style>
    <style:style style:name="P144" style:family="paragraph" style:parent-style-name="Standard">
      <style:text-properties officeooo:rsid="00a35c54" officeooo:paragraph-rsid="00a35c54"/>
    </style:style>
    <style:style style:name="P145" style:family="paragraph" style:parent-style-name="Standard">
      <style:text-properties officeooo:paragraph-rsid="00a35c54"/>
    </style:style>
    <style:style style:name="P146" style:family="paragraph" style:parent-style-name="Standard">
      <style:text-properties officeooo:rsid="00a36e78" officeooo:paragraph-rsid="00a36e78"/>
    </style:style>
    <style:style style:name="P147" style:family="paragraph" style:parent-style-name="Standard">
      <style:text-properties officeooo:paragraph-rsid="00a36e78"/>
    </style:style>
    <style:style style:name="P148" style:family="paragraph" style:parent-style-name="Standard">
      <style:text-properties officeooo:rsid="00a53916" officeooo:paragraph-rsid="00a53916"/>
    </style:style>
    <style:style style:name="P149" style:family="paragraph" style:parent-style-name="Standard">
      <style:text-properties officeooo:rsid="00a53916" officeooo:paragraph-rsid="00b702b6"/>
    </style:style>
    <style:style style:name="P150" style:family="paragraph" style:parent-style-name="Standard">
      <style:text-properties officeooo:rsid="00a648c1" officeooo:paragraph-rsid="00a648c1"/>
    </style:style>
    <style:style style:name="P151" style:family="paragraph" style:parent-style-name="Standard">
      <style:text-properties officeooo:rsid="00a648c1" officeooo:paragraph-rsid="00b3ec00"/>
    </style:style>
    <style:style style:name="P152" style:family="paragraph" style:parent-style-name="Standard">
      <style:text-properties officeooo:rsid="00aa2a88" officeooo:paragraph-rsid="00aa2a88"/>
    </style:style>
    <style:style style:name="P153" style:family="paragraph" style:parent-style-name="Standard">
      <style:text-properties officeooo:rsid="00aa2a88" officeooo:paragraph-rsid="00aa3d41"/>
    </style:style>
    <style:style style:name="P154" style:family="paragraph" style:parent-style-name="Standard">
      <style:text-properties officeooo:rsid="00aa2a88" officeooo:paragraph-rsid="00df5450"/>
    </style:style>
    <style:style style:name="P155" style:family="paragraph" style:parent-style-name="Standard">
      <style:text-properties officeooo:paragraph-rsid="00aa3d41"/>
    </style:style>
    <style:style style:name="P156" style:family="paragraph" style:parent-style-name="Standard">
      <style:text-properties officeooo:rsid="00ad30fc" officeooo:paragraph-rsid="00ad30fc"/>
    </style:style>
    <style:style style:name="P157" style:family="paragraph" style:parent-style-name="Standard">
      <style:text-properties officeooo:paragraph-rsid="00ad30fc"/>
    </style:style>
    <style:style style:name="P158" style:family="paragraph" style:parent-style-name="Standard">
      <style:text-properties officeooo:rsid="00ad3197" officeooo:paragraph-rsid="00ad3197"/>
    </style:style>
    <style:style style:name="P159" style:family="paragraph" style:parent-style-name="Standard">
      <style:text-properties officeooo:rsid="00ad3197" officeooo:paragraph-rsid="00b702b6"/>
    </style:style>
    <style:style style:name="P160" style:family="paragraph" style:parent-style-name="Standard">
      <style:text-properties officeooo:paragraph-rsid="00ad3197"/>
    </style:style>
    <style:style style:name="P161" style:family="paragraph" style:parent-style-name="Standard">
      <style:text-properties officeooo:rsid="00af12b3" officeooo:paragraph-rsid="00af12b3"/>
    </style:style>
    <style:style style:name="P162" style:family="paragraph" style:parent-style-name="Standard">
      <style:text-properties officeooo:rsid="00af12b3" officeooo:paragraph-rsid="00b702b6"/>
    </style:style>
    <style:style style:name="P163" style:family="paragraph" style:parent-style-name="Standard">
      <style:text-properties officeooo:rsid="00b01a59" officeooo:paragraph-rsid="00b01a59"/>
    </style:style>
    <style:style style:name="P164" style:family="paragraph" style:parent-style-name="Standard">
      <style:text-properties officeooo:rsid="00b01a59" officeooo:paragraph-rsid="00b3ec00"/>
    </style:style>
    <style:style style:name="P165" style:family="paragraph" style:parent-style-name="Standard">
      <style:text-properties officeooo:rsid="00b01a59" officeooo:paragraph-rsid="00b702b6"/>
    </style:style>
    <style:style style:name="P166" style:family="paragraph" style:parent-style-name="Standard">
      <style:text-properties officeooo:rsid="00b3ec00" officeooo:paragraph-rsid="00b3ec00"/>
    </style:style>
    <style:style style:name="P167" style:family="paragraph" style:parent-style-name="Standard">
      <style:text-properties officeooo:rsid="00b702b6" officeooo:paragraph-rsid="00b702b6"/>
    </style:style>
    <style:style style:name="P168" style:family="paragraph" style:parent-style-name="Standard">
      <style:text-properties officeooo:rsid="00aa3d41" officeooo:paragraph-rsid="00aa3d41"/>
    </style:style>
    <style:style style:name="P169" style:family="paragraph" style:parent-style-name="Standard">
      <style:text-properties officeooo:rsid="00aa3d41" officeooo:paragraph-rsid="00df5450"/>
    </style:style>
    <style:style style:name="P170" style:family="paragraph" style:parent-style-name="Standard">
      <style:text-properties officeooo:rsid="00b7cf05" officeooo:paragraph-rsid="00b7cf05"/>
    </style:style>
    <style:style style:name="P171" style:family="paragraph" style:parent-style-name="Standard">
      <style:text-properties officeooo:paragraph-rsid="00b7cf05"/>
    </style:style>
    <style:style style:name="P172" style:family="paragraph" style:parent-style-name="Standard">
      <style:text-properties officeooo:rsid="00b90c26" officeooo:paragraph-rsid="00b90c26"/>
    </style:style>
    <style:style style:name="P173" style:family="paragraph" style:parent-style-name="Standard">
      <style:text-properties officeooo:rsid="00b90c26" officeooo:paragraph-rsid="00be5808"/>
    </style:style>
    <style:style style:name="P174" style:family="paragraph" style:parent-style-name="Standard">
      <style:text-properties officeooo:rsid="00b90c26" officeooo:paragraph-rsid="00bffb9c"/>
    </style:style>
    <style:style style:name="P175" style:family="paragraph" style:parent-style-name="Standard">
      <style:text-properties officeooo:rsid="00b90c26" officeooo:paragraph-rsid="00c3ae96"/>
    </style:style>
    <style:style style:name="P176" style:family="paragraph" style:parent-style-name="Standard">
      <style:text-properties officeooo:paragraph-rsid="00b90c26"/>
    </style:style>
    <style:style style:name="P177" style:family="paragraph" style:parent-style-name="Standard">
      <style:text-properties officeooo:rsid="00b9f589" officeooo:paragraph-rsid="00b9f589"/>
    </style:style>
    <style:style style:name="P178" style:family="paragraph" style:parent-style-name="Standard">
      <style:text-properties officeooo:rsid="00b9f589" officeooo:paragraph-rsid="00c3ae96"/>
    </style:style>
    <style:style style:name="P179" style:family="paragraph" style:parent-style-name="Standard">
      <style:text-properties officeooo:paragraph-rsid="00b9f589"/>
    </style:style>
    <style:style style:name="P180" style:family="paragraph" style:parent-style-name="Standard">
      <style:text-properties officeooo:paragraph-rsid="00bb3c39"/>
    </style:style>
    <style:style style:name="P181" style:family="paragraph" style:parent-style-name="Standard">
      <style:text-properties officeooo:rsid="00bb443d" officeooo:paragraph-rsid="00bb443d"/>
    </style:style>
    <style:style style:name="P182" style:family="paragraph" style:parent-style-name="Standard">
      <style:text-properties officeooo:rsid="00bb443d" officeooo:paragraph-rsid="00c3dfb6"/>
    </style:style>
    <style:style style:name="P183" style:family="paragraph" style:parent-style-name="Standard">
      <style:text-properties officeooo:paragraph-rsid="00bb443d"/>
    </style:style>
    <style:style style:name="P184" style:family="paragraph" style:parent-style-name="Standard">
      <style:text-properties officeooo:rsid="00bb81d9" officeooo:paragraph-rsid="00bb81d9"/>
    </style:style>
    <style:style style:name="P185" style:family="paragraph" style:parent-style-name="Standard">
      <style:text-properties officeooo:paragraph-rsid="00bb81d9"/>
    </style:style>
    <style:style style:name="P186" style:family="paragraph" style:parent-style-name="Standard">
      <style:text-properties officeooo:rsid="00bc259b" officeooo:paragraph-rsid="00bc259b"/>
    </style:style>
    <style:style style:name="P187" style:family="paragraph" style:parent-style-name="Standard">
      <style:text-properties officeooo:paragraph-rsid="00bc259b"/>
    </style:style>
    <style:style style:name="P188" style:family="paragraph" style:parent-style-name="Standard">
      <style:text-properties officeooo:rsid="00bd04d5" officeooo:paragraph-rsid="00bd04d5"/>
    </style:style>
    <style:style style:name="P189" style:family="paragraph" style:parent-style-name="Standard">
      <style:text-properties officeooo:rsid="00bd04d5" officeooo:paragraph-rsid="00c3dfb6"/>
    </style:style>
    <style:style style:name="P190" style:family="paragraph" style:parent-style-name="Standard">
      <style:text-properties officeooo:paragraph-rsid="00bd04d5"/>
    </style:style>
    <style:style style:name="P191" style:family="paragraph" style:parent-style-name="Standard">
      <style:text-properties officeooo:rsid="00bffb9c" officeooo:paragraph-rsid="00bffb9c"/>
    </style:style>
    <style:style style:name="P192" style:family="paragraph" style:parent-style-name="Standard">
      <style:text-properties officeooo:rsid="00bffb9c" officeooo:paragraph-rsid="00c5ad89"/>
    </style:style>
    <style:style style:name="P193" style:family="paragraph" style:parent-style-name="Standard">
      <style:text-properties officeooo:rsid="00c175c5" officeooo:paragraph-rsid="00c175c5"/>
    </style:style>
    <style:style style:name="P194" style:family="paragraph" style:parent-style-name="Standard">
      <style:text-properties officeooo:rsid="00c175c5" officeooo:paragraph-rsid="00c5ad89"/>
    </style:style>
    <style:style style:name="P195" style:family="paragraph" style:parent-style-name="Standard">
      <style:text-properties officeooo:rsid="00c3ae96" officeooo:paragraph-rsid="00c3ae96"/>
    </style:style>
    <style:style style:name="P196" style:family="paragraph" style:parent-style-name="Standard">
      <style:text-properties officeooo:rsid="00c3dfb6" officeooo:paragraph-rsid="00c3dfb6"/>
    </style:style>
    <style:style style:name="P197" style:family="paragraph" style:parent-style-name="Standard">
      <style:text-properties officeooo:rsid="00c3dfb6" officeooo:paragraph-rsid="00c98f1b"/>
    </style:style>
    <style:style style:name="P198" style:family="paragraph" style:parent-style-name="Standard">
      <style:text-properties officeooo:rsid="00c5ad89" officeooo:paragraph-rsid="00c5ad89"/>
    </style:style>
    <style:style style:name="P199" style:family="paragraph" style:parent-style-name="Standard">
      <style:text-properties officeooo:rsid="00c88087" officeooo:paragraph-rsid="00c88087"/>
    </style:style>
    <style:style style:name="P200" style:family="paragraph" style:parent-style-name="Standard">
      <style:text-properties officeooo:rsid="00c8e3d6" officeooo:paragraph-rsid="00c8e3d6"/>
    </style:style>
    <style:style style:name="P201" style:family="paragraph" style:parent-style-name="Standard">
      <style:text-properties officeooo:rsid="00c8e3d6" officeooo:paragraph-rsid="00c98f1b"/>
    </style:style>
    <style:style style:name="P202" style:family="paragraph" style:parent-style-name="Standard">
      <style:text-properties officeooo:rsid="00c90e91" officeooo:paragraph-rsid="00c90e91"/>
    </style:style>
    <style:style style:name="P203" style:family="paragraph" style:parent-style-name="Standard">
      <style:text-properties officeooo:rsid="00c90e91" officeooo:paragraph-rsid="00c98f1b"/>
    </style:style>
    <style:style style:name="P204" style:family="paragraph" style:parent-style-name="Standard">
      <style:text-properties officeooo:rsid="00c98f1b" officeooo:paragraph-rsid="00c98f1b"/>
    </style:style>
    <style:style style:name="P205" style:family="paragraph" style:parent-style-name="Standard">
      <style:text-properties officeooo:rsid="00c9f6ae" officeooo:paragraph-rsid="00c9f6ae"/>
    </style:style>
    <style:style style:name="P206" style:family="paragraph" style:parent-style-name="Standard">
      <style:text-properties officeooo:paragraph-rsid="00c9f6ae"/>
    </style:style>
    <style:style style:name="P207" style:family="paragraph" style:parent-style-name="Standard">
      <style:text-properties officeooo:rsid="00cb3922" officeooo:paragraph-rsid="00cb3922"/>
    </style:style>
    <style:style style:name="P208" style:family="paragraph" style:parent-style-name="Standard">
      <style:text-properties officeooo:rsid="00cc6cf5" officeooo:paragraph-rsid="00cc6cf5"/>
    </style:style>
    <style:style style:name="P209" style:family="paragraph" style:parent-style-name="Standard">
      <style:text-properties officeooo:rsid="00cc6cf5" officeooo:paragraph-rsid="00d4c823"/>
    </style:style>
    <style:style style:name="P210" style:family="paragraph" style:parent-style-name="Standard">
      <style:text-properties officeooo:paragraph-rsid="00cc6cf5"/>
    </style:style>
    <style:style style:name="P211" style:family="paragraph" style:parent-style-name="Standard">
      <style:text-properties officeooo:rsid="00ce0053" officeooo:paragraph-rsid="00ce0053"/>
    </style:style>
    <style:style style:name="P212" style:family="paragraph" style:parent-style-name="Standard">
      <style:text-properties officeooo:rsid="00ce0053" officeooo:paragraph-rsid="00d4c823"/>
    </style:style>
    <style:style style:name="P213" style:family="paragraph" style:parent-style-name="Standard">
      <style:text-properties officeooo:paragraph-rsid="00ce0053"/>
    </style:style>
    <style:style style:name="P214" style:family="paragraph" style:parent-style-name="Standard">
      <style:text-properties officeooo:rsid="00d204b6" officeooo:paragraph-rsid="00d204b6"/>
    </style:style>
    <style:style style:name="P215" style:family="paragraph" style:parent-style-name="Standard">
      <style:text-properties officeooo:paragraph-rsid="00d204b6"/>
    </style:style>
    <style:style style:name="P216" style:family="paragraph" style:parent-style-name="Standard">
      <style:text-properties officeooo:rsid="00d36240" officeooo:paragraph-rsid="00d36240"/>
    </style:style>
    <style:style style:name="P217" style:family="paragraph" style:parent-style-name="Standard">
      <style:text-properties officeooo:rsid="00d36240" officeooo:paragraph-rsid="00d4c823"/>
    </style:style>
    <style:style style:name="P218" style:family="paragraph" style:parent-style-name="Standard">
      <style:text-properties officeooo:rsid="00d4c823" officeooo:paragraph-rsid="00d4c823"/>
    </style:style>
    <style:style style:name="P219" style:family="paragraph" style:parent-style-name="Standard">
      <style:text-properties officeooo:rsid="00d51e42" officeooo:paragraph-rsid="00d51e42"/>
    </style:style>
    <style:style style:name="P220" style:family="paragraph" style:parent-style-name="Standard">
      <style:text-properties officeooo:rsid="00d51e42" officeooo:paragraph-rsid="00d6839f"/>
    </style:style>
    <style:style style:name="P221" style:family="paragraph" style:parent-style-name="Standard">
      <style:text-properties officeooo:paragraph-rsid="00d51e42"/>
    </style:style>
    <style:style style:name="P222" style:family="paragraph" style:parent-style-name="Standard">
      <style:text-properties officeooo:rsid="00d6839f" officeooo:paragraph-rsid="00d6839f"/>
    </style:style>
    <style:style style:name="P223" style:family="paragraph" style:parent-style-name="Standard">
      <style:text-properties officeooo:rsid="00d92784" officeooo:paragraph-rsid="00d92784"/>
    </style:style>
    <style:style style:name="P224" style:family="paragraph" style:parent-style-name="Standard">
      <style:text-properties officeooo:rsid="00dacbac" officeooo:paragraph-rsid="00dacbac"/>
    </style:style>
    <style:style style:name="P225" style:family="paragraph" style:parent-style-name="Standard">
      <style:text-properties officeooo:paragraph-rsid="00dacbac"/>
    </style:style>
    <style:style style:name="P226" style:family="paragraph" style:parent-style-name="Standard">
      <style:text-properties officeooo:rsid="00db14d0" officeooo:paragraph-rsid="00db14d0"/>
    </style:style>
    <style:style style:name="P227" style:family="paragraph" style:parent-style-name="Standard">
      <style:text-properties officeooo:rsid="00dc4d5a" officeooo:paragraph-rsid="00dc4d5a"/>
    </style:style>
    <style:style style:name="P228" style:family="paragraph" style:parent-style-name="Standard">
      <style:text-properties officeooo:paragraph-rsid="00dc4d5a"/>
    </style:style>
    <style:style style:name="P229" style:family="paragraph" style:parent-style-name="Standard">
      <style:text-properties officeooo:rsid="0067bf02" officeooo:paragraph-rsid="0067bf02" fo:background-color="#ff4000"/>
    </style:style>
    <style:style style:name="P230" style:family="paragraph" style:parent-style-name="Standard">
      <style:text-properties officeooo:rsid="0067cf0d" officeooo:paragraph-rsid="0067cf0d" fo:background-color="#ff4000"/>
    </style:style>
    <style:style style:name="P231" style:family="paragraph" style:parent-style-name="Standard">
      <style:text-properties officeooo:rsid="0071d6df" officeooo:paragraph-rsid="0071d6df" fo:background-color="#ff4000"/>
    </style:style>
    <style:style style:name="P232" style:family="paragraph" style:parent-style-name="Standard">
      <style:text-properties officeooo:rsid="0072ca84" officeooo:paragraph-rsid="0072ca84" fo:background-color="#ff4000"/>
    </style:style>
    <style:style style:name="P233" style:family="paragraph" style:parent-style-name="Standard">
      <style:text-properties officeooo:paragraph-rsid="0067cf0d" fo:background-color="#ff4000"/>
    </style:style>
    <style:style style:name="P234" style:family="paragraph" style:parent-style-name="Standard">
      <style:text-properties officeooo:paragraph-rsid="00836edd" fo:background-color="#ff4000"/>
    </style:style>
    <style:style style:name="P235" style:family="paragraph" style:parent-style-name="Standard">
      <style:text-properties officeooo:rsid="00836edd" officeooo:paragraph-rsid="00836edd" fo:background-color="#ff4000"/>
    </style:style>
    <style:style style:name="P236" style:family="paragraph" style:parent-style-name="Standard">
      <style:text-properties officeooo:rsid="0065a3e4" officeooo:paragraph-rsid="0063e0f6"/>
    </style:style>
    <style:style style:name="P237" style:family="paragraph" style:parent-style-name="Standard">
      <style:text-properties officeooo:rsid="00df5450" officeooo:paragraph-rsid="00df5450"/>
    </style:style>
    <style:style style:name="P238" style:family="paragraph" style:parent-style-name="Standard">
      <style:text-properties officeooo:paragraph-rsid="00df5450"/>
    </style:style>
    <style:style style:name="P239" style:family="paragraph" style:parent-style-name="Standard">
      <style:text-properties officeooo:rsid="00e3e723" officeooo:paragraph-rsid="00e3e723"/>
    </style:style>
    <style:style style:name="P240" style:family="paragraph" style:parent-style-name="Standard">
      <style:text-properties officeooo:rsid="00e3e723" officeooo:paragraph-rsid="00e4a314"/>
    </style:style>
    <style:style style:name="P241" style:family="paragraph" style:parent-style-name="Standard">
      <style:text-properties officeooo:rsid="00e3e723" officeooo:paragraph-rsid="00e73801"/>
    </style:style>
    <style:style style:name="P242" style:family="paragraph" style:parent-style-name="Standard">
      <style:text-properties officeooo:paragraph-rsid="00e3e723"/>
    </style:style>
    <style:style style:name="P243" style:family="paragraph" style:parent-style-name="Standard">
      <style:text-properties officeooo:paragraph-rsid="00e4a314"/>
    </style:style>
    <style:style style:name="P244" style:family="paragraph" style:parent-style-name="Standard">
      <style:text-properties officeooo:rsid="00e4a314" officeooo:paragraph-rsid="00e4a314"/>
    </style:style>
    <style:style style:name="P245" style:family="paragraph" style:parent-style-name="Standard">
      <style:text-properties officeooo:rsid="00e4a314" officeooo:paragraph-rsid="00e73801"/>
    </style:style>
    <style:style style:name="P246" style:family="paragraph" style:parent-style-name="Standard">
      <style:text-properties officeooo:rsid="00e7193b" officeooo:paragraph-rsid="00e7193b"/>
    </style:style>
    <style:style style:name="P247" style:family="paragraph" style:parent-style-name="Standard">
      <style:text-properties officeooo:rsid="00e7193b" officeooo:paragraph-rsid="00e73801"/>
    </style:style>
    <style:style style:name="P248" style:family="paragraph" style:parent-style-name="Standard">
      <style:text-properties officeooo:paragraph-rsid="00e7193b"/>
    </style:style>
    <style:style style:name="P249" style:family="paragraph" style:parent-style-name="Standard">
      <style:text-properties officeooo:rsid="00e73801" officeooo:paragraph-rsid="00e73801"/>
    </style:style>
    <style:style style:name="P250" style:family="paragraph" style:parent-style-name="Standard">
      <style:text-properties officeooo:paragraph-rsid="00e73801"/>
    </style:style>
    <style:style style:name="P251" style:family="paragraph" style:parent-style-name="Standard">
      <style:text-properties officeooo:rsid="00e9644d" officeooo:paragraph-rsid="00e9644d"/>
    </style:style>
    <style:style style:name="P252" style:family="paragraph" style:parent-style-name="Standard">
      <style:text-properties officeooo:rsid="00ec387a" officeooo:paragraph-rsid="00ec387a"/>
    </style:style>
    <style:style style:name="P253" style:family="paragraph" style:parent-style-name="Standard">
      <style:text-properties officeooo:paragraph-rsid="00ec387a"/>
    </style:style>
    <style:style style:name="P254" style:family="paragraph" style:parent-style-name="Standard">
      <style:text-properties officeooo:rsid="00ecc81c" officeooo:paragraph-rsid="00ecc81c"/>
    </style:style>
    <style:style style:name="P255" style:family="paragraph" style:parent-style-name="Standard">
      <style:text-properties officeooo:rsid="00eef994" officeooo:paragraph-rsid="00eef994"/>
    </style:style>
    <style:style style:name="P256" style:family="paragraph" style:parent-style-name="Standard">
      <style:text-properties officeooo:rsid="00efe9b7" officeooo:paragraph-rsid="00efe9b7"/>
    </style:style>
    <style:style style:name="P257" style:family="paragraph" style:parent-style-name="Standard">
      <style:text-properties officeooo:rsid="00f0f167" officeooo:paragraph-rsid="00f0f167"/>
    </style:style>
    <style:style style:name="P258" style:family="paragraph" style:parent-style-name="Standard">
      <style:text-properties officeooo:rsid="00f2bb8d" officeooo:paragraph-rsid="00f2bb8d"/>
    </style:style>
    <style:style style:name="P259" style:family="paragraph" style:parent-style-name="Standard">
      <style:text-properties officeooo:rsid="00f5e0f5" officeooo:paragraph-rsid="00f5e0f5"/>
    </style:style>
    <style:style style:name="P260" style:family="paragraph" style:parent-style-name="Standard">
      <style:text-properties officeooo:rsid="00f6061f" officeooo:paragraph-rsid="00f6061f"/>
    </style:style>
    <style:style style:name="P261" style:family="paragraph" style:parent-style-name="Standard">
      <style:text-properties officeooo:rsid="00f7842d" officeooo:paragraph-rsid="00f7842d"/>
    </style:style>
    <style:style style:name="P262" style:family="paragraph" style:parent-style-name="Standard">
      <style:text-properties officeooo:paragraph-rsid="00f7842d"/>
    </style:style>
    <style:style style:name="P263" style:family="paragraph" style:parent-style-name="Standard">
      <style:text-properties officeooo:rsid="00f79893" officeooo:paragraph-rsid="00f79893"/>
    </style:style>
    <style:style style:name="P264" style:family="paragraph" style:parent-style-name="Standard">
      <style:text-properties officeooo:paragraph-rsid="00f79893"/>
    </style:style>
    <style:style style:name="P265" style:family="paragraph" style:parent-style-name="Standard">
      <style:text-properties officeooo:rsid="00f8cc7c" officeooo:paragraph-rsid="00f8cc7c"/>
    </style:style>
    <style:style style:name="P266" style:family="paragraph" style:parent-style-name="Standard">
      <style:text-properties officeooo:rsid="00fac01d" officeooo:paragraph-rsid="00fac01d"/>
    </style:style>
    <style:style style:name="P267" style:family="paragraph" style:parent-style-name="Standard">
      <style:text-properties officeooo:paragraph-rsid="00fac01d"/>
    </style:style>
    <style:style style:name="P268" style:family="paragraph" style:parent-style-name="Standard">
      <style:text-properties officeooo:rsid="00fbd405" officeooo:paragraph-rsid="00fbd405"/>
    </style:style>
    <style:style style:name="P269" style:family="paragraph" style:parent-style-name="Standard">
      <style:text-properties officeooo:paragraph-rsid="00fbd405"/>
    </style:style>
    <style:style style:name="P270" style:family="paragraph" style:parent-style-name="Standard">
      <style:text-properties officeooo:rsid="00fdcae9" officeooo:paragraph-rsid="00fdcae9"/>
    </style:style>
    <style:style style:name="P271" style:family="paragraph" style:parent-style-name="Standard">
      <style:text-properties officeooo:paragraph-rsid="00fdcae9"/>
    </style:style>
    <style:style style:name="P272" style:family="paragraph" style:parent-style-name="Standard">
      <style:text-properties officeooo:rsid="00ff8bd1" officeooo:paragraph-rsid="00ff8bd1"/>
    </style:style>
    <style:style style:name="P273" style:family="paragraph" style:parent-style-name="Standard">
      <style:text-properties officeooo:rsid="00ff8bd1" officeooo:paragraph-rsid="013bd9d9"/>
    </style:style>
    <style:style style:name="P274" style:family="paragraph" style:parent-style-name="Standard">
      <style:text-properties officeooo:paragraph-rsid="00ff8bd1"/>
    </style:style>
    <style:style style:name="P275" style:family="paragraph" style:parent-style-name="Standard">
      <style:text-properties officeooo:rsid="010188af" officeooo:paragraph-rsid="010188af"/>
    </style:style>
    <style:style style:name="P276" style:family="paragraph" style:parent-style-name="Standard">
      <style:text-properties officeooo:paragraph-rsid="010188af"/>
    </style:style>
    <style:style style:name="P277" style:family="paragraph" style:parent-style-name="Standard">
      <style:text-properties officeooo:rsid="01038ba2" officeooo:paragraph-rsid="01038ba2"/>
    </style:style>
    <style:style style:name="P278" style:family="paragraph" style:parent-style-name="Standard">
      <style:text-properties officeooo:paragraph-rsid="01038ba2"/>
    </style:style>
    <style:style style:name="P279" style:family="paragraph" style:parent-style-name="Standard">
      <style:text-properties officeooo:rsid="010675f0" officeooo:paragraph-rsid="010675f0"/>
    </style:style>
    <style:style style:name="P280" style:family="paragraph" style:parent-style-name="Standard">
      <style:text-properties officeooo:rsid="010768fd" officeooo:paragraph-rsid="01076d29"/>
    </style:style>
    <style:style style:name="P281" style:family="paragraph" style:parent-style-name="Standard">
      <style:text-properties officeooo:rsid="010768fd" officeooo:paragraph-rsid="010768fd"/>
    </style:style>
    <style:style style:name="P282" style:family="paragraph" style:parent-style-name="Standard">
      <style:text-properties officeooo:paragraph-rsid="010768fd"/>
    </style:style>
    <style:style style:name="P283" style:family="paragraph" style:parent-style-name="Standard">
      <style:text-properties officeooo:rsid="01076d29" officeooo:paragraph-rsid="01076d29"/>
    </style:style>
    <style:style style:name="P284" style:family="paragraph" style:parent-style-name="Standard">
      <style:text-properties officeooo:rsid="01076d29" officeooo:paragraph-rsid="01484342"/>
    </style:style>
    <style:style style:name="P285" style:family="paragraph" style:parent-style-name="Standard">
      <style:text-properties officeooo:paragraph-rsid="01076d29"/>
    </style:style>
    <style:style style:name="P286" style:family="paragraph" style:parent-style-name="Standard">
      <style:text-properties officeooo:paragraph-rsid="0109105e"/>
    </style:style>
    <style:style style:name="P287" style:family="paragraph" style:parent-style-name="Standard">
      <style:text-properties officeooo:rsid="010a9a96" officeooo:paragraph-rsid="010a9a96"/>
    </style:style>
    <style:style style:name="P288" style:family="paragraph" style:parent-style-name="Standard">
      <style:text-properties officeooo:paragraph-rsid="010a9a96"/>
    </style:style>
    <style:style style:name="P289" style:family="paragraph" style:parent-style-name="Standard">
      <style:text-properties officeooo:rsid="010b689b" officeooo:paragraph-rsid="010b689b"/>
    </style:style>
    <style:style style:name="P290" style:family="paragraph" style:parent-style-name="Standard">
      <style:text-properties officeooo:paragraph-rsid="010b689b"/>
    </style:style>
    <style:style style:name="P291" style:family="paragraph" style:parent-style-name="Standard">
      <style:text-properties officeooo:rsid="010c2b84" officeooo:paragraph-rsid="010c2b84"/>
    </style:style>
    <style:style style:name="P292" style:family="paragraph" style:parent-style-name="Standard">
      <style:text-properties officeooo:paragraph-rsid="010c2b84"/>
    </style:style>
    <style:style style:name="P293" style:family="paragraph" style:parent-style-name="Standard">
      <style:text-properties officeooo:paragraph-rsid="010d221f"/>
    </style:style>
    <style:style style:name="P294" style:family="paragraph" style:parent-style-name="Standard">
      <style:text-properties officeooo:paragraph-rsid="01128c7f"/>
    </style:style>
    <style:style style:name="P295" style:family="paragraph" style:parent-style-name="Standard">
      <style:text-properties officeooo:rsid="0112a633" officeooo:paragraph-rsid="0112a633"/>
    </style:style>
    <style:style style:name="P296" style:family="paragraph" style:parent-style-name="Standard">
      <style:text-properties officeooo:paragraph-rsid="0112a633"/>
    </style:style>
    <style:style style:name="P297" style:family="paragraph" style:parent-style-name="Standard">
      <style:text-properties officeooo:rsid="01136ad2" officeooo:paragraph-rsid="01136ad2"/>
    </style:style>
    <style:style style:name="P298" style:family="paragraph" style:parent-style-name="Standard">
      <style:text-properties officeooo:rsid="00c36415" officeooo:paragraph-rsid="00c36415"/>
    </style:style>
    <style:style style:name="P299" style:family="paragraph" style:parent-style-name="Standard">
      <style:text-properties officeooo:rsid="005029f4" officeooo:paragraph-rsid="007403bf"/>
    </style:style>
    <style:style style:name="P300" style:family="paragraph" style:parent-style-name="Standard">
      <style:text-properties officeooo:paragraph-rsid="00f6061f"/>
    </style:style>
    <style:style style:name="P301" style:family="paragraph" style:parent-style-name="Standard">
      <style:text-properties officeooo:rsid="0109105e" officeooo:paragraph-rsid="01495d96"/>
    </style:style>
    <style:style style:name="P302" style:family="paragraph" style:parent-style-name="Standard">
      <style:text-properties officeooo:rsid="01128c7f" officeooo:paragraph-rsid="01128c7f"/>
    </style:style>
    <style:style style:name="P303" style:family="paragraph" style:parent-style-name="Standard">
      <style:text-properties officeooo:rsid="01128c7f" officeooo:paragraph-rsid="014a58cf"/>
    </style:style>
    <style:style style:name="P304" style:family="paragraph" style:parent-style-name="Standard">
      <style:text-properties officeooo:rsid="010d221f" officeooo:paragraph-rsid="010d221f"/>
    </style:style>
    <style:style style:name="P305" style:family="paragraph" style:parent-style-name="Standard">
      <style:text-properties officeooo:rsid="01525afe" officeooo:paragraph-rsid="01525afe"/>
    </style:style>
    <style:style style:name="P306" style:family="paragraph" style:parent-style-name="Standard">
      <style:text-properties officeooo:rsid="01536d60" officeooo:paragraph-rsid="01536d60"/>
    </style:style>
    <style:style style:name="P307" style:family="paragraph" style:parent-style-name="Standard">
      <style:paragraph-properties fo:break-before="page"/>
      <style:text-properties officeooo:rsid="0015af13" officeooo:paragraph-rsid="0015af13"/>
    </style:style>
    <style:style style:name="P308" style:family="paragraph" style:parent-style-name="Standard">
      <style:paragraph-properties fo:break-before="page"/>
      <style:text-properties officeooo:rsid="007403bf" officeooo:paragraph-rsid="007403bf"/>
    </style:style>
    <style:style style:name="P309" style:family="paragraph" style:parent-style-name="Standard">
      <style:paragraph-properties fo:break-before="page"/>
      <style:text-properties officeooo:rsid="0077bddb" officeooo:paragraph-rsid="007834d8"/>
    </style:style>
    <style:style style:name="P310" style:family="paragraph" style:parent-style-name="Standard">
      <style:paragraph-properties fo:break-before="page"/>
      <style:text-properties officeooo:rsid="00ecc81c" officeooo:paragraph-rsid="00ecc81c"/>
    </style:style>
    <style:style style:name="P311" style:family="paragraph" style:parent-style-name="Standard">
      <style:text-properties officeooo:rsid="01525afe" officeooo:paragraph-rsid="01525afe"/>
    </style:style>
    <style:style style:name="P312" style:family="paragraph" style:parent-style-name="Standard">
      <style:text-properties officeooo:rsid="01536d60" officeooo:paragraph-rsid="01536d60"/>
    </style:style>
    <style:style style:name="P313" style:family="paragraph" style:parent-style-name="Standard">
      <style:text-properties officeooo:rsid="00fbd405" officeooo:paragraph-rsid="00fbd405"/>
    </style:style>
    <style:style style:name="P314" style:family="paragraph" style:parent-style-name="Standard">
      <style:text-properties officeooo:rsid="00fdcae9" officeooo:paragraph-rsid="00fdcae9"/>
    </style:style>
    <style:style style:name="P315" style:family="paragraph" style:parent-style-name="Standard">
      <style:text-properties officeooo:rsid="010675f0" officeooo:paragraph-rsid="010675f0"/>
    </style:style>
    <style:style style:name="P316" style:family="paragraph" style:parent-style-name="Standard">
      <style:text-properties officeooo:rsid="00f7842d" officeooo:paragraph-rsid="00f7842d"/>
    </style:style>
    <style:style style:name="P317" style:family="paragraph" style:parent-style-name="Standard">
      <style:text-properties officeooo:rsid="0154ee79" officeooo:paragraph-rsid="0154ee79"/>
    </style:style>
    <style:style style:name="P318" style:family="paragraph" style:parent-style-name="Standard">
      <style:text-properties officeooo:paragraph-rsid="00f7842d"/>
    </style:style>
    <style:style style:name="P319" style:family="paragraph" style:parent-style-name="Standard">
      <style:text-properties officeooo:paragraph-rsid="00f79893"/>
    </style:style>
    <style:style style:name="P320" style:family="paragraph" style:parent-style-name="Standard">
      <style:text-properties officeooo:rsid="01552970" officeooo:paragraph-rsid="01552970"/>
    </style:style>
    <style:style style:name="P321" style:family="paragraph" style:parent-style-name="Standard">
      <style:text-properties officeooo:rsid="00f8cc7c" officeooo:paragraph-rsid="00f8cc7c"/>
    </style:style>
    <style:style style:name="P322" style:family="paragraph" style:parent-style-name="Standard">
      <style:text-properties officeooo:rsid="01560c1d" officeooo:paragraph-rsid="01560c1d"/>
    </style:style>
    <style:style style:name="P323" style:family="paragraph">
      <loext:graphic-properties draw:fill-color="#ffff00"/>
    </style:style>
    <style:style style:name="P324" style:family="paragraph">
      <loext:graphic-properties draw:fill-color="#ffbf00"/>
    </style:style>
    <style:style style:name="P325" style:family="paragraph">
      <loext:graphic-properties draw:fill-color="#ff0000"/>
    </style:style>
    <style:style style:name="T1" style:family="text">
      <style:text-properties officeooo:rsid="001c2ff1"/>
    </style:style>
    <style:style style:name="T2" style:family="text">
      <style:text-properties officeooo:rsid="001dcde5"/>
    </style:style>
    <style:style style:name="T3" style:family="text">
      <style:text-properties officeooo:rsid="001f06c3"/>
    </style:style>
    <style:style style:name="T4" style:family="text">
      <style:text-properties officeooo:rsid="00228a78"/>
    </style:style>
    <style:style style:name="T5" style:family="text">
      <style:text-properties officeooo:rsid="002459b7"/>
    </style:style>
    <style:style style:name="T6" style:family="text">
      <style:text-properties officeooo:rsid="0026711d"/>
    </style:style>
    <style:style style:name="T7" style:family="text">
      <style:text-properties officeooo:rsid="00277e13"/>
    </style:style>
    <style:style style:name="T8" style:family="text">
      <style:text-properties officeooo:rsid="0027de64"/>
    </style:style>
    <style:style style:name="T9" style:family="text">
      <style:text-properties officeooo:rsid="0015af13"/>
    </style:style>
    <style:style style:name="T10" style:family="text">
      <style:text-properties officeooo:rsid="002d5667"/>
    </style:style>
    <style:style style:name="T11" style:family="text">
      <style:text-properties officeooo:rsid="003240e7"/>
    </style:style>
    <style:style style:name="T12" style:family="text">
      <style:text-properties officeooo:rsid="0032a22e"/>
    </style:style>
    <style:style style:name="T13" style:family="text">
      <style:text-properties officeooo:rsid="0034efe6"/>
    </style:style>
    <style:style style:name="T14" style:family="text">
      <style:text-properties officeooo:rsid="00407967"/>
    </style:style>
    <style:style style:name="T15" style:family="text">
      <style:text-properties officeooo:rsid="004228ab"/>
    </style:style>
    <style:style style:name="T16" style:family="text">
      <style:text-properties officeooo:rsid="0043a582"/>
    </style:style>
    <style:style style:name="T17" style:family="text">
      <style:text-properties officeooo:rsid="00444851"/>
    </style:style>
    <style:style style:name="T18" style:family="text">
      <style:text-properties officeooo:rsid="0044b133"/>
    </style:style>
    <style:style style:name="T19" style:family="text">
      <style:text-properties officeooo:rsid="00464ad2"/>
    </style:style>
    <style:style style:name="T20" style:family="text">
      <style:text-properties officeooo:rsid="00482797"/>
    </style:style>
    <style:style style:name="T21" style:family="text">
      <style:text-properties officeooo:rsid="0049af03"/>
    </style:style>
    <style:style style:name="T22" style:family="text">
      <style:text-properties officeooo:rsid="004a6073"/>
    </style:style>
    <style:style style:name="T23" style:family="text">
      <style:text-properties officeooo:rsid="004ada5f"/>
    </style:style>
    <style:style style:name="T24" style:family="text">
      <style:text-properties style:font-name="Liberation Serif1" officeooo:rsid="00464ad2"/>
    </style:style>
    <style:style style:name="T25" style:family="text">
      <style:text-properties style:font-name="Liberation Serif" officeooo:rsid="00464ad2"/>
    </style:style>
    <style:style style:name="T26" style:family="text">
      <style:text-properties style:font-name="Liberation Serif" officeooo:rsid="004ada5f"/>
    </style:style>
    <style:style style:name="T27" style:family="text">
      <style:text-properties officeooo:rsid="004c901d"/>
    </style:style>
    <style:style style:name="T28" style:family="text">
      <style:text-properties officeooo:rsid="005029f4"/>
    </style:style>
    <style:style style:name="T29" style:family="text">
      <style:text-properties officeooo:rsid="00510ad2"/>
    </style:style>
    <style:style style:name="T30" style:family="text">
      <style:text-properties officeooo:rsid="0052d42f"/>
    </style:style>
    <style:style style:name="T31" style:family="text">
      <style:text-properties officeooo:rsid="005429bf"/>
    </style:style>
    <style:style style:name="T32" style:family="text">
      <style:text-properties officeooo:rsid="0058573f"/>
    </style:style>
    <style:style style:name="T33" style:family="text">
      <style:text-properties officeooo:rsid="005a8c92"/>
    </style:style>
    <style:style style:name="T34" style:family="text">
      <style:text-properties officeooo:rsid="005b96c7"/>
    </style:style>
    <style:style style:name="T35" style:family="text">
      <style:text-properties officeooo:rsid="005d088c"/>
    </style:style>
    <style:style style:name="T36" style:family="text">
      <style:text-properties officeooo:rsid="005d786c"/>
    </style:style>
    <style:style style:name="T37" style:family="text">
      <style:text-properties officeooo:rsid="005ee1c5"/>
    </style:style>
    <style:style style:name="T38" style:family="text">
      <style:text-properties officeooo:rsid="0061ca1a"/>
    </style:style>
    <style:style style:name="T39" style:family="text">
      <style:text-properties officeooo:rsid="006263b2"/>
    </style:style>
    <style:style style:name="T40" style:family="text">
      <style:text-properties officeooo:rsid="00631a70"/>
    </style:style>
    <style:style style:name="T41" style:family="text">
      <style:text-properties officeooo:rsid="0063e0f6"/>
    </style:style>
    <style:style style:name="T42" style:family="text">
      <style:text-properties officeooo:rsid="0065a3e4"/>
    </style:style>
    <style:style style:name="T43" style:family="text">
      <style:text-properties officeooo:rsid="00661933"/>
    </style:style>
    <style:style style:name="T44" style:family="text">
      <style:text-properties officeooo:rsid="0067cf0d"/>
    </style:style>
    <style:style style:name="T45" style:family="text">
      <style:text-properties officeooo:rsid="006962d6"/>
    </style:style>
    <style:style style:name="T46" style:family="text">
      <style:text-properties officeooo:rsid="0069a32e"/>
    </style:style>
    <style:style style:name="T47" style:family="text">
      <style:text-properties officeooo:rsid="006a586e"/>
    </style:style>
    <style:style style:name="T48" style:family="text">
      <style:text-properties officeooo:rsid="006c4d9a"/>
    </style:style>
    <style:style style:name="T49" style:family="text">
      <style:text-properties officeooo:rsid="006d9c1d"/>
    </style:style>
    <style:style style:name="T50" style:family="text">
      <style:text-properties officeooo:rsid="006f0332"/>
    </style:style>
    <style:style style:name="T51" style:family="text">
      <style:text-properties officeooo:rsid="0070e4be"/>
    </style:style>
    <style:style style:name="T52" style:family="text">
      <style:text-properties officeooo:rsid="0071d6df"/>
    </style:style>
    <style:style style:name="T53" style:family="text">
      <style:text-properties officeooo:rsid="0072ca84"/>
    </style:style>
    <style:style style:name="T54" style:family="text">
      <style:text-properties officeooo:rsid="007547a7"/>
    </style:style>
    <style:style style:name="T55" style:family="text">
      <style:text-properties officeooo:rsid="0076967b"/>
    </style:style>
    <style:style style:name="T56" style:family="text">
      <style:text-properties officeooo:rsid="0077bddb"/>
    </style:style>
    <style:style style:name="T57" style:family="text">
      <style:text-properties officeooo:rsid="0083deeb"/>
    </style:style>
    <style:style style:name="T58" style:family="text">
      <style:text-properties officeooo:rsid="00860de7"/>
    </style:style>
    <style:style style:name="T59" style:family="text">
      <style:text-properties officeooo:rsid="00881035"/>
    </style:style>
    <style:style style:name="T60" style:family="text">
      <style:text-properties officeooo:rsid="0089ba78"/>
    </style:style>
    <style:style style:name="T61" style:family="text">
      <style:text-properties officeooo:rsid="008a4c4b"/>
    </style:style>
    <style:style style:name="T62" style:family="text">
      <style:text-properties officeooo:rsid="008c4bf2"/>
    </style:style>
    <style:style style:name="T63" style:family="text">
      <style:text-properties officeooo:rsid="008d5a71"/>
    </style:style>
    <style:style style:name="T64" style:family="text">
      <style:text-properties officeooo:rsid="008e0716"/>
    </style:style>
    <style:style style:name="T65" style:family="text">
      <style:text-properties officeooo:rsid="00949067"/>
    </style:style>
    <style:style style:name="T66" style:family="text">
      <style:text-properties officeooo:rsid="0095b341"/>
    </style:style>
    <style:style style:name="T67" style:family="text">
      <style:text-properties officeooo:rsid="00989d88"/>
    </style:style>
    <style:style style:name="T68" style:family="text">
      <style:text-properties officeooo:rsid="009a0f4f"/>
    </style:style>
    <style:style style:name="T69" style:family="text">
      <style:text-properties officeooo:rsid="009b67c4"/>
    </style:style>
    <style:style style:name="T70" style:family="text">
      <style:text-properties officeooo:rsid="009d0080"/>
    </style:style>
    <style:style style:name="T71" style:family="text">
      <style:text-properties officeooo:rsid="00a0c79b"/>
    </style:style>
    <style:style style:name="T72" style:family="text">
      <style:text-properties officeooo:rsid="00a1ae64"/>
    </style:style>
    <style:style style:name="T73" style:family="text">
      <style:text-properties officeooo:rsid="00a35c54"/>
    </style:style>
    <style:style style:name="T74" style:family="text">
      <style:text-properties officeooo:rsid="00a36e78"/>
    </style:style>
    <style:style style:name="T75" style:family="text">
      <style:text-properties officeooo:rsid="00a3bd58"/>
    </style:style>
    <style:style style:name="T76" style:family="text">
      <style:text-properties officeooo:rsid="00a933af"/>
    </style:style>
    <style:style style:name="T77" style:family="text">
      <style:text-properties officeooo:rsid="00aa2a88"/>
    </style:style>
    <style:style style:name="T78" style:family="text">
      <style:text-properties officeooo:rsid="00aa3d41"/>
    </style:style>
    <style:style style:name="T79" style:family="text">
      <style:text-properties officeooo:rsid="00abe7d1"/>
    </style:style>
    <style:style style:name="T80" style:family="text">
      <style:text-properties officeooo:rsid="00ad30fc"/>
    </style:style>
    <style:style style:name="T81" style:family="text">
      <style:text-properties officeooo:rsid="00ad3197"/>
    </style:style>
    <style:style style:name="T82" style:family="text">
      <style:text-properties officeooo:rsid="00af12b3"/>
    </style:style>
    <style:style style:name="T83" style:family="text">
      <style:text-properties officeooo:rsid="00af6318"/>
    </style:style>
    <style:style style:name="T84" style:family="text">
      <style:text-properties officeooo:rsid="00b01a59"/>
    </style:style>
    <style:style style:name="T85" style:family="text">
      <style:text-properties officeooo:rsid="00a53916"/>
    </style:style>
    <style:style style:name="T86" style:family="text">
      <style:text-properties officeooo:rsid="00b7cf05"/>
    </style:style>
    <style:style style:name="T87" style:family="text">
      <style:text-properties officeooo:rsid="00b90c26"/>
    </style:style>
    <style:style style:name="T88" style:family="text">
      <style:text-properties officeooo:rsid="00b9f589"/>
    </style:style>
    <style:style style:name="T89" style:family="text">
      <style:text-properties officeooo:rsid="00bb3c39"/>
    </style:style>
    <style:style style:name="T90" style:family="text">
      <style:text-properties officeooo:rsid="00bb443d"/>
    </style:style>
    <style:style style:name="T91" style:family="text">
      <style:text-properties officeooo:rsid="00bc259b"/>
    </style:style>
    <style:style style:name="T92" style:family="text">
      <style:text-properties officeooo:rsid="00bd04d5"/>
    </style:style>
    <style:style style:name="T93" style:family="text">
      <style:text-properties officeooo:rsid="00bffb9c"/>
    </style:style>
    <style:style style:name="T94" style:family="text">
      <style:text-properties officeooo:rsid="00c175c5"/>
    </style:style>
    <style:style style:name="T95" style:family="text">
      <style:text-properties officeooo:rsid="00c36415"/>
    </style:style>
    <style:style style:name="T96" style:family="text">
      <style:text-properties officeooo:rsid="00c88087"/>
    </style:style>
    <style:style style:name="T97" style:family="text">
      <style:text-properties officeooo:rsid="00c8e3d6"/>
    </style:style>
    <style:style style:name="T98" style:family="text">
      <style:text-properties officeooo:rsid="00c90e91"/>
    </style:style>
    <style:style style:name="T99" style:family="text">
      <style:text-properties officeooo:rsid="00c9f6ae"/>
    </style:style>
    <style:style style:name="T100" style:family="text">
      <style:text-properties officeooo:rsid="00cc6cf5"/>
    </style:style>
    <style:style style:name="T101" style:family="text">
      <style:text-properties officeooo:rsid="00ce0053"/>
    </style:style>
    <style:style style:name="T102" style:family="text">
      <style:text-properties officeooo:rsid="00cf0b3e"/>
    </style:style>
    <style:style style:name="T103" style:family="text">
      <style:text-properties officeooo:rsid="00d204b6"/>
    </style:style>
    <style:style style:name="T104" style:family="text">
      <style:text-properties officeooo:rsid="00d51e42"/>
    </style:style>
    <style:style style:name="T105" style:family="text">
      <style:text-properties officeooo:rsid="00d8083a"/>
    </style:style>
    <style:style style:name="T106" style:family="text">
      <style:text-properties officeooo:rsid="00dacbac"/>
    </style:style>
    <style:style style:name="T107" style:family="text">
      <style:text-properties officeooo:rsid="00db14d0"/>
    </style:style>
    <style:style style:name="T108" style:family="text">
      <style:text-properties officeooo:rsid="00dc4d5a"/>
    </style:style>
    <style:style style:name="T109" style:family="text">
      <style:text-properties officeooo:rsid="00df5450"/>
    </style:style>
    <style:style style:name="T110" style:family="text">
      <style:text-properties officeooo:rsid="00df5f4a"/>
    </style:style>
    <style:style style:name="T111" style:family="text">
      <style:text-properties officeooo:rsid="00dfd78e"/>
    </style:style>
    <style:style style:name="T112" style:family="text">
      <style:text-properties officeooo:rsid="00dfe686"/>
    </style:style>
    <style:style style:name="T113" style:family="text">
      <style:text-properties officeooo:rsid="00e1554b"/>
    </style:style>
    <style:style style:name="T114" style:family="text">
      <style:text-properties officeooo:rsid="00e19545"/>
    </style:style>
    <style:style style:name="T115" style:family="text">
      <style:text-properties officeooo:rsid="00e32c97"/>
    </style:style>
    <style:style style:name="T116" style:family="text">
      <style:text-properties officeooo:rsid="00e4a314"/>
    </style:style>
    <style:style style:name="T117" style:family="text">
      <style:text-properties officeooo:rsid="00e7193b"/>
    </style:style>
    <style:style style:name="T118" style:family="text">
      <style:text-properties officeooo:rsid="00ecc81c"/>
    </style:style>
    <style:style style:name="T119" style:family="text">
      <style:text-properties officeooo:rsid="00efe9b7"/>
    </style:style>
    <style:style style:name="T120" style:family="text">
      <style:text-properties officeooo:rsid="00f31d7a"/>
    </style:style>
    <style:style style:name="T121" style:family="text">
      <style:text-properties officeooo:rsid="00f6061f"/>
    </style:style>
    <style:style style:name="T122" style:family="text">
      <style:text-properties officeooo:rsid="00fac01d"/>
    </style:style>
    <style:style style:name="T123" style:family="text">
      <style:text-properties officeooo:rsid="012e7c04"/>
    </style:style>
    <style:style style:name="T124" style:family="text">
      <style:text-properties officeooo:rsid="01305fd9"/>
    </style:style>
    <style:style style:name="T125" style:family="text">
      <style:text-properties officeooo:rsid="013158bc"/>
    </style:style>
    <style:style style:name="T126" style:family="text">
      <style:text-properties officeooo:rsid="01332c05"/>
    </style:style>
    <style:style style:name="T127" style:family="text">
      <style:text-properties officeooo:rsid="013bd9d9"/>
    </style:style>
    <style:style style:name="T128" style:family="text">
      <style:text-properties officeooo:rsid="013e754e"/>
    </style:style>
    <style:style style:name="T129" style:family="text">
      <style:text-properties officeooo:rsid="013f1710"/>
    </style:style>
    <style:style style:name="T130" style:family="text">
      <style:text-properties officeooo:rsid="0142a213"/>
    </style:style>
    <style:style style:name="T131" style:family="text">
      <style:text-properties officeooo:rsid="01433014"/>
    </style:style>
    <style:style style:name="T132" style:family="text">
      <style:text-properties officeooo:rsid="010d221f"/>
    </style:style>
    <style:style style:name="T133" style:family="text">
      <style:text-properties officeooo:rsid="014491fb"/>
    </style:style>
    <style:style style:name="T134" style:family="text">
      <style:text-properties officeooo:rsid="010a9a96"/>
    </style:style>
    <style:style style:name="T135" style:family="text">
      <style:text-properties officeooo:rsid="0146876b"/>
    </style:style>
    <style:style style:name="T136" style:family="text">
      <style:text-properties officeooo:rsid="01484342"/>
    </style:style>
    <style:style style:name="T137" style:family="text">
      <style:text-properties officeooo:rsid="01495d96"/>
    </style:style>
    <style:style style:name="T138" style:family="text">
      <style:text-properties officeooo:rsid="014a58cf"/>
    </style:style>
    <style:style style:name="T139" style:family="text">
      <style:text-properties officeooo:rsid="014a9664"/>
    </style:style>
    <style:style style:name="T140" style:family="text">
      <style:text-properties officeooo:rsid="01536d6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style:horizontal-pos="center" style:horizontal-rel="paragraph" draw:ole-draw-aspect="1"/>
    </style:style>
    <style:style style:name="gr1" style:family="graphic">
      <style:graphic-properties draw:fill-color="#ffff00" draw:textarea-horizontal-align="justify" draw:textarea-vertical-align="middle" draw:auto-grow-height="false" fo:min-height="0.0693in" fo:min-width="0.42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bf00" draw:textarea-horizontal-align="justify" draw:textarea-vertical-align="middle" draw:auto-grow-height="false" fo:min-height="0.0693in" fo:min-width="0.42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ff0000" draw:textarea-horizontal-align="justify" draw:textarea-vertical-align="middle" draw:auto-grow-height="false" fo:min-height="0.0693in" fo:min-width="0.4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7"><text:span text:style-name="T1">C</text:span>onfusion matrix for <text:span text:style-name="T1">SDN paper’s model</text:span>:</text:p>
      <text:p text:style-name="P9"/>
      <text:p text:style-name="P10">This confusion matrix show the percentage of good predictions <text:span text:style-name="T3">in an Internal Classifier</text:span> that are also good predictions <text:span text:style-name="T2">in the next Internal Classifier. The accuracy of the later classifier does not drop, they are better than the previous one with respect to the whole data set. What can be seen here is that some well classified examples from the first classifiers are lost by the later classifiers.</text:span></text:p>
      <text:p text:style-name="P6"/>
      <text:p text:style-name="P6"><draw:frame draw:style-name="fr4" draw:name="Objet1" text:anchor-type="paragraph" svg:width="6.7398in" svg:height="1.3756in" draw:z-index="0"><draw:object xlink:href="./Object 1" xlink:type="simple" xlink:show="embed" xlink:actuate="onLoad"/><draw:image xlink:href="./ObjectReplacements/Object 1" xlink:type="simple" xlink:show="embed" xlink:actuate="onLoad"/></draw:frame></text:p>
      <text:p text:style-name="P4"/>
      <text:p text:style-name="P5">A<text:span text:style-name="T4">ccuracies for the same simple model with different strategies:</text:span></text:p>
      <text:p text:style-name="P11">The final model is a 11 blocks deep network with 9 block of type 1 (<text:span text:style-name="T5">16 channels, kernel:3*3, conv2d; Relu; conv2d with same parameters; and a Residual shortcut)</text:span></text:p>
      <text:p text:style-name="P11"/>
      <text:p text:style-name="P12">1) Model trained as a classic CNN:</text:p>
      <text:p text:style-name="P12"><text:tab/>81.77</text:p>
      <text:p text:style-name="P12"/>
      <text:p text:style-name="P12">2) Model with IC trained from scratch <text:span text:style-name="T6">as in the paper:</text:span></text:p>
      <text:p text:style-name="P13"><text:tab/>[67.02, 77.11 81.47 82.11]</text:p>
      <text:p text:style-name="P12"/>
      <text:p text:style-name="P13">3) Model with IC growing <text:span text:style-name="T7">every 25 epochs and training for 100 epochs:</text:span></text:p>
      <text:p text:style-name="P14"><text:tab/>[77.38, 79.31, 79.07, 76.45]</text:p>
      <text:p text:style-name="P13"/>
      <text:p text:style-name="P14">4) <text:span text:style-name="T8">Model with IC growing every 25 epochs and freezing at epochs 100, 125, 150 and training up to 175:</text:span></text:p>
      <text:p text:style-name="P15"><text:tab/><text:span text:style-name="T9">[78.04 79.84, 78.11, 77.84]</text:span></text:p>
      <text:p text:style-name="P15"/>
      <text:p text:style-name="P16">5) Model with IC growing every 25 epochs, freezing the model before the growth and unfreezing it in the middle before the next growth:</text:p>
      <text:p text:style-name="P17"><text:tab/><text:span text:style-name="T9">[75.13, 75.7, 73.09, 70.78]</text:span></text:p>
      <text:p text:style-name="P18">###############################################################################</text:p>
      <text:p text:style-name="P18"><draw:frame draw:style-name="fr2" draw:name="Image2" text:anchor-type="paragraph" svg:x="2.9453in" svg:y="0.3437in" svg:width="3.1984in" svg:height="2.3965in" draw:z-index="1"><draw:image xlink:href="Pictures/1000000000000000000000000000000000000000.pdf" xlink:type="simple" xlink:show="embed" xlink:actuate="onLoad" loext:mime-type="application/pdf"/></draw:frame>Model grow at [25, 50, 75] trained for 200 epochs <text:span text:style-name="T10">3 milestones: [80, 120, 160] for [0.1, 0.1, 0.1] and base lr 0.01:</text:span></text:p>
      <text:p text:style-name="P18"><text:span text:style-name="T12">test:</text:span><text:tab/>[76.86, 81.31, 81.34, 81.40]</text:p>
      <text:p text:style-name="P18"/>
      <text:p text:style-name="P18"/>
      <text:p text:style-name="P18"/>
      <text:p text:style-name="P18"/>
      <text:p text:style-name="P18"/>
      <text:p text:style-name="P18"/>
      <text:p text:style-name="P18"/>
      <text:p text:style-name="P18"/>
      <text:p text:style-name="P18"/>
      <text:p text:style-name="P19"><text:soft-page-break/>Model grow at [25, 50, 75] trained for 200 epochs 4 milestones: [75, 120, 160, 180] for [10, 0.1, 0.1, 0.1] <text:span text:style-name="T11">and base lr 0.01 → Similar to full IC from scratch when epoch 100 reached</text:span></text:p>
      <text:p text:style-name="P19"><draw:frame draw:style-name="fr2" draw:name="Image1" text:anchor-type="paragraph" svg:x="2.8437in" svg:y="0.0437in" svg:width="3.4071in" svg:height="2.5528in" draw:z-index="2"><draw:image xlink:href="Pictures/1000000000000000000000000000000000000000.pdf" xlink:type="simple" xlink:show="embed" xlink:actuate="onLoad" loext:mime-type="application/pdf"/></draw:frame><text:span text:style-name="T12">test:</text:span><text:tab/>[76.18, 81.90, 82.34, 82.60]</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0">Model grow at [25, 50, 75] <text:span text:style-name="T13">trained 200 epochs 3 milestones: [120, 160, 180] for [0.1, 0.1, 0.1] and base lr 0.01</text:span></text:p>
      <text:p text:style-name="P20"><draw:frame draw:style-name="fr2" draw:name="Image3" text:anchor-type="paragraph" svg:x="2.6882in" svg:y="0.0728in" svg:width="3.5256in" svg:height="2.6417in" draw:z-index="3"><draw:image xlink:href="Pictures/1000000000000000000000000000000000000000.pdf" xlink:type="simple" xlink:show="embed" xlink:actuate="onLoad" loext:mime-type="application/pdf"/></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1">Model grow at [25, 50, 75] trained 200 epochs 3 milestones: [100, 120, 150] for [0.1, 0.1, 0.001] and base lr 0.01</text:p>
      <text:p text:style-name="P21"><draw:frame draw:style-name="fr1" draw:name="Image4" text:anchor-type="paragraph" svg:x="2.7472in" svg:y="0in" svg:width="3.5382in" svg:height="2.6516in" draw:z-index="4"><draw:image xlink:href="Pictures/1000000000000000000000000000000000000000.pdf" xlink:type="simple" xlink:show="embed" xlink:actuate="onLoad" loext:mime-type="application/pdf"/></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22">Model grow at [25, 50, 75] trained 200 epochs 3 milestones [100, 120, 150] for [0.1, 0.1, 0.01] and base lr 0.01</text:p>
      <text:p text:style-name="P22"><text:tab/>test acc: [77.21, 81.36, 81.85, 82.009995]</text:p>
      <text:p text:style-name="P22"/>
      <text:p text:style-name="P23">Model grow at [25, 50, 75] trained 200 epochs 3 milestones [100, 133, 166] for [0.1, 0.1, 0.001] and base lr 0.01</text:p>
      <text:p text:style-name="P23"><text:tab/>test acc: [76.439995, 81.369995, 82.329994, 82.189995]</text:p>
      <text:p text:style-name="P23"/>
      <text:p text:style-name="P24">Model grow at [25, 50, 75] trained 200 epochs 3 milestones [100, 133, 166] for [0.1, 0.01, 0.001] and base lr 0.01</text:p>
      <text:p text:style-name="P24"><text:tab/>test acc: [76.939995, 81.22, 82.009995, 82.25]</text:p>
      <text:p text:style-name="P24"/>
      <text:p text:style-name="P25">Model grow at [25, 50, 75] trained 150 epochs 3 milestones [100, 120, 140] for <text:s/>[0.1, 0.01, 0.01] and base lr 0.01</text:p>
      <text:p text:style-name="P25"><text:tab/>test acc : [77.189995, 80.95, 81.939995, 82.0]</text:p>
      <text:p text:style-name="P6"/>
      <text:p text:style-name="P26">Experiments with different schedules for 150 epochs and 3 milestones [100, 120, 140]:</text:p>
      <text:p text:style-name="P26"/>
      <text:p text:style-name="P26"><text:tab/>[0.1, 0.1, 0.1]: <text:tab/>[75.79, 80.63, 80.9<text:span text:style-name="T14">4,</text:span> 81.09] →<text:span text:style-name="T14"> best model epoch 135</text:span></text:p>
      <text:p text:style-name="P26"><text:tab/><text:span text:style-name="T14">[0.1, 0.1, 0.01]:<text:tab/>[78.46, 81.97, 82.21, 82.36] → best model epoch 134</text:span></text:p>
      <text:p text:style-name="P26"><text:tab/><text:span text:style-name="T14">[0.1, 0.01, 0.01]:<text:tab/>[76.65, 80.66, 81.45, 81.48] → best model epoch 145</text:span></text:p>
      <text:p text:style-name="P26"><text:tab/><text:span text:style-name="T14">[0.1, 0.01, 0.001]:<text:tab/>[77.18, 81.21, 81.10, 81.18] → best model epoch 124</text:span></text:p>
      <text:p text:style-name="P26"/>
      <text:p text:style-name="P27">Experiments with same schedule to check the mean accuracy of the setup: 200 epochs 3 milestones [100, 120, 150] for [0.1, 0.1, 0.01] base lr 0.01 (setup with the best acc result in previous experiments):</text:p>
      <text:p text:style-name="P27"><text:tab/></text:p>
      <text:p text:style-name="P27"><text:tab/>[76.92, 81.19, 81.59, 81.80] → best model epoch 117</text:p>
      <text:p text:style-name="P27"><text:tab/>[77.58, 81.79, 81.66, 82.01] → best model epoch 180</text:p>
      <text:p text:style-name="P27"><text:tab/>[77.21, 81.41, 81.92, 82.34] → best model epoch <text:span text:style-name="T15">179</text:span></text:p>
      <text:p text:style-name="P27"><text:tab/>[77.24, 81.53, 81.39, 81.53] →<text:span text:style-name="T15"> best model epoch 158</text:span></text:p>
      <text:p text:style-name="P27"><text:tab/>[77.6<text:span text:style-name="T15">0</text:span>, 81.46, 81.64, 81.96] →<text:span text:style-name="T15"> best model epoch 199</text:span></text:p>
      <text:p text:style-name="P27"><text:tab/>[76.42, 81.7<text:span text:style-name="T15">6</text:span>, 82.0<text:span text:style-name="T15">1</text:span>, 82.32] →<text:span text:style-name="T15"> best model epoch 128</text:span></text:p>
      <text:p text:style-name="P27"/>
      <text:p text:style-name="P27"><text:tab/>[74.45, 80.77, 82.15, 82.36] →<text:span text:style-name="T17"> best model epoch 143</text:span></text:p>
      <text:p text:style-name="P27"><text:tab/>[74.1<text:span text:style-name="T17">9</text:span>, 80.35, 80.96, 81.1<text:span text:style-name="T17">6</text:span>] →<text:span text:style-name="T17"> best model epoch 171</text:span></text:p>
      <text:p text:style-name="P27"><text:tab/>[76.1<text:span text:style-name="T17">6</text:span>, 81.4<text:span text:style-name="T17">4</text:span>, 81.64, 81.96] →<text:span text:style-name="T17"> best model epoch 178</text:span></text:p>
      <text:p text:style-name="P27"><text:tab/>[74.66, 79.82, 80.97, 81.51] → best model epoch 185</text:p>
      <text:p text:style-name="P29"><text:tab/>[76.77, 81.89, 82.09, 82.3<text:span text:style-name="T18">7</text:span>] →<text:span text:style-name="T18"> best model epoch 167</text:span></text:p>
      <text:p text:style-name="P27"><text:tab/>[77.02, 81.2<text:span text:style-name="T18">6</text:span>, 81.24, 81.64] →<text:span text:style-name="T18"> best model epoch 156</text:span></text:p>
      <text:p text:style-name="P27"/>
      <text:p text:style-name="P30">mean:<text:tab/>[<text:span text:style-name="T16">76.35, 81.22, 81.60, 81.91</text:span>] →<text:span text:style-name="T16"> best model epoch 163</text:span></text:p>
      <text:p text:style-name="P36"><text:span text:style-name="T28">SD:<text:tab/>[ </text:span>1.18, <text:s text:c="2"/>0.59, <text:s text:c="2"/>0.3<text:span text:style-name="T29">9, <text:s text:c="3"/></text:span>0.38<text:span text:style-name="T29">] → </text:span>23.17</text:p>
      <text:p text:style-name="P30"/>
      <text:p text:style-name="P31">Experiments with the same schedule to check the mean accuracy of the setup: <text:span text:style-name="T27">grow [25, 50, 75],</text:span> 200 epochs 3 milestones [120, 160, 180] for [0.1, 0.1, 0.1] base lr 0.01 (the second best in the previous experiments):</text:p>
      <text:p text:style-name="P31"><text:tab/></text:p>
      <text:p text:style-name="P31"><text:soft-page-break/><text:tab/>[77.68, 82.27, 81.84, 82.46] →<text:span text:style-name="T20"> best model epoch 177</text:span></text:p>
      <text:p text:style-name="P31"><text:tab/>[76.86, 81.68, 81.49, 81.56] →<text:span text:style-name="T20"> best model epoch 190<text:tab/>: ic1 &gt; ic2</text:span></text:p>
      <text:p text:style-name="P31"><text:tab/>[77.43, 81.61, 82.35, 82.13] →<text:span text:style-name="T20"> best model epoch 174<text:tab/>: ic2&gt; final</text:span></text:p>
      <text:p text:style-name="P31"><text:tab/>[74.68, 81.49, 81.59, 81.78] →<text:span text:style-name="T20"> best model epoch 196</text:span></text:p>
      <text:p text:style-name="P31"><text:tab/>[74.06, 80.2<text:span text:style-name="T20">0</text:span>, 81.14, 81.45] →<text:span text:style-name="T20"> best model epoch 161</text:span></text:p>
      <text:p text:style-name="P31"><text:tab/>[77.4<text:span text:style-name="T21">4</text:span>, 80.9<text:span text:style-name="T21">4</text:span>, 81.2<text:span text:style-name="T21">6</text:span>, 81.63] →<text:span text:style-name="T21"> best model epoch 187</text:span></text:p>
      <text:p text:style-name="P31"><text:tab/>[78.17, 82.1<text:span text:style-name="T21">0</text:span>, 82.15, 82.29] →<text:span text:style-name="T21"> best model epoch 160</text:span></text:p>
      <text:p text:style-name="P31"><text:tab/>[76.24, 81.24, 81.31, 81.71] →<text:span text:style-name="T21"> best model epoch 158</text:span></text:p>
      <text:p text:style-name="P33"><text:span text:style-name="T19"><text:tab/>[76.50, 80.84, 80.72, 80.87] → best model epoch 193<text:tab/>: ic 1 &gt; ic2 &amp; ic1 </text:span><text:span text:style-name="T24">±</text:span><text:span text:style-name="T25"> </text:span><text:span text:style-name="T26">final</text:span></text:p>
      <text:p text:style-name="P33"><text:tab/>[77.7<text:span text:style-name="T21">0</text:span>, 82.38, 82.81, 82.68] →<text:span text:style-name="T21"> best model epoch 122<text:tab/>: ic2 &gt; final</text:span></text:p>
      <text:p text:style-name="P33"><text:tab/>[76.71, 82.06, 81.99, 82.5<text:span text:style-name="T21">8</text:span>] →<text:span text:style-name="T21"> best model epoch 186<text:tab/>: ic1 &gt; ic2</text:span></text:p>
      <text:p text:style-name="P33"><text:tab/>[77.35, 81.74, 81.24, 82.17] →<text:span text:style-name="T22"> best model epoch 197<text:tab/>: ic1 &gt; ic2</text:span></text:p>
      <text:p text:style-name="P33"/>
      <text:p text:style-name="P34">mean: <text:tab/>[76.73, 81.55, <text:span text:style-name="T23">81.66, 81.94] → best model epoch 175</text:span></text:p>
      <text:p text:style-name="P90">std:<text:tab/><text:span text:style-name="T54">[1.241, 0.657, 0.584, 0.535] → best model epoch 22</text:span></text:p>
      <text:p text:style-name="P34"/>
      <text:p text:style-name="P35">Here, there is some problems of training for the later ICs that are not trained so as to be better than the previous one. </text:p>
      <text:p text:style-name="P35">- Train more?None</text:p>
      <text:p text:style-name="P35"/>
      <text:p text:style-name="P39">grow [25, 50, 75]; 200 epochs 3 milestones [100, 133, 166] for [0.1, 0.01, 0.001] base lr 0.01</text:p>
      <text:p text:style-name="P39"/>
      <text:p text:style-name="P39"><text:tab/>[76.97, 81.61, 82.39, 81.99] → best model epoch 151</text:p>
      <text:p text:style-name="P39"><text:tab/>[76.74, 81.00, 81.68, 81.99] → best model epoch 145</text:p>
      <text:p text:style-name="P39"><text:tab/>[76.85, 81.35, 81.89, 81.81] → best model epoch 155</text:p>
      <text:p text:style-name="P39"><text:tab/>[74.93, 80.97, 81.09, 80.81] →<text:span text:style-name="T32"> best model epoch 159</text:span></text:p>
      <text:p text:style-name="P39"><text:tab/>[78.16, 82.71, 83.36, 83.28] → best model epoch 149</text:p>
      <text:p text:style-name="P41"/>
      <text:p text:style-name="P67">mean:<text:tab/>[76.73, 81.53, 82.08, 81.98] → best model epoch 151</text:p>
      <text:p text:style-name="P92">std:<text:tab/>[1.157, 0.711, 0.853, 0.879] → best model epoch 5</text:p>
      <text:p text:style-name="P67"/>
      <text:p text:style-name="P68">grow [25, 50, 75], 200 epochs milestones [100, 133, 166] for [0.1, 0.1, 0.1] with lr 0.01:</text:p>
      <text:p text:style-name="P68"/>
      <text:p text:style-name="P68"><text:tab/>[76.15, 80.88, 81.48, 81.70] → best model epoch 153</text:p>
      <text:p text:style-name="P71"><text:tab/>[75.71, 80.71, 80.92, 81.07] →<text:span text:style-name="T43"> best model epoch 141</text:span></text:p>
      <text:p text:style-name="P71"><text:tab/>[76.59, 81.<text:span text:style-name="T43">30</text:span>, 82.06, 82.6<text:span text:style-name="T43">2</text:span>] →<text:span text:style-name="T43"> best model epoch 200</text:span></text:p>
      <text:p text:style-name="P71"><text:tab/>[76.1<text:span text:style-name="T43">2</text:span>, 81.29, 82.03, 82.0<text:span text:style-name="T43">5</text:span>] →<text:span text:style-name="T43"> best model epoch 179</text:span></text:p>
      <text:p text:style-name="P71"><text:tab/>[77.2<text:span text:style-name="T43">6</text:span>, 81.52, 81.97, 82.1<text:span text:style-name="T43">0</text:span>] →<text:span text:style-name="T43"> best model epoch 173</text:span></text:p>
      <text:p text:style-name="P71"/>
      <text:p text:style-name="P92">mean:<text:tab/><text:span text:style-name="T56">[76.37, 81.14, 81.69, 81.91] → best model epoch 169</text:span></text:p>
      <text:p text:style-name="P98">std:<text:tab/>[0.589, 0.336, 0.492, 0.572] → best model epoch 23</text:p>
      <text:p text:style-name="P98"/>
      <text:p text:style-name="P101">grow [25, 50, 75], 200 epochs milestones [100, 133, 166] for [0.1, 0.1, 0.01] with lr 0.01:</text:p>
      <text:p text:style-name="P101"/>
      <text:p text:style-name="P101"><text:tab/>[74.10, 80.76, 81.04, 81.06] → best model epoch 200</text:p>
      <text:p text:style-name="P102"><text:tab/>[76.93, 80.97, 81.88, 81.9<text:span text:style-name="T58">8</text:span>] →<text:span text:style-name="T58"> best model epoch 159</text:span></text:p>
      <text:p text:style-name="P102"><text:tab/>[75.4<text:span text:style-name="T58">1</text:span>, 80.99, 82.75, 82.9<text:span text:style-name="T58">8</text:span>] →<text:span text:style-name="T58"> best model epoch 138</text:span></text:p>
      <text:p text:style-name="P102"><text:tab/>[75.0<text:span text:style-name="T58">5</text:span>, 80.71, 81.1<text:span text:style-name="T58">6</text:span>, 81.13] →<text:span text:style-name="T58"> best model epoch 143</text:span></text:p>
      <text:p text:style-name="P102"/>
      <text:p text:style-name="P103">mean:<text:tab/>[75.37, 80.86, 81.71, 81.79] → best model epoch 160</text:p>
      <text:p text:style-name="P103"><text:soft-page-break/>std:<text:tab/>[1.176, 0.143, 0.788, 0.898] → best model epoch 28</text:p>
      <text:p text:style-name="P103"/>
      <text:p text:style-name="P105">grow [25, 50, 75], 200 epochs, milestones [100, 133, 166] for [0.1, 0.01, 0.01] with lr 0.01:</text:p>
      <text:p text:style-name="P105"/>
      <text:p text:style-name="P105"><text:tab/>[76.28, 80.89, 81.99, 82.14] → best model epoch 136</text:p>
      <text:p text:style-name="P105"><text:tab/>[75.80, 81.60, 80.98, 81.34] → best model epoch 200</text:p>
      <text:p text:style-name="P108"><text:tab/>[77.03, 81.9<text:span text:style-name="T59">4,</text:span> 81.93, 82.4<text:span text:style-name="T59">4</text:span>] →<text:span text:style-name="T59"> best model epoch 191</text:span></text:p>
      <text:p text:style-name="P108"><text:tab/>[76.74, 81.81, 81.8<text:span text:style-name="T59">7</text:span>, 82.43] →<text:span text:style-name="T59"> best model epoch 147</text:span></text:p>
      <text:p text:style-name="P108"><text:tab/>[76.46, 80.84, 81.22, 81.5<text:span text:style-name="T59">0</text:span>] →<text:span text:style-name="T59"> best model epoch 147</text:span></text:p>
      <text:p text:style-name="P108"/>
      <text:p text:style-name="P109">mean:<text:tab/>[76.46, 81.42, 81.60, 81.97] → best model epoch 164</text:p>
      <text:p text:style-name="P109">std:<text:tab/>[0.467, 0.518, 0.464, 0.519] → best model epoch 29</text:p>
      <text:p text:style-name="P109"/>
      <text:p text:style-name="P111">grow [25, 50, 75], 200 epochs, milestones [100, 133, 166] for [0.1, 0.01, 0.1] with lr 0.01:</text:p>
      <text:p text:style-name="P111"/>
      <text:p text:style-name="P111"><text:tab/>[76.64, 81.52, 81.96, 81.85] → best model epoch 167</text:p>
      <text:p text:style-name="P114"><text:tab/>[76.2<text:span text:style-name="T60">3</text:span>, 80.95, 81.54, 81.59] →<text:span text:style-name="T60"> best model epoch 171</text:span></text:p>
      <text:p text:style-name="P114"><text:tab/>[77.5<text:span text:style-name="T60">0</text:span>, 81.2<text:span text:style-name="T60">0</text:span>, 81.56, 82.0<text:span text:style-name="T60">8] → best model epoch 148</text:span></text:p>
      <text:p text:style-name="P114"><text:tab/>[76.9<text:span text:style-name="T60">1,</text:span> 82.0<text:span text:style-name="T60">0</text:span>, 81.28, 82.04] →<text:span text:style-name="T60"> best model epoch 198</text:span></text:p>
      <text:p text:style-name="P114"><text:tab/>[76.6<text:span text:style-name="T60">0</text:span>, 81.27, 81.86, 81.74] →<text:span text:style-name="T60"> best model epoch 167</text:span></text:p>
      <text:p text:style-name="P114"/>
      <text:p text:style-name="P115">mean:<text:tab/>[76.78, 81.39, 81.64, 81.86] → best model epoch 170</text:p>
      <text:p text:style-name="P115">std:<text:tab/>[0.471, 0.398, 0.272, 0.205] → best model epoch 18</text:p>
      <text:p text:style-name="P115"/>
      <text:p text:style-name="P115">grow [25, 50, 75], 250 epochs, milestones [120, 160, 180] for [0.1, 0.1, 0.1] with lr 0.01:</text:p>
      <text:p text:style-name="P115"/>
      <text:p text:style-name="P115"><text:tab/>[76.55, 80.88, 81.48, 81.43] → best model epoch 127</text:p>
      <text:p text:style-name="P117"><text:tab/>[77.08, 81.7<text:span text:style-name="T61">6,</text:span> 81.56, 81.9<text:span text:style-name="T61">0</text:span>] →<text:span text:style-name="T61"> best model epoch 178</text:span></text:p>
      <text:p text:style-name="P117"><text:tab/>[76.53, 81.82, 81.7<text:span text:style-name="T61">3</text:span>, 81.93] →<text:span text:style-name="T61"> best model epoch 232</text:span></text:p>
      <text:p text:style-name="P117"><text:tab/>[76.49, 80.95, 81.9<text:span text:style-name="T61">1,</text:span> 82.24] →<text:span text:style-name="T61"> best model epoch 152</text:span></text:p>
      <text:p text:style-name="P117"><text:tab/>[74.67, 80.4<text:span text:style-name="T61">8,</text:span> 81.22, 80.64] →<text:span text:style-name="T61"> best model epoch 124</text:span></text:p>
      <text:p text:style-name="P117"/>
      <text:p text:style-name="P118">mean:<text:tab/>[76.66, 81.18, 81.58, 81.63] → best model epoch 163</text:p>
      <text:p text:style-name="P118">std:<text:tab/>[0.242, 0.587, 0.260, 0.624] → best model epoch 45</text:p>
      <text:p text:style-name="P118"/>
      <text:p text:style-name="P118">grow [25, 50, 75], 250 epochs, milestones [120, 160, 180] for [0.1, 0.1, 0.01] with lr 0.01</text:p>
      <text:p text:style-name="P118"/>
      <text:p text:style-name="P118"><text:tab/>[75.81, 80.97, 81.19, 81.41] → best model epoch 220</text:p>
      <text:p text:style-name="P120"><text:tab/>[77.2<text:span text:style-name="T62">3</text:span>, 82.17, 82.25, 82.36] →<text:span text:style-name="T62"> best model epoch 186</text:span></text:p>
      <text:p text:style-name="P120"><text:tab/>[76.28, 81.2<text:span text:style-name="T62">6</text:span>, 81.22, 81.35] →<text:span text:style-name="T62"> best model epoch 225</text:span></text:p>
      <text:p text:style-name="P120"><text:tab/>[75.08, 81.4<text:span text:style-name="T62">1</text:span>, 81.74, 82.2<text:span text:style-name="T62">6</text:span>] →<text:span text:style-name="T62"> best model epoch 216</text:span></text:p>
      <text:p text:style-name="P120"><text:tab/>[75.9<text:span text:style-name="T62">1</text:span>, 81.31, 81.74, 81.79] →<text:span text:style-name="T62"> best model epoch 126</text:span></text:p>
      <text:p text:style-name="P120"/>
      <text:p text:style-name="P121">mean:<text:tab/>[76.06, 81.42, 81.63, 81.83] → best model epoch 195</text:p>
      <text:p text:style-name="P121">std:<text:tab/>[0.785, 0.448, 0.439, 0.467] → best model epoch 41</text:p>
      <text:p text:style-name="P121"/>
      <text:p text:style-name="P121">grow [25, 50, 75], 250 epochs, milestones [120, 160, 180] for [0.1, 0.01, 0.01] with lr 0.01</text:p>
      <text:p text:style-name="P121"/>
      <text:p text:style-name="P121"><text:tab/>[75.79, 81.03, 81.54, 81.89] → best model epoch 151</text:p>
      <text:p text:style-name="P121"><text:tab/>[76.24, 81.81, 82.53, 82.37] → best model epoch 234</text:p>
      <text:p text:style-name="P123"><text:soft-page-break/><text:tab/>[76.18, 81.86, 82.4<text:span text:style-name="T63">1</text:span>, 82.7<text:span text:style-name="T63">0</text:span>] →<text:span text:style-name="T63"> best model epoch 171</text:span></text:p>
      <text:p text:style-name="P123"><text:tab/>[77.07, 81.6<text:span text:style-name="T63">6,</text:span> 81.67, 81.6<text:span text:style-name="T63">0</text:span>] →<text:span text:style-name="T63"> best model epoch 179</text:span></text:p>
      <text:p text:style-name="P123"><text:tab/>[76.82, 82.71, 82.81, 83.02] →<text:span text:style-name="T63"> best model epoch 176</text:span></text:p>
      <text:p text:style-name="P123"/>
      <text:p text:style-name="P121">mean:<text:tab/>[76.42, 81.81, 82.19, 82.30] → best mode epoch 182</text:p>
      <text:p text:style-name="P121">std:<text:tab/>[0.517, 0.601, 0.557, 0.579] → best model epoch 31</text:p>
      <text:p text:style-name="P121"/>
      <text:p text:style-name="P124">grow [25, 50, 75], 250 epochs, milestones [120, 160, 180] ofr <text:s/>[0.1, 0.01, 0.1] with lr 0.01</text:p>
      <text:p text:style-name="P124"><text:tab/>[77.37, 82.61, 82.82, 83.31], 169</text:p>
      <text:p text:style-name="P126"><text:tab/>[77.0<text:span text:style-name="T64">5</text:span>, 81.52, 81.96, 81.89], 237</text:p>
      <text:p text:style-name="P124"><text:tab/>[77.48, 81.03, 81.70, 81.51], 163</text:p>
      <text:p text:style-name="P126"><text:tab/>[74.1<text:span text:style-name="T64">6</text:span>, 81.22, 81.42, 81.78], 172</text:p>
      <text:p text:style-name="P126"><text:tab/>[76.65, 81.64, 82.14, 82.25], 137</text:p>
      <text:p text:style-name="P126"/>
      <text:p text:style-name="P124">mean:<text:tab/>[76.54, 81.60, 82.00, 82.15], 176</text:p>
      <text:p text:style-name="P124">std:<text:tab/>[1.370, 0.612, 0.539, 0.702], 37</text:p>
      <text:p text:style-name="P307"/>
      <text:p text:style-name="P8">Tests for pruning with differents sparsity and strategy 3: </text:p>
      <text:p text:style-name="P8"/>
      <text:p text:style-name="P8">100: <text:s text:c="11"/>[76.36, 78.90, 77.72, 76.09], </text:p>
      <text:p text:style-name="P8">80.0: <text:s text:c="10"/>[75.90, 77.43, 77.61, 75.77], </text:p>
      <text:p text:style-name="P8">60.0: <text:s text:c="10"/>[76.13, 76.47, 75.61, 73.84], </text:p>
      <text:p text:style-name="P8">50.0: <text:s text:c="10"/>[74.86, 77.45, 76.86, 74.04], </text:p>
      <text:p text:style-name="P8">40.0: <text:s text:c="10"/>[70.93, 71.59, 70.14, 67.90], </text:p>
      <text:p text:style-name="P8">30.0: <text:s text:c="10"/>[68.93, 68.29, 68.09, 65.20], </text:p>
      <text:p text:style-name="P8">20.0: <text:s text:c="10"/>[65.56, 63.96, 64.89, 41.03], </text:p>
      <text:p text:style-name="P8">10.0: <text:s text:c="10"/>[53.89, 54.59, 49.36, 21.97], </text:p>
      <text:p text:style-name="P8">5.0: <text:s text:c="12"/>[41.46, 34.23, 17.10, 10.00]</text:p>
      <text:p text:style-name="P8"/>
      <text:p text:style-name="P37">Test pruning with differents sparsity: <text:span text:style-name="T30">growing <text:s/>[25, 50, 75], 200 epochs, milestones [120, 160, 180] for [0.1, 0.1, 0.1] with lr 0.01:</text:span></text:p>
      <text:p text:style-name="P37"/>
      <text:p text:style-name="P38">0.9:<text:tab/>[77.37, 81.12, 81.70, 81.95] → best model epoch 179</text:p>
      <text:p text:style-name="P38">0.8:<text:tab/>[75.47, 80.6,0 80.95, 80.93] → best model epoch 162</text:p>
      <text:p text:style-name="P38">0.6:<text:tab/>[75.82, 79.92, 80.48, 80.44] → best model epoch 128</text:p>
      <text:p text:style-name="P38">0.5:<text:tab/>[73.45, 78.96, 79.69, 79.62] → best model epoch 171</text:p>
      <text:p text:style-name="P38">0.4:<text:tab/>[73.9<text:span text:style-name="T31">1</text:span>, 77.38, 75.75, 76.85] →<text:span text:style-name="T31"> best model epoch 187</text:span></text:p>
      <text:p text:style-name="P38">0.3:<text:tab/>[71.8<text:span text:style-name="T31">7</text:span>, 72.89, 69.42, 71.7<text:span text:style-name="T31">6</text:span>] →<text:span text:style-name="T31"> best model epoch 173</text:span></text:p>
      <text:p text:style-name="P38">0.2:<text:tab/>[65.6<text:span text:style-name="T31">2</text:span>, 50.28, 64.1<text:span text:style-name="T31">0</text:span>, 62.9<text:span text:style-name="T31">9</text:span>] →<text:span text:style-name="T31"> best model epoch 178</text:span></text:p>
      <text:p text:style-name="P38">0.1:<text:tab/>[59.68, 57.02, 57.99, 49.19] → best model <text:span text:style-name="T33">epoch </text:span>186</text:p>
      <text:p text:style-name="P38"/>
      <text:p text:style-name="P50">Test pruning: growing [25, 50, 75], 200 epochs milestones [100, 133, 166] for [0.1, 0.01, 0.01] with lr 0.01 </text:p>
      <text:p text:style-name="P50">keeping 0.9</text:p>
      <text:p text:style-name="P48"/>
      <text:p text:style-name="P48"><text:tab/>[76.51, 81.39, 81.66, 81.68] → best model epoch 158</text:p>
      <text:p text:style-name="P48"><text:tab/>[76.49, 80.80, 80.97, 81.82] → best model epoch 195</text:p>
      <text:p text:style-name="P48"><text:tab/>[77.00, 81.22, 81.83, 81.72] → best model epoch 133</text:p>
      <text:p text:style-name="P51"><text:tab/>[76.68, 81.81, 81.3<text:span text:style-name="T35">3</text:span>, 81.7<text:span text:style-name="T35">0</text:span>] →<text:span text:style-name="T35"> best model epoch 143</text:span></text:p>
      <text:p text:style-name="P51"><text:tab/>[76.4<text:span text:style-name="T35">0</text:span>, 81.1<text:span text:style-name="T35">6</text:span>, 81.56, 81.7<text:span text:style-name="T35">6</text:span>] →<text:span text:style-name="T35"> best model epoch 190</text:span></text:p>
      <text:p text:style-name="P51"/>
      <text:p text:style-name="P72">mean: <text:s/>[76.62, 81.28, 81.47, 81.74] → best model epoch 164</text:p>
      <text:p text:style-name="P72">std:<text:tab/>[0.2<text:span text:style-name="T46">37</text:span>, <text:span text:style-name="T46">0.368, 0.333, 0.055] → best model epoch 28 </text:span></text:p>
      <text:p text:style-name="P51"/>
      <text:p text:style-name="P52">keeping 0.8</text:p>
      <text:p text:style-name="P52"/>
      <text:p text:style-name="P52"><text:tab/>[72.75, 79.02, 80.10, 80.34] → best model epoch 121</text:p>
      <text:p text:style-name="P52"><text:tab/>[77.09, 80.08, 80.13, 80.82] → best model epoch 186</text:p>
      <text:p text:style-name="P56"><text:tab/>[76.35, 81.42, 81.32, 81.47] →<text:span text:style-name="T36"> best model epoch 159</text:span></text:p>
      <text:p text:style-name="P56"><text:tab/>[74.0<text:span text:style-name="T36">1</text:span>, 80.<text:span text:style-name="T36">30</text:span>, 80.6<text:span text:style-name="T36">9</text:span>, 80.82] →<text:span text:style-name="T36"> best model epoch 169</text:span></text:p>
      <text:p text:style-name="P56"><text:tab/>[77.72, 81.06, 81.24, 80.97] →<text:span text:style-name="T36"> best model epoch 173</text:span></text:p>
      <text:p text:style-name="P56"/>
      <text:p text:style-name="P74">mean:<text:tab/>[75.58, 80.38, 80.70, 80.88] → best model epoch 162</text:p>
      <text:p text:style-name="P74">std:<text:tab/>[2.117, 0.934, 0.583, 0.405] → best model epoch 25</text:p>
      <text:p text:style-name="P38"/>
      <text:p text:style-name="P44">keeping 0.7</text:p>
      <text:p text:style-name="P44"><text:soft-page-break/></text:p>
      <text:p text:style-name="P44"><text:tab/>[77.29, 80.79, 81.71, 82.09] → best model epoch 162</text:p>
      <text:p text:style-name="P44"><text:tab/>[77.19, 81.34, 81.49, 81.93] → best model epoch 196</text:p>
      <text:p text:style-name="P44"><text:tab/>[76.13, 79.7<text:span text:style-name="T34">0</text:span>, 80.84, 81.18] →<text:span text:style-name="T34"> best model epoch 180</text:span></text:p>
      <text:p text:style-name="P44"><text:tab/>[75.3<text:span text:style-name="T34">7</text:span>, 79.78, 80.71, 81.4<text:span text:style-name="T34">1</text:span>] →<text:span text:style-name="T34"> best model epoch 177</text:span></text:p>
      <text:p text:style-name="P44"/>
      <text:p text:style-name="P76">mean:<text:tab/>[76.50, 80.40, 81.19, 81.65] → best model epoch 179</text:p>
      <text:p text:style-name="P76">std:<text:tab/>[0.915, 0.798, 0.488, <text:span text:style-name="T48">0.428] → best model epoch 14</text:span></text:p>
      <text:p text:style-name="P44"/>
      <text:p text:style-name="P52">keeping 0.6</text:p>
      <text:p text:style-name="P52"/>
      <text:p text:style-name="P52"><text:tab/>[74.41, 79.64, 80.36, 81.11] → best model epoch 168</text:p>
      <text:p text:style-name="P53"><text:tab/>[72.45, 79.4<text:span text:style-name="T37">8</text:span>, 80.6<text:span text:style-name="T37">0</text:span>, 80.<text:span text:style-name="T37">80</text:span>] →<text:span text:style-name="T37"> best model epoch 175</text:span></text:p>
      <text:p text:style-name="P53"><text:tab/>[74.51, 79.64, 80.33, 80.64] → best model epoch 121</text:p>
      <text:p text:style-name="P58"><text:tab/>[76.27, 80.21, 80.28, 79.99] →<text:span text:style-name="T37"> best model epoch 160</text:span></text:p>
      <text:p text:style-name="P58"/>
      <text:p text:style-name="P78">mean:<text:tab/>[74.41, 79.74, 80.39, 80.64] → best model epoch 156</text:p>
      <text:p text:style-name="P78">std:<text:tab/>[1.561, 0.320, 0.142, 0.472] → best model epoch 24</text:p>
      <text:p text:style-name="P52"/>
      <text:p text:style-name="P46">keeping 0.5</text:p>
      <text:p text:style-name="P46"/>
      <text:p text:style-name="P46"><text:tab/>[72.79, 78.62, 78.94, 78.07] → best model epoch 184</text:p>
      <text:p text:style-name="P46"><text:tab/>[75.66, 79.40, 79.08, 79.70] → best model epoch 156</text:p>
      <text:p text:style-name="P46"><text:tab/>[73.77, 78.37, 78.60, 76.89] → best model epoch 169</text:p>
      <text:p text:style-name="P46"><text:tab/>[74.21, 79.16, 79.53, 79.84] → best model epoch 164</text:p>
      <text:p text:style-name="P57"/>
      <text:p text:style-name="P80">mean:<text:tab/>[74.11, 78.89, 79.04, 78.63] → best model epoch 168</text:p>
      <text:p text:style-name="P80">std:<text:tab/>[1.193, 0.475, 0.385, 1.408] → best model epoch 12</text:p>
      <text:p text:style-name="P57"/>
      <text:p text:style-name="P59">keeping 0.4</text:p>
      <text:p text:style-name="P59"/>
      <text:p text:style-name="P59"><text:tab/>[73.21, 76.03, 74.74, 76.16] → best model epoch 164</text:p>
      <text:p text:style-name="P61"><text:tab/>[72.9<text:span text:style-name="T38">4</text:span>, 76.6<text:span text:style-name="T38">2</text:span>, 76.35, 74.97] →<text:span text:style-name="T38"> best model epoch 172</text:span></text:p>
      <text:p text:style-name="P61"><text:tab/>[72.95, 75.89, 75.4<text:span text:style-name="T38">4</text:span>, 73.82] →<text:span text:style-name="T38"> best model epoch 161</text:span></text:p>
      <text:p text:style-name="P61"><text:tab/>[74.13, 77.64, 77.57, 77.78] →<text:span text:style-name="T38"> best model epoch 188</text:span></text:p>
      <text:p text:style-name="P61"><text:tab/>[70.3<text:span text:style-name="T38">7</text:span>, 76.17, 76.22, 75.86] →<text:span text:style-name="T38"> best model epoch 187</text:span></text:p>
      <text:p text:style-name="P61"><text:tab/>[72.95, 77.5<text:span text:style-name="T39">0</text:span>, 77.56, 76.71] →<text:span text:style-name="T39"> best model epoch 192</text:span></text:p>
      <text:p text:style-name="P61"/>
      <text:p text:style-name="P82">mean:<text:tab/>[72.76, 76.64, 76.31, 75.88] → best model epoch 177</text:p>
      <text:p text:style-name="P82">std:<text:tab/>[1.257, 0.761, 1.130, 1.375] → best model epoch 13</text:p>
      <text:p text:style-name="P61"/>
      <text:p text:style-name="P62">keeping 0.3</text:p>
      <text:p text:style-name="P62"/>
      <text:p text:style-name="P62"><text:tab/>[71.46, 73.17, 73.62, 72.45] → best model epoch 165</text:p>
      <text:p text:style-name="P63"><text:tab/>[72.32, 72.7<text:span text:style-name="T40">6</text:span>, 71.88, 72.22] →<text:span text:style-name="T40"> best model epoch 152</text:span></text:p>
      <text:p text:style-name="P63"><text:tab/>[71.92, 72.65, 70.4<text:span text:style-name="T40">0</text:span>, 72.56] →<text:span text:style-name="T40"> best model epoch 183</text:span></text:p>
      <text:p text:style-name="P63"><text:tab/>[71.97, 74.0<text:span text:style-name="T40">0</text:span>, 69.93, 72.53] →<text:span text:style-name="T40"> best model epoch 145</text:span></text:p>
      <text:p text:style-name="P63"><text:tab/>[72.35, 74.9<text:span text:style-name="T41">8</text:span>, 75.25, 73.59] →<text:span text:style-name="T41"> best model epoch 168</text:span></text:p>
      <text:p text:style-name="P63"/>
      <text:p text:style-name="P82">mean:<text:tab/><text:span text:style-name="T51">[72.00, 73.51, 72.22, 72.67] → best model epoch 163</text:span></text:p>
      <text:p text:style-name="P83"><text:soft-page-break/>std:<text:tab/>[0.362, 0.977, 2.226, 0.531] → best model epoch 15</text:p>
      <text:p text:style-name="P63"/>
      <text:p text:style-name="P236">keeping 0.2</text:p>
      <text:p text:style-name="P64"/>
      <text:p text:style-name="P64"><text:tab/>[66.63, 53.38, 64.90, 55.36] → best model epoch 189</text:p>
      <text:p text:style-name="P66"><text:tab/>[68.02, 68.6<text:span text:style-name="T42">2</text:span>, 63.16, 67.1<text:span text:style-name="T42">6</text:span>] →<text:span text:style-name="T42"> best model epoch 176</text:span></text:p>
      <text:p text:style-name="P66"><text:tab/>[66.52, 60.09, 59.6<text:span text:style-name="T42">3</text:span>, 63.14] →<text:span text:style-name="T42"> best model epoch 193</text:span></text:p>
      <text:p text:style-name="P66"/>
      <text:p text:style-name="P85">mean:<text:tab/>[67.06, 57.36, 62.56, 61.89] → best model epoch 186</text:p>
      <text:p text:style-name="P85">std: <text:tab/>[0.836, 9.886, 2.685, 5.999] → best model epoch 9</text:p>
      <text:p text:style-name="P66"><text:tab/></text:p>
      <text:p text:style-name="P42">keeping 0.1</text:p>
      <text:p text:style-name="P42"/>
      <text:p text:style-name="P42"><text:tab/>[56.26, 56.51, 42.16, 43.83] → best epoch model 119</text:p>
      <text:p text:style-name="P42"><text:tab/>[55.43, 47.55, 48.36, 45.01] → best epoch model 183</text:p>
      <text:p text:style-name="P42"><text:tab/>[57.88, 60.06, 55.54, 46.71] → best epoch model 196</text:p>
      <text:p text:style-name="P42"><text:tab/>[53.18, 57.67, 51.29, 51.54] → best epoch model 162</text:p>
      <text:p text:style-name="P42"><text:tab/>[56.10, 56.71, 52.86, 45.04] → best epoch model 192</text:p>
      <text:p text:style-name="P42"/>
      <text:p text:style-name="P87">mean:<text:tab/>[55.77, 55.70, 50.04, 46.43] → best epoch model 170</text:p>
      <text:p text:style-name="P89">std:<text:tab/>[1.705, 4.769, 5.116, 3.037] → best epoch model 32</text:p>
      <text:p text:style-name="P42"/>
      <text:p text:style-name="P229">Test pruning: growing [25, 50, 75], 200 epochs milestones [100, 133, 166] for [0.1, 0.1, 0.1] with lr 0.01, keeping 0.8</text:p>
      <text:p text:style-name="P229"/>
      <text:p text:style-name="P229"><text:tab/>[75.81, 80.98, 81.47, 81.42] → best model epoch 152</text:p>
      <text:p text:style-name="P230"><text:tab/>[76.05, 81.28, 81.48, 81.88] → best model epoch 152</text:p>
      <text:p text:style-name="P233"><text:tab/>[72.15, 79.89, 80.5<text:span text:style-name="T44">0</text:span>, 79.92] →<text:span text:style-name="T44"> best model epoch 181</text:span></text:p>
      <text:p text:style-name="P233"><text:tab/>[73.56, 79.89, 81.4<text:span text:style-name="T44">8</text:span>, 81.6<text:span text:style-name="T44">0</text:span>] →<text:span text:style-name="T45"> best model epoch 192</text:span></text:p>
      <text:p text:style-name="P233"><text:tab/></text:p>
      <text:p text:style-name="P231">mean:<text:tab/>[74.14, 80.51, 81.23, 80.46] → best model epoch <text:span text:style-name="T53">169</text:span></text:p>
      <text:p text:style-name="P232">std:<text:tab/>[1.624, 0.726, 0.488, 2.364] → best model epoch 20</text:p>
      <text:p text:style-name="P87"/>
      <text:p text:style-name="P128">growing [25, 50, 75], 250 epochs, milestones [120, 160, 180] for [0.1, 0.01, 0.01] with lr 0.01, keeping 0.9 <text:span text:style-name="T89">with reinit</text:span></text:p>
      <text:p text:style-name="P128"/>
      <text:p text:style-name="P128"><text:tab/>[73.93, 80.92, 81.13, 81.33], 181</text:p>
      <text:p text:style-name="P128"><text:tab/>[72.27, 80.30, 80.84, 81.04], 204</text:p>
      <text:p text:style-name="P132"><text:tab/>[75.4<text:span text:style-name="T67">0</text:span>, 80.68, 81.57, 81.54], <text:span text:style-name="T67">163</text:span></text:p>
      <text:p text:style-name="P132"><text:tab/>[75.99, 81.17, 81.71, 82.1<text:span text:style-name="T67">9</text:span>], <text:span text:style-name="T67">216</text:span></text:p>
      <text:p text:style-name="P88"><text:tab/>[73.82, 81.47, 80.86, 81.25], <text:span text:style-name="T67">241</text:span></text:p>
      <text:p text:style-name="P88"/>
      <text:p text:style-name="P136">mean:<text:tab/>[76.28, 81.11, 81.22, 81.47], 201</text:p>
      <text:p text:style-name="P136">std:<text:tab/>[1.462, 0.536, 0.401, 0.441], 30</text:p>
      <text:p text:style-name="P87"/>
      <text:p text:style-name="P133">keeping 0.8</text:p>
      <text:p text:style-name="P133"/>
      <text:p text:style-name="P133"><text:tab/>[73.15, 80.61, 81.56, 81.82], 145</text:p>
      <text:p text:style-name="P133"><text:tab/>[74.97, 80.81, 81.29, 81.11], 166</text:p>
      <text:p text:style-name="P132"><text:tab/>[74.56, 80.8<text:span text:style-name="T68">3</text:span>, 81.34, 81.49], <text:span text:style-name="T68">237</text:span></text:p>
      <text:p text:style-name="P132"><text:soft-page-break/><text:tab/>[73.4<text:span text:style-name="T68">0</text:span>, 80.9<text:span text:style-name="T68">1</text:span>, 81.88, 81.81], <text:span text:style-name="T68">220</text:span></text:p>
      <text:p text:style-name="P132"><text:tab/>[72.68, 79.68, 79.57, 80.54], <text:span text:style-name="T68">168</text:span></text:p>
      <text:p text:style-name="P132"/>
      <text:p text:style-name="P138">mean:<text:tab/>[73.75, 80.57, 81.13, 81.35], 187</text:p>
      <text:p text:style-name="P138">std:<text:tab/>[0.971, 0.509, 0.901, 0.540], 39</text:p>
      <text:p text:style-name="P132"/>
      <text:p text:style-name="P135">keeping 0.7</text:p>
      <text:p text:style-name="P135"/>
      <text:p text:style-name="P135"><text:tab/>[72.03, 80.80, 81.39, 81.76], 205</text:p>
      <text:p text:style-name="P134"><text:tab/>[70.65, 79.43, 80.0<text:span text:style-name="T84">0</text:span>, 79.49], <text:span text:style-name="T68">175</text:span></text:p>
      <text:p text:style-name="P134"><text:tab/>[74.93, 80.06, 80.<text:span text:style-name="T76">30</text:span>, 80.67], <text:span text:style-name="T76">183</text:span></text:p>
      <text:p text:style-name="P134"><text:tab/>[76.4<text:span text:style-name="T76">8</text:span>, 80.79, 81.72, 81.88], <text:span text:style-name="T76">250</text:span></text:p>
      <text:p text:style-name="P134"><text:tab/>[75.0<text:span text:style-name="T77">1</text:span>, 80.56, 81.15, 81.18], <text:span text:style-name="T77">235</text:span></text:p>
      <text:p text:style-name="P134"/>
      <text:p text:style-name="P163">mean:<text:tab/>[73.82, 80.33, 80.91, 81.00], 210</text:p>
      <text:p text:style-name="P163">std:<text:tab/>[3.397, 0.585, 0.732, 0.971], 32</text:p>
      <text:p text:style-name="P134"/>
      <text:p text:style-name="P152">keeping 0.6</text:p>
      <text:p text:style-name="P132"><text:tab/></text:p>
      <text:p text:style-name="P132"><text:tab/>[74.52, 80.1<text:span text:style-name="T77">2</text:span>, 80.64, 81.31], <text:span text:style-name="T77">206</text:span></text:p>
      <text:p text:style-name="P132"><text:tab/>[74.28, 80.5<text:span text:style-name="T77">5</text:span>, 81.59, 81.3<text:span text:style-name="T77">7</text:span>], <text:span text:style-name="T77">169</text:span></text:p>
      <text:p text:style-name="P132"><text:tab/>[72.88, 79.24, 80.57, 81.13], <text:span text:style-name="T77">230</text:span></text:p>
      <text:p text:style-name="P132"><text:tab/>[75.7<text:span text:style-name="T77">6</text:span>, 80.0<text:span text:style-name="T77">8</text:span>, 80.<text:span text:style-name="T77">80</text:span>, 80.93], <text:span text:style-name="T77">192</text:span></text:p>
      <text:p text:style-name="P132"><text:tab/>[74.7<text:span text:style-name="T77">3</text:span>, 80.1<text:span text:style-name="T77">0</text:span>, 80.56, 80.63], <text:span text:style-name="T77">186</text:span></text:p>
      <text:p text:style-name="P132"/>
      <text:p text:style-name="P163">mean:<text:tab/>[74.43, 80.02, 80.83, 81.07], 197</text:p>
      <text:p text:style-name="P163">std:<text:tab/>[1.036, 0.477, 0.434, 0.302], 23</text:p>
      <text:p text:style-name="P132"/>
      <text:p text:style-name="P152">keeping 0.5</text:p>
      <text:p text:style-name="P152"/>
      <text:p text:style-name="P153"><text:tab/>[73.08, 78.7<text:span text:style-name="T78">0</text:span>, 79.36, 79.52], <text:span text:style-name="T78">191</text:span></text:p>
      <text:p text:style-name="P153"><text:tab/>[73.51, 78.39, 77.47, 77.54], 205</text:p>
      <text:p text:style-name="P168"><text:tab/>[73.79, 79.54, 79.51, 79.58], 229</text:p>
      <text:p text:style-name="P155"><text:tab/>[73.07, 79.0<text:span text:style-name="T78">8</text:span>, 79.9<text:span text:style-name="T78">8</text:span>, 79.81], <text:span text:style-name="T79">149</text:span></text:p>
      <text:p text:style-name="P155"/>
      <text:p text:style-name="P163">mean:<text:tab/>[73.36, 78.93, 79.08, 79.11], 194</text:p>
      <text:p text:style-name="P163">std:<text:tab/>[0.351, 0.496, 1.105, 1.056], 34</text:p>
      <text:p text:style-name="P155"/>
      <text:p text:style-name="P170">keeping 0.4</text:p>
      <text:p text:style-name="P170"/>
      <text:p text:style-name="P170"><text:tab/>[72.49, 77.00, 76.51, 75.51], 199</text:p>
      <text:p text:style-name="P171"><text:tab/>[73.08, 78.09, 77.63, 76.3<text:span text:style-name="T86">7</text:span>], <text:span text:style-name="T86">128</text:span></text:p>
      <text:p text:style-name="P171"><text:tab/>[71.89, 77.88, 76.9<text:span text:style-name="T86">4</text:span>, 76.67], <text:span text:style-name="T86">248</text:span></text:p>
      <text:p text:style-name="P171"><text:tab/>[74.1<text:span text:style-name="T86">6</text:span>, 76.68, 75.34, 75.6<text:span text:style-name="T86">0</text:span>], <text:span text:style-name="T86">209</text:span></text:p>
      <text:p text:style-name="P171"><text:tab/>[72.53, 78.25, 78.21, 77.53], <text:span text:style-name="T86">191</text:span></text:p>
      <text:p text:style-name="P171"/>
      <text:p text:style-name="P191">mean:<text:tab/>[72.83, 77.58, 76.93, 76.34], 195</text:p>
      <text:p text:style-name="P191">std:<text:tab/>[0.854, 0.697, 1.099, 0.831], 43</text:p>
      <text:p text:style-name="P171"/>
      <text:p text:style-name="P170">keeping 0.3</text:p>
      <text:p text:style-name="P170"><text:soft-page-break/></text:p>
      <text:p text:style-name="P170"><text:tab/>[70.07, 72.24, 69.6<text:span text:style-name="T93">0</text:span>, 72.31], 238</text:p>
      <text:p text:style-name="P170"><text:tab/>[70.51, 73.29, 71.00, 72.99], 239</text:p>
      <text:p text:style-name="P171"><text:tab/>[72.35, 73.34, 71.75, 71.02], <text:span text:style-name="T86">161</text:span></text:p>
      <text:p text:style-name="P171"><text:tab/>[72.39, 73.64, 71.34, 72.75], <text:span text:style-name="T86">247</text:span></text:p>
      <text:p text:style-name="P171"><text:tab/>[71.38, 71.83, 71.0<text:span text:style-name="T86">1</text:span>, 73.4<text:span text:style-name="T86">1</text:span>], <text:span text:style-name="T86">140</text:span></text:p>
      <text:p text:style-name="P171"/>
      <text:p text:style-name="P193">mean:<text:tab/>[71.34, 72.87, 70.94, 72.49], 205</text:p>
      <text:p text:style-name="P193">std:<text:tab/>[1.052, 0.786, 0.809, 0.916], 50</text:p>
      <text:p text:style-name="P171"/>
      <text:p text:style-name="P170">keeping 0.2</text:p>
      <text:p text:style-name="P170"/>
      <text:p text:style-name="P170"><text:tab/>[69.41, 67.44, 66.11, 63.84], 190</text:p>
      <text:p text:style-name="P171"><text:tab/>[67.96, 62.4<text:span text:style-name="T87">7</text:span>, 65.84, 63.82], <text:span text:style-name="T87">187</text:span></text:p>
      <text:p text:style-name="P171"><text:tab/>[69.95, 66.5<text:span text:style-name="T98">1</text:span>, 68.34, 66.04], 187</text:p>
      <text:p text:style-name="P171"><text:tab/>[67.33, 66.5<text:span text:style-name="T98">0</text:span>, 60.6<text:span text:style-name="T98">1</text:span>, 58.21], 205</text:p>
      <text:p text:style-name="P171"><text:tab/>[67.<text:span text:style-name="T98">30</text:span>, 54.94, 67.1<text:span text:style-name="T98">2</text:span>, 65.56], 185</text:p>
      <text:p text:style-name="P171"/>
      <text:p text:style-name="P202">mean:<text:tab/>[68.39, 63.57, 65.60, 63.49], 191</text:p>
      <text:p text:style-name="P202">std:<text:tab/>[1.222, 5.194, 2.960, 3.118], 8</text:p>
      <text:p text:style-name="P202"/>
      <text:p text:style-name="P219">keeping 0.1</text:p>
      <text:p text:style-name="P219"/>
      <text:p text:style-name="P219"><text:tab/>[58.75, 58.33, 54.21, 28.12], 182</text:p>
      <text:p text:style-name="P221"><text:tab/>[56.0<text:span text:style-name="T104">0</text:span>, 55.4<text:span text:style-name="T104">7</text:span>, 57.17, 45.53], 232</text:p>
      <text:p text:style-name="P219"><text:tab/>[57.47, 60.44, 55.99, 38.51], 215</text:p>
      <text:p text:style-name="P221"><text:tab/>[54.21, 43.8<text:span text:style-name="T104">8</text:span>, 45.1<text:span text:style-name="T104">5,</text:span> 49.67], 229</text:p>
      <text:p text:style-name="P221"><text:tab/>[54.92, 52.8<text:span text:style-name="T104">1</text:span>, 35.03, 48.12], 177</text:p>
      <text:p text:style-name="P221"/>
      <text:p text:style-name="P219">mean:<text:tab/>[56.27, 54.19, 49.51, 41.99], 207</text:p>
      <text:p text:style-name="P219">std:<text:tab/>[1.853, 6.443, 9.373, 8.854], 26</text:p>
      <text:p text:style-name="P87"/>
      <text:p text:style-name="P96">################################################################################</text:p>
      <text:p text:style-name="P96"/>
      <text:p text:style-name="P235">growing [25, 50, 75], 200 epochs, milestones [100, 133, 166] for [0.1, 0.01, 0.01] with lr 0.01, keeping 0.5, batch_size <text:span text:style-name="T57">128</text:span></text:p>
      <text:p text:style-name="P235"/>
      <text:p text:style-name="P235"><text:tab/>[68.44, 78.77, 78.74, 78.47] → best model epoch 164</text:p>
      <text:p text:style-name="P234"><text:tab/>[67.54, 78.07, 78.65, 78.9<text:span text:style-name="T57">1</text:span>] →<text:span text:style-name="T57"> best model epoch 190</text:span></text:p>
      <text:p text:style-name="P234"><text:tab/>[70.5<text:span text:style-name="T57">5</text:span>, 78.79, 78.67, 78.1<text:span text:style-name="T57">2] → best model epoch 180</text:span></text:p>
      <text:p text:style-name="P234"><text:tab/>[72.18, 78.25, 78.5<text:span text:style-name="T65">0</text:span>, 78.22] →<text:span text:style-name="T65"> best model epoch 188</text:span></text:p>
      <text:p text:style-name="P234"><text:tab/>[73.<text:span text:style-name="T66">01</text:span>, 79.0<text:span text:style-name="T66">5</text:span>, 78.63, 79.0<text:span text:style-name="T66">5</text:span>] →<text:span text:style-name="T66"> best model epoch 194</text:span></text:p>
      <text:p text:style-name="P234"><text:tab/>[67.67, 78.42, 77.74, 78.0<text:span text:style-name="T66">5</text:span>] →<text:span text:style-name="T66"> best model epoch 199</text:span></text:p>
      <text:p text:style-name="P234"/>
      <text:p text:style-name="P97"/>
      <text:p text:style-name="P127">################################################################################</text:p>
      <text:p text:style-name="P127"/>
      <text:p text:style-name="P142">growing [25, 50, 75], 200 epochs, milestones [120, 160, 180] for [0.1, 0.01, 0.01] with lr 0.01, </text:p>
      <text:p text:style-name="P237">keeping 0.5, batch_size 128</text:p>
      <text:p text:style-name="P237"/>
      <text:p text:style-name="P237"><text:soft-page-break/><text:tab/><text:span text:style-name="T77">[73.08, 78.70, 79.36, 79.52], 191</text:span></text:p>
      <text:p text:style-name="P154"><text:tab/>[73.51, 78.39, 77.47, 77.54], 205</text:p>
      <text:p text:style-name="P169"><text:tab/>[73.79, 79.54, 79.51, 79.58], 229</text:p>
      <text:p text:style-name="P237"><text:tab/>[73.07, 79.0<text:span text:style-name="T78">8</text:span>, 79.9<text:span text:style-name="T78">8</text:span>, 79.81], <text:span text:style-name="T79">149</text:span></text:p>
      <text:p text:style-name="P237"/>
      <text:p text:style-name="P237"><text:tab/>[74.82, 79.17, 79.46, 79.34], 178</text:p>
      <text:p text:style-name="P237"><text:tab/>[73.69, 79.38, 79.90, 80.08], 223</text:p>
      <text:p text:style-name="P238"><text:tab/>[71.29, 78.84, 79.4<text:span text:style-name="T109">0</text:span>, 79.35], <text:span text:style-name="T109">212</text:span></text:p>
      <text:p text:style-name="P238"/>
      <text:p text:style-name="P237">mean:<text:tab/>[73.32, 79.01, 79.30, 79.32], 198</text:p>
      <text:p text:style-name="P238"><text:span text:style-name="T109">std:<text:tab/>[1.071, 0.399, 0.842, 0.826], 28</text:span><text:tab/></text:p>
      <text:p text:style-name="P142"/>
      <text:p text:style-name="P142">keeping 0.5, batch_size 256</text:p>
      <text:p text:style-name="P141"/>
      <text:p text:style-name="P141"><text:tab/>[70.53, 78.93, 78.72, 78.14], <text:span text:style-name="T71">171</text:span></text:p>
      <text:p text:style-name="P141"><text:tab/>[67.06, 78.87, 78.89, 78.70], 211</text:p>
      <text:p text:style-name="P143"><text:tab/>[68.4<text:span text:style-name="T71">0</text:span>, 79.27, 79.61, 79.53], <text:span text:style-name="T71">180</text:span></text:p>
      <text:p text:style-name="P143"><text:tab/>[67.33, 77.9<text:span text:style-name="T72">0</text:span>, 77.52, 78.2<text:span text:style-name="T72">6</text:span>], <text:span text:style-name="T72">211</text:span></text:p>
      <text:p text:style-name="P143"><text:tab/>[69.8<text:span text:style-name="T72">7</text:span>, 78.96, 79.2<text:span text:style-name="T72">3</text:span>, 78.35], <text:span text:style-name="T72">219</text:span></text:p>
      <text:p text:style-name="P143"><text:tab/>[72.68, 79.25, 79.32, 79.35], <text:span text:style-name="T72">250</text:span></text:p>
      <text:p text:style-name="P143"><text:tab/>[70.5<text:span text:style-name="T73">5</text:span>, 79.21, 79.5<text:span text:style-name="T73">0</text:span>, 78.88], <text:span text:style-name="T73">200</text:span></text:p>
      <text:p text:style-name="P143"><text:tab/>[72.57, 79.9<text:span text:style-name="T73">0</text:span>, 79.82, 79.29], <text:span text:style-name="T73">167</text:span></text:p>
      <text:p text:style-name="P143"/>
      <text:p text:style-name="P143"><text:tab/>[73.11, 79.2<text:span text:style-name="T109">6</text:span>, 79.93, 80.2<text:span text:style-name="T109">9</text:span>], <text:span text:style-name="T109">187</text:span></text:p>
      <text:p text:style-name="P143"><text:tab/>[73.<text:span text:style-name="T109">80</text:span>, 78.68, 78.28, 78.6<text:span text:style-name="T110">9</text:span>], <text:span text:style-name="T110">209</text:span></text:p>
      <text:p text:style-name="P143"><text:tab/>[75.82, 79.42, 78.8<text:span text:style-name="T110">7</text:span>, 79.53], <text:span text:style-name="T110">167</text:span></text:p>
      <text:p text:style-name="P143"><text:tab/></text:p>
      <text:p text:style-name="P143"/>
      <text:p text:style-name="P148">mean:<text:tab/>[<text:span text:style-name="T110">71.07, 79.06, 79.06, 79,00], 197</text:span></text:p>
      <text:p text:style-name="P148">std:<text:tab/>[2.797, 0.503, 0.713, 0.659], 26</text:p>
      <text:p text:style-name="P143"/>
      <text:p text:style-name="P144">keeping 0.5, batch size 384</text:p>
      <text:p text:style-name="P144"><text:tab/></text:p>
      <text:p text:style-name="P144"><text:tab/>[72.63, 79.24, 79.33, 79.79], 204</text:p>
      <text:p text:style-name="P145"><text:tab/>[70.34, 79.34, 79.09, 78.86], <text:span text:style-name="T73">212</text:span></text:p>
      <text:p text:style-name="P145"><text:tab/>[69.45, 78.4<text:span text:style-name="T73">8</text:span>, 78.5<text:span text:style-name="T73">8</text:span>, 78.5<text:span text:style-name="T74">1</text:span>], <text:span text:style-name="T74">228</text:span></text:p>
      <text:p text:style-name="P145"><text:tab/><text:span text:style-name="T74">[</text:span>70.59, 79.57, 79.95, 79.5<text:span text:style-name="T74">5</text:span>], <text:span text:style-name="T74">232</text:span></text:p>
      <text:p text:style-name="P145"><text:tab/>[68.11, 78.4<text:span text:style-name="T74">4</text:span>, 78.72, 78.4<text:span text:style-name="T74">1</text:span>], <text:span text:style-name="T74">146</text:span></text:p>
      <text:p text:style-name="P145"/>
      <text:p text:style-name="P145"><text:tab/>[74.92, 78.25, 79.39, 79.39], 236</text:p>
      <text:p text:style-name="P145"><text:tab/>[74.6<text:span text:style-name="T110">0</text:span>, 79.92, 79.71, 80.24], 233</text:p>
      <text:p text:style-name="P145"><text:tab/>[74.57, 78.7<text:span text:style-name="T110">3</text:span>, 79.18, 79.46], 225</text:p>
      <text:p text:style-name="P145"><text:tab/>[72.6<text:span text:style-name="T110">9</text:span>, 78.2<text:span text:style-name="T110">0</text:span>, 78.71, 77.58], 204</text:p>
      <text:p text:style-name="P145"><text:tab/>[74.1<text:span text:style-name="T110">0</text:span>, 80.43, 80.85, 80.95], 137</text:p>
      <text:p text:style-name="P145"/>
      <text:p text:style-name="P150">mean:<text:tab/>[<text:span text:style-name="T111">72.20, 79.06, 79.35, 79.27], 206</text:span></text:p>
      <text:p text:style-name="P150">std:<text:tab/>[2.430, 0.761, 0.686, 0.972], 36</text:p>
      <text:p text:style-name="P145"/>
      <text:p text:style-name="P146">keeping 0.5, batch size 512</text:p>
      <text:p text:style-name="P146"><text:tab/></text:p>
      <text:p text:style-name="P146"><text:soft-page-break/><text:tab/>[70.09, 78.59, 79.36, 78.72], <text:span text:style-name="T75">227</text:span></text:p>
      <text:p text:style-name="P146"><text:tab/>[70.54, 76.79, 77.59, 77.41], 150</text:p>
      <text:p text:style-name="P147"><text:tab/>[74.81, 78.25, 77.99, 78.1<text:span text:style-name="T79">2</text:span>], <text:span text:style-name="T79">206</text:span></text:p>
      <text:p text:style-name="P147"><text:tab/>[72.4<text:span text:style-name="T79">8</text:span>, 78.4<text:span text:style-name="T79">4</text:span>, 79.1<text:span text:style-name="T79">6</text:span>, 78.9<text:span text:style-name="T79">4</text:span>], <text:span text:style-name="T79">127</text:span></text:p>
      <text:p text:style-name="P147"><text:tab/>[73.32, 78.77, 78.78, 78.47], <text:span text:style-name="T80">205</text:span></text:p>
      <text:p text:style-name="P147"/>
      <text:p text:style-name="P147"><text:tab/>[75.8<text:span text:style-name="T111">7</text:span>, 79.31, 78.15, 79.0<text:span text:style-name="T111">8</text:span>], 189</text:p>
      <text:p text:style-name="P147"><text:tab/>[74.0<text:span text:style-name="T111">1</text:span>, 78.57, 78.92, 79.06], 164</text:p>
      <text:p text:style-name="P147"><text:tab/>[73.8<text:span text:style-name="T111">7</text:span>, 78.84, 78.63, 77.9<text:span text:style-name="T111">1</text:span>], 134</text:p>
      <text:p text:style-name="P147"><text:tab/>[74.09, 79.63, 79.99, 79.79], 233</text:p>
      <text:p text:style-name="P147"><text:tab/>[73.7<text:span text:style-name="T111">6</text:span>, 78.08, 78.25, 77.0<text:span text:style-name="T111">5</text:span>], 166</text:p>
      <text:p text:style-name="P147"/>
      <text:p text:style-name="P158">mean:<text:tab/>[73.28, 78.53, 78.68, 78.46], 180</text:p>
      <text:p text:style-name="P158">std:<text:tab/>[1.799, 0.767, 0.716, 0.838], 38</text:p>
      <text:p text:style-name="P147"/>
      <text:p text:style-name="P156">keeping 0.5, batch_size 640</text:p>
      <text:p text:style-name="P156"/>
      <text:p text:style-name="P156"><text:tab/>[73.00, 78.78, 79.45, 78.71], 186</text:p>
      <text:p text:style-name="P156"><text:tab/>[71.89, 78.02, 78.06, 78.21], 201</text:p>
      <text:p text:style-name="P156"><text:tab/>[75.28, 80.04, 80.01, 79.30], 238</text:p>
      <text:p text:style-name="P157"><text:tab/>[75.11, 79.59, 79.52, 79.43], <text:span text:style-name="T80">209</text:span></text:p>
      <text:p text:style-name="P157"><text:tab/>[74.4<text:span text:style-name="T81">1</text:span>, 79.0<text:span text:style-name="T81">1</text:span>, 79.13, 78.84], <text:span text:style-name="T81">250</text:span></text:p>
      <text:p text:style-name="P157"/>
      <text:p text:style-name="P157"><text:tab/>[74.61, 79.13, 78.45, 77.83], 213</text:p>
      <text:p text:style-name="P157"><text:tab/>[74.67, 78.42, 79.0<text:span text:style-name="T111">5</text:span>, 78.71], 150</text:p>
      <text:p text:style-name="P157"><text:tab/>[74.4<text:span text:style-name="T111">4</text:span>, 79.11, 79.31, 78.2<text:span text:style-name="T111">3</text:span>], 221</text:p>
      <text:p text:style-name="P157"><text:tab/>[74.9<text:span text:style-name="T111">4</text:span>, 78.59, 78.95, 79.36], 173</text:p>
      <text:p text:style-name="P157"><text:tab/>[74.67, 79.32, 79.1<text:span text:style-name="T111">6</text:span>, 78.11], 196</text:p>
      <text:p text:style-name="P157"/>
      <text:p text:style-name="P161">mean:<text:tab/>[<text:span text:style-name="T112">74.30, 79.00, 79.11, 78.57], 204</text:span></text:p>
      <text:p text:style-name="P161">std:<text:tab/>[<text:span text:style-name="T112">1.050, 0.584, 0.548, 0.520], 30</text:span></text:p>
      <text:p text:style-name="P157"/>
      <text:p text:style-name="P158">keeping 0.5, batch_size 768</text:p>
      <text:p text:style-name="P158"/>
      <text:p text:style-name="P158"><text:tab/>[74.85, 79.45, 80.56, 80.34], 238</text:p>
      <text:p text:style-name="P158"><text:tab/>[74.46, 79.95, 79.89, 79.94], 221</text:p>
      <text:p text:style-name="P160"><text:tab/>[74.7<text:span text:style-name="T81">0</text:span>, 79.72, 79.72, 79.74], <text:span text:style-name="T81">162</text:span></text:p>
      <text:p text:style-name="P160"><text:tab/>[75.39, 79.13, 79.21, 77.9<text:span text:style-name="T81">8</text:span>], <text:span text:style-name="T81">202</text:span></text:p>
      <text:p text:style-name="P160"/>
      <text:p text:style-name="P160"><text:tab/>[74.33, 78.82, 79.64, 79.5<text:span text:style-name="T113">8</text:span>], 189,</text:p>
      <text:p text:style-name="P160"><text:tab/>[74.0<text:span text:style-name="T113">5</text:span>, 79.67, 80.1<text:span text:style-name="T113">9</text:span>, 80.24], 226,</text:p>
      <text:p text:style-name="P160"><text:tab/>[73.59, 78.97, 77.5<text:span text:style-name="T113">1</text:span>, 78.35], 159,</text:p>
      <text:p text:style-name="P160"><text:tab/>[73.58, 79.71, 79.13, 78.36], 165,</text:p>
      <text:p text:style-name="P160"><text:tab/>[74.22, 79.63, 79.42, 79.17], 223</text:p>
      <text:p text:style-name="P160"/>
      <text:p text:style-name="P2">mean:<text:tab/>[<text:span text:style-name="T113">74.35, 79.45, 79.47, 79.30], 198</text:span></text:p>
      <text:p text:style-name="P2">std:<text:tab/>[0.586, 0.387, 0.866, 0.880], 31</text:p>
      <text:p text:style-name="P2"/>
      <text:p text:style-name="P172">keeping 0.5 batch_size 896</text:p>
      <text:p text:style-name="P172"/>
      <text:p text:style-name="P172"><text:soft-page-break/><text:tab/>[74.04, 79.06, 78.90, 78.82], 227</text:p>
      <text:p text:style-name="P172"><text:tab/>[73.55, 78.52, 79.48, 79.76], 172</text:p>
      <text:p text:style-name="P176"><text:tab/>[73.47, 79.72, 80.0<text:span text:style-name="T87">0</text:span>, 80.11], <text:span text:style-name="T87">199</text:span></text:p>
      <text:p text:style-name="P176"><text:tab/>[72.54, 78.77, 79.8<text:span text:style-name="T87">7</text:span>, 79.6<text:span text:style-name="T87">0</text:span>], <text:span text:style-name="T87">203</text:span></text:p>
      <text:p text:style-name="P176"><text:tab/>[74.0<text:span text:style-name="T87">1</text:span>, 78.53, 78.42, 78.36], <text:span text:style-name="T87">246</text:span></text:p>
      <text:p text:style-name="P176"/>
      <text:p text:style-name="P176"><text:tab/>[72.35, 79.17, 79.8<text:span text:style-name="T114">3</text:span>, 79.81], 206,</text:p>
      <text:p text:style-name="P176"><text:tab/>[72.35, 78.9<text:span text:style-name="T114">0</text:span>, 79.11, 79.38], 242,</text:p>
      <text:p text:style-name="P176"><text:tab/>[74.88, 79.09, 79.1<text:span text:style-name="T114">9</text:span>, 79.22], 178,</text:p>
      <text:p text:style-name="P176"><text:tab/>[72.36, 78.8<text:span text:style-name="T114">7</text:span>, 79.0<text:span text:style-name="T114">1</text:span>, 79.07], 204,</text:p>
      <text:p text:style-name="P176"><text:tab/>[72.<text:span text:style-name="T114">30</text:span>, 78.4<text:span text:style-name="T114">1</text:span>, 79.9<text:span text:style-name="T114">8</text:span>, 79.31], 192,</text:p>
      <text:p text:style-name="P176"/>
      <text:p text:style-name="P193">mean:<text:tab/>[<text:span text:style-name="T114">73.19, 78.90, 79.38, 79.34], 207</text:span></text:p>
      <text:p text:style-name="P298">std:<text:tab/>[0.929, 0.387, 0.537, 0.514], 25</text:p>
      <text:p text:style-name="P176"/>
      <text:p text:style-name="P172">keeping 0.5, batch_size 1024</text:p>
      <text:p text:style-name="P172"/>
      <text:p text:style-name="P172"><text:tab/>[73.06, 79.40, 79.12, 79.67], 182</text:p>
      <text:p text:style-name="P176"><text:tab/>[74.65, 79.1<text:span text:style-name="T87">6</text:span>, 80.0<text:span text:style-name="T87">1</text:span>, 79.9<text:span text:style-name="T87">8</text:span>], <text:span text:style-name="T87">137</text:span></text:p>
      <text:p text:style-name="P176"><text:tab/>[75.86, 79.35, 79.14, 79.4<text:span text:style-name="T88">1</text:span>], <text:span text:style-name="T88">231</text:span></text:p>
      <text:p text:style-name="P176"><text:tab/>[74.6<text:span text:style-name="T88">9</text:span>, 78.8<text:span text:style-name="T88">3</text:span>, 79.0<text:span text:style-name="T88">5</text:span>, 78.6<text:span text:style-name="T88">6</text:span>], <text:span text:style-name="T88">201</text:span></text:p>
      <text:p text:style-name="P176"><text:tab/>[74.97, 79.85, 79.46, 79.89], <text:span text:style-name="T88">190</text:span></text:p>
      <text:p text:style-name="P176"/>
      <text:p text:style-name="P176"><text:tab/>[74.5<text:span text:style-name="T114">0</text:span>, 79.4<text:span text:style-name="T114">1</text:span>, 79.49, 79.71], 234,</text:p>
      <text:p text:style-name="P176"><text:tab/>[73.9<text:span text:style-name="T114">4</text:span>, 79.42, 79.86, 80.18], 169,</text:p>
      <text:p text:style-name="P176"><text:tab/>[72.32, 78.8<text:span text:style-name="T114">3</text:span>, 78.35, 78.49], 235,</text:p>
      <text:p text:style-name="P176"><text:tab/>[70.1<text:span text:style-name="T114">2</text:span>, 78.6<text:span text:style-name="T114">6</text:span>, 79.79, 80.5<text:span text:style-name="T115">0</text:span>], 232,</text:p>
      <text:p text:style-name="P176"><text:tab/>[75.18, 78.2<text:span text:style-name="T115">0</text:span>, 78.74, 77.78], 224,</text:p>
      <text:p text:style-name="P176"/>
      <text:p text:style-name="P298">mean:<text:tab/>[73.93, 79.11, 79.30, 79.43], 204</text:p>
      <text:p text:style-name="P195">std:<text:tab/>[1.688, 0.479, 0.522, 0.854], 34</text:p>
      <text:p text:style-name="P176"><text:tab/></text:p>
      <text:p text:style-name="P177">keeping 0.5, batch_size 1152</text:p>
      <text:p text:style-name="P177"/>
      <text:p text:style-name="P177"><text:tab/>[73.93, 80.11, 80.53, 80.79], 211</text:p>
      <text:p text:style-name="P177"><text:tab/>[73.72, 78.90, 78.25, 79.19], 217</text:p>
      <text:p text:style-name="P177"><text:tab/>[74.4<text:span text:style-name="T105">0</text:span>, 78.97, 79.75, 79.71], 250</text:p>
      <text:p text:style-name="P177"><text:tab/>[72.83, 78.41, 78.28, 78.74], 191</text:p>
      <text:p text:style-name="P179"><text:tab/>[74.79, 78.02, 78.28, 78.6<text:span text:style-name="T105">9</text:span>], 230</text:p>
      <text:p text:style-name="P179"><text:tab/>[71.6<text:span text:style-name="T105">9</text:span>, 78.6<text:span text:style-name="T105">9</text:span>, 79.<text:span text:style-name="T105">30</text:span>, 79.2<text:span text:style-name="T105">6</text:span>], 248</text:p>
      <text:p text:style-name="P179"><text:tab/>[72.08, 78.8<text:span text:style-name="T105">3</text:span>, 79.56, 79.4<text:span text:style-name="T105">0</text:span>], 183</text:p>
      <text:p text:style-name="P179"/>
      <text:p text:style-name="P223">mean:<text:tab/>[73.35, 78.85, 79.14, 79.39], 224</text:p>
      <text:p text:style-name="P227">std:<text:tab/>[1.175, 0.647, 0.892, 0.719], 23</text:p>
      <text:p text:style-name="P223"/>
      <text:p text:style-name="P224">keeping 0.5, batch_size 1280</text:p>
      <text:p text:style-name="P224"/>
      <text:p text:style-name="P224"><text:tab/>[75.18, 78.41, 78.58, 78.40], 221</text:p>
      <text:p text:style-name="P225"><text:tab/>[71.1<text:span text:style-name="T106">0</text:span>, 78.2<text:span text:style-name="T106">3</text:span>, 78.02, 77.9<text:span text:style-name="T106">8</text:span>], 235</text:p>
      <text:p text:style-name="P225"><text:tab/>[72.33, 78.29, 79.0<text:span text:style-name="T107">0</text:span>, 78.54], 208</text:p>
      <text:p text:style-name="P225"><text:soft-page-break/><text:tab/>[74.79, 79.59, 79.13, 79.0<text:span text:style-name="T107">1</text:span>], 249</text:p>
      <text:p text:style-name="P225"><text:tab/>[72.9<text:span text:style-name="T107">0</text:span>, 78.7<text:span text:style-name="T107">0</text:span>, 79.34, 79.65], 187</text:p>
      <text:p text:style-name="P179"/>
      <text:p text:style-name="P226">mean:<text:tab/>[73.26, 78.64, 78.81, 78.72], 220</text:p>
      <text:p text:style-name="P226">std:<text:tab/>[1.709, 0.559, 0.524, 0.639], 24</text:p>
      <text:p text:style-name="P226"/>
      <text:p text:style-name="P227">keeping 0.5, batch_size 1408</text:p>
      <text:p text:style-name="P227"/>
      <text:p text:style-name="P227"><text:tab/>[74.76, 79.66, 79.67, 80.03], 222</text:p>
      <text:p text:style-name="P228"><text:tab/>[76.15, 79.95, 79.9<text:span text:style-name="T108">8</text:span>, 80.13], 204</text:p>
      <text:p text:style-name="P228"><text:tab/>[73.7<text:span text:style-name="T108">6</text:span>, 78.71, 78.6<text:span text:style-name="T108">6</text:span>, 78.7<text:span text:style-name="T108">6</text:span>], 181</text:p>
      <text:p text:style-name="P228"><text:tab/>[74.02, 78.15, 78.6<text:span text:style-name="T108">6</text:span>, 78.7<text:span text:style-name="T108">0</text:span>], 182</text:p>
      <text:p text:style-name="P228"><text:tab/>[73.17, 78.9<text:span text:style-name="T108">0</text:span>, 79.31, 79.95], 244</text:p>
      <text:p text:style-name="P228"/>
      <text:p text:style-name="P227">mean:<text:tab/>[74.37, 79.07, 79.26, 79.51], 207</text:p>
      <text:p text:style-name="P227">std:<text:tab/>[1.146, 0.729, 0.593, 0.719], 27</text:p>
      <text:p text:style-name="P179"/>
      <text:p text:style-name="P130">growing [25, 50, 75], 250 epochs, milestones [120, 160, 180] for [0.1, 0.01, 0.01] with lr 0.01, keeping 0.9 <text:span text:style-name="T89">without reinit</text:span></text:p>
      <text:p text:style-name="P130"/>
      <text:p text:style-name="P130"><text:tab/>[77.22, 81.32, 81.12, 81.43], 127</text:p>
      <text:p text:style-name="P180"><text:tab/>[74.9<text:span text:style-name="T89">4</text:span>, 81.04, 81.2<text:span text:style-name="T89">3</text:span>, 81.8<text:span text:style-name="T89">3</text:span>], <text:span text:style-name="T89">170</text:span></text:p>
      <text:p text:style-name="P180"><text:tab/><text:span text:style-name="T89">[</text:span>76.63, 80.54, 81.92, 81.96], <text:span text:style-name="T89">217</text:span></text:p>
      <text:p text:style-name="P180"><text:tab/>[76.65, 81.59, 81.6<text:span text:style-name="T89">9</text:span>, 81.99], <text:span text:style-name="T89">191</text:span></text:p>
      <text:p text:style-name="P180"><text:tab/>[75.74, 80.5<text:span text:style-name="T90">0</text:span>, 81.39, 81.9<text:span text:style-name="T90">1</text:span>], <text:span text:style-name="T90">150</text:span></text:p>
      <text:p text:style-name="P180"/>
      <text:p text:style-name="P181">mean:<text:tab/>[76.24, 81.00, 81.47, 81.82], 171</text:p>
      <text:p text:style-name="P181">std:<text:tab/>[0.897, 0.478, 0.331, 0.228], 35</text:p>
      <text:p text:style-name="P181"/>
      <text:p text:style-name="P181">keeping 0.8</text:p>
      <text:p text:style-name="P181"/>
      <text:p text:style-name="P181"><text:tab/>[75.29, 80.66, 81.31, 81.59], 237</text:p>
      <text:p text:style-name="P183"><text:tab/>[74.85, 80.17, 80.27, 80.88], <text:span text:style-name="T90">234</text:span></text:p>
      <text:p text:style-name="P183"><text:tab/>[75.5<text:span text:style-name="T90">5</text:span>, 79.9<text:span text:style-name="T90">4</text:span>, 80.63, 80.85], <text:span text:style-name="T90">162</text:span></text:p>
      <text:p text:style-name="P183"><text:tab/>[76.22, 81.31, 82.17, 82.38], 138</text:p>
      <text:p text:style-name="P183"><text:tab/>[75.9<text:span text:style-name="T90">4</text:span>, 81.25, 81.88, 81.95], 163</text:p>
      <text:p text:style-name="P181"/>
      <text:p text:style-name="P181">mean:<text:tab/>[75.57, 80.67, 81.25, 81.53], 187</text:p>
      <text:p text:style-name="P181">std:<text:tab/>[0.538, 0.618, 0.805, 0.668], 46</text:p>
      <text:p text:style-name="P183"/>
      <text:p text:style-name="P184">keeping 0.7</text:p>
      <text:p text:style-name="P184"/>
      <text:p text:style-name="P184"><text:tab/>[75.28, 81.07, 81.32, 81.42], 138</text:p>
      <text:p text:style-name="P184"><text:tab/>[75.33, 81.17, 81.39, 81.65], 206</text:p>
      <text:p text:style-name="P184"><text:tab/>[72.72, 79.81, 81.01, 81.47], 237</text:p>
      <text:p text:style-name="P185"><text:tab/>[74.6<text:span text:style-name="T96">0</text:span>, 81.13, 81.71, 81.92], 222</text:p>
      <text:p text:style-name="P185"><text:tab/>[75.54, 79.65, 80.65, 80.59], 173</text:p>
      <text:p text:style-name="P185"><text:tab/>[74.6<text:span text:style-name="T96">0</text:span>, 80.45, 79.92, 80.0<text:span text:style-name="T96">8</text:span>], 213</text:p>
      <text:p text:style-name="P185"/>
      <text:p text:style-name="P199">mean:<text:tab/><text:span text:style-name="T97">[74.68, 80.55, 81.00, 81.36], 198</text:span></text:p>
      <text:p text:style-name="P200"><text:soft-page-break/>std:<text:tab/>[1.037, 0.687, 0.640, 0.649], 37</text:p>
      <text:p text:style-name="P185"/>
      <text:p text:style-name="P186">keeping 0.6</text:p>
      <text:p text:style-name="P186"/>
      <text:p text:style-name="P186"><text:tab/>[74.44, 79.97, 80.82, 81.04], 189</text:p>
      <text:p text:style-name="P187"><text:tab/>[74.06, 80.21, 81.<text:span text:style-name="T91">80,</text:span> 81.99], 231</text:p>
      <text:p text:style-name="P187"><text:tab/>[73.5<text:span text:style-name="T91">0</text:span>, 79.4<text:span text:style-name="T91">1</text:span>, 80.2<text:span text:style-name="T91">6</text:span>, 80.0<text:span text:style-name="T91">1</text:span>], 146</text:p>
      <text:p text:style-name="P187"><text:tab/>[73.32, 79.68, 80.3<text:span text:style-name="T91">7</text:span>, 80.72], 190</text:p>
      <text:p text:style-name="P187"><text:tab/>[73.9<text:span text:style-name="T91">8</text:span>, 80.02, 80.5<text:span text:style-name="T91">0</text:span>, 80.47], 236</text:p>
      <text:p text:style-name="P187"/>
      <text:p text:style-name="P188">mean:<text:tab/>[73.86, 79.86, 80.75, 80.85], 198</text:p>
      <text:p text:style-name="P188">std:<text:tab/>[0.451, 0.314, 0.623, 0.742], 37</text:p>
      <text:p text:style-name="P190"/>
      <text:p text:style-name="P188">keeping 0.5</text:p>
      <text:p text:style-name="P188"/>
      <text:p text:style-name="P188"><text:tab/>[73.30, 79.93, 80.30, 80.54], 250</text:p>
      <text:p text:style-name="P188"><text:tab/>[73.39, 80.26, 80.13, 80.34], 152</text:p>
      <text:p text:style-name="P190"><text:tab/>[71.67, 78.59, 79.79, 80.1<text:span text:style-name="T92">9</text:span>], 151</text:p>
      <text:p text:style-name="P190"><text:tab/>[69.8<text:span text:style-name="T92">7</text:span>, 78.1<text:span text:style-name="T92">6</text:span>, 80.31, 80.32], 222</text:p>
      <text:p text:style-name="P190"><text:tab/>[73.56, 79.1<text:span text:style-name="T92">9</text:span>, 81.1<text:span text:style-name="T92">6</text:span>, 81.29], 214</text:p>
      <text:p text:style-name="P190"/>
      <text:p text:style-name="P188">mean:<text:tab/>[72.36, 79.23, 80.34, 80.54], 198</text:p>
      <text:p text:style-name="P188">std:<text:tab/>[1.586, 0.881, 0.505, 0.440], 44</text:p>
      <text:p text:style-name="P190"/>
      <text:p text:style-name="P214">keeping 0.4</text:p>
      <text:p text:style-name="P214"/>
      <text:p text:style-name="P214"><text:tab/>[71.74, 78.44, 79.59, 79.38], 135</text:p>
      <text:p text:style-name="P215"><text:tab/>[73.21, 78.5<text:span text:style-name="T103">5</text:span>, 80.24, 80.27], <text:span text:style-name="T103">221</text:span></text:p>
      <text:p text:style-name="P215"><text:tab/>[72.4<text:span text:style-name="T103">4</text:span>, 78.1<text:span text:style-name="T103">6</text:span>, 79.54, 79.22], <text:span text:style-name="T103">162</text:span></text:p>
      <text:p text:style-name="P215"><text:tab/>[69.64, 78.02, 79.06, 79.42], <text:span text:style-name="T103">180</text:span></text:p>
      <text:p text:style-name="P215"/>
      <text:p text:style-name="P216">mean:<text:tab/>[71.76, 78.29, 79.61, 79.57], 175</text:p>
      <text:p text:style-name="P216">std:<text:tab/>[1.534, 0.245, 0.485, 0.473], 36</text:p>
      <text:p text:style-name="P190"/>
      <text:p text:style-name="P205">keeping 0.3 <text:s text:c="9"/></text:p>
      <text:p text:style-name="P205"/>
      <text:p text:style-name="P205"><text:tab/>[70.03, 77.08, 78.44, 78.88], 195</text:p>
      <text:p text:style-name="P206"><text:tab/>[70.84, 76.88, 77.9<text:span text:style-name="T99">1</text:span>, 77.9<text:span text:style-name="T99">0</text:span>], 187</text:p>
      <text:p text:style-name="P206"><text:tab/>[68.57, 76.71, 77.96, 78.13], 212</text:p>
      <text:p text:style-name="P206"><text:tab/>[68.83, 77.<text:span text:style-name="T99">80</text:span>, 79.0<text:span text:style-name="T99">5</text:span>, 78.68], 245</text:p>
      <text:p text:style-name="P206"><text:tab/>[69.25, 78.4<text:span text:style-name="T99">0</text:span>, 78.63, 78.79], 195</text:p>
      <text:p text:style-name="P206"/>
      <text:p text:style-name="P207">mean:<text:tab/>[69.50, 77.37, 78.40, 78.48], 207</text:p>
      <text:p text:style-name="P207">std:<text:tab/>[0.929, 0.708, 0.477, 0.434], 23</text:p>
      <text:p text:style-name="P207"/>
      <text:p text:style-name="P208">keeping 0.2</text:p>
      <text:p text:style-name="P208"/>
      <text:p text:style-name="P208"><text:tab/>[67.17, 75.54, 76.40, 77.05], 216</text:p>
      <text:p text:style-name="P210"><text:tab/>[62.23, 72.77, 75.6<text:span text:style-name="T100">6</text:span>, 76.28], 188</text:p>
      <text:p text:style-name="P210"><text:tab/>[65.59, 74.75, 76.4<text:span text:style-name="T100">1</text:span>, 75.97], 143</text:p>
      <text:p text:style-name="P210"><text:soft-page-break/><text:tab/>[67.84, 74.96, 76.64, 76.53], 166</text:p>
      <text:p text:style-name="P210"><text:tab/>[67.84, 74.88, 76.0<text:span text:style-name="T100">1</text:span>, 76.1<text:span text:style-name="T100">2</text:span>], 187</text:p>
      <text:p text:style-name="P210"/>
      <text:p text:style-name="P208">mean:<text:tab/>[66.11, 74.58, 76.22, 76.39], 180</text:p>
      <text:p text:style-name="P208">std:<text:tab/>[2.358, 1.056, 0.388, 0.423], 27</text:p>
      <text:p text:style-name="P208"/>
      <text:p text:style-name="P211">keeping 0.1</text:p>
      <text:p text:style-name="P211"/>
      <text:p text:style-name="P211"><text:tab/>[56.07, 68.44, 71.13, 67.77], 238</text:p>
      <text:p text:style-name="P213"><text:tab/>[52.9<text:span text:style-name="T101">7</text:span>, 67.85, 69.47, 69.52], 247</text:p>
      <text:p text:style-name="P213"><text:tab/>[57.85, 67.6<text:span text:style-name="T101">6</text:span>, 69.81, 67.7<text:span text:style-name="T101">6</text:span>], 234</text:p>
      <text:p text:style-name="P213"><text:tab/>[54.51, 64.81, 69.47, 69.7<text:span text:style-name="T101">0</text:span>], 164</text:p>
      <text:p text:style-name="P213"><text:tab/>[58.8<text:span text:style-name="T101">0</text:span>, 67.<text:span text:style-name="T101">30</text:span>, 68.64, 68.0<text:span text:style-name="T101">1</text:span>], 235</text:p>
      <text:p text:style-name="P213"/>
      <text:p text:style-name="P211">mean:<text:tab/>[56.04, 67.21, 69.70, 68.55<text:span text:style-name="T102">]</text:span>, 223</text:p>
      <text:p text:style-name="P211">std:<text:tab/>[2.380, 1.405, 0.906, 0.973], 34</text:p>
      <text:p text:style-name="P211"/>
      <text:p text:style-name="P239">growing [25, 50, 75], 250 epochs milestones [120, 160, 180] for [0.1, 0.01, 0.01] with lr 0.01 without reinit batch size 128, pruning [10, 35, 60, 85, 95, 105, 115]</text:p>
      <text:p text:style-name="P239"/>
      <text:p text:style-name="P249">keeping 0.8, pruning each time by 0.90</text:p>
      <text:p text:style-name="P249"><text:tab/>[71.83, 78.63, 80.79, 81.50], 169,</text:p>
      <text:p text:style-name="P249"><text:tab/>[73.50, 81.10, 81.92, 82.07], 165,</text:p>
      <text:p text:style-name="P249"><text:tab/>[75.22, 80.63, 82.02, 82.34], 191,</text:p>
      <text:p text:style-name="P249"><text:tab/>[74.89, 79.76, 80.98, 81.54], 161,</text:p>
      <text:p text:style-name="P249"><text:tab/>[75.03, 81.53, 80.98, 81.45], 210,</text:p>
      <text:p text:style-name="P249"/>
      <text:p text:style-name="P249">means:<text:tab/>[74.09, 80.33, 81.34, 81.78]</text:p>
      <text:p text:style-name="P249">stds:<text:tab/>[1.437, 1.155, 0.583, 0.401]</text:p>
      <text:p text:style-name="P249">std%:<text:tab/>[1.939, 1.438, 0.717, 0.490]</text:p>
      <text:p text:style-name="P239"/>
      <text:p text:style-name="P249">keeping 0.7, pruning each time by 0.89</text:p>
      <text:p text:style-name="P249"><text:tab/>[73.84, 80.34, 81.48, 81.60], 239,</text:p>
      <text:p text:style-name="P249"><text:tab/>[72.87, 80.25, 80.62, 80.83], 150,</text:p>
      <text:p text:style-name="P249"><text:tab/>[75.03, 80.91, 81.60, 82.05], 183,</text:p>
      <text:p text:style-name="P249"><text:tab/>[73.81, 80.81, 81.44, 82.10], 205,</text:p>
      <text:p text:style-name="P249"><text:tab/>[74.15, 81.25, 81.84, 81.92], 197,</text:p>
      <text:p text:style-name="P249"/>
      <text:p text:style-name="P249">means:<text:tab/>[73.94, 80.71, 81.40, 81.70]</text:p>
      <text:p text:style-name="P249">stds:<text:tab/>[0.775, 0.415, 0.461, 0.524]</text:p>
      <text:p text:style-name="P249">std%:<text:tab/>[1.048, 0.515, 0.566, 0.641]</text:p>
      <text:p text:style-name="P239"/>
      <text:p text:style-name="P246">keeping 0.6, pruning each time by 0.85</text:p>
      <text:p text:style-name="P246"><text:tab/>[72.67, 79.92, 81.23, 81.44], 199,</text:p>
      <text:p text:style-name="P246"><text:tab/>[70.89, 79.63, 81.10, 81.46], 130,</text:p>
      <text:p text:style-name="P246"><text:tab/>[70.55, 78.98, 80.81, 81.40], 144,</text:p>
      <text:p text:style-name="P246"><text:tab/>[72.05, 80.64, 81.96, 82.61], 244,</text:p>
      <text:p text:style-name="P246"><text:tab/>[70.19, 78.61, 80.93, 81.16], 191,</text:p>
      <text:p text:style-name="P246"/>
      <text:p text:style-name="P246">means:<text:tab/>[71.27, 79.56, 81.21, 81.61]</text:p>
      <text:p text:style-name="P246"><text:soft-page-break/>stds:<text:tab/>[1.049, 0.797, 0.451, 0.570]</text:p>
      <text:p text:style-name="P246">std%:<text:tab/>[1.471, 1.002, 0.555, 0.698]</text:p>
      <text:p text:style-name="P239"/>
      <text:p text:style-name="P239">keeping 0.5, pruning each time by 0.8</text:p>
      <text:p text:style-name="P239"><text:tab/>[67.45, 77.13, 80.10, 81.47], 225,</text:p>
      <text:p text:style-name="P239"><text:tab/>[67.09, 78.63, 80.75, 81.13], 159,</text:p>
      <text:p text:style-name="P239"><text:tab/>[66.76, 78.44, 80.43, 81.26], 240,</text:p>
      <text:p text:style-name="P239"><text:tab/>[69.28, 78.22, 80.29, 80.95], 140,</text:p>
      <text:p text:style-name="P239"><text:tab/>[68.90, 79.45, 81.00, 81.67], 197,</text:p>
      <text:p text:style-name="P239"/>
      <text:p text:style-name="P239">means:<text:tab/>[67.90, 78.37, 80.51, 81.30]</text:p>
      <text:p text:style-name="P239">stds:<text:tab/>[1.125, 0.836, 0.361, 0.282]</text:p>
      <text:p text:style-name="P239">std%:<text:tab/>[1.657, 1.067, 0.448, 0.347]</text:p>
      <text:p text:style-name="P242"/>
      <text:p text:style-name="P240">keeping 0.<text:span text:style-name="T116">4</text:span>, pruning each time by 0.<text:span text:style-name="T116">75</text:span></text:p>
      <text:p text:style-name="P240"><text:tab/>[63.75, 78.12, 79.48, 80.83], 244,</text:p>
      <text:p text:style-name="P240"><text:tab/>[63.77, 73.21, 78.80, 80.51], 196,</text:p>
      <text:p text:style-name="P240"><text:tab/>[64.14, 77.18, 79.30, 80.23], 217,</text:p>
      <text:p text:style-name="P240"><text:tab/>[61.67, 77.64, 79.65, 80.2<text:span text:style-name="T116">0</text:span>], 235,</text:p>
      <text:p text:style-name="P240"><text:tab/>[63.11, 73.87, 79.08, 80.92], 237,</text:p>
      <text:p text:style-name="P240"/>
      <text:p text:style-name="P240">means:<text:tab/>[63.29, 76.00, 79.26, 80.54]</text:p>
      <text:p text:style-name="P240">stds:<text:tab/>[0.977, 2.286, 0.334, 0.332]</text:p>
      <text:p text:style-name="P240">std%:<text:tab/>[1.544, 3.007, 0.421, 0.412]</text:p>
      <text:p text:style-name="P240"/>
      <text:p text:style-name="P244">keeping 0.3, pruning each time by 0.7</text:p>
      <text:p text:style-name="P244"><text:tab/>[57.58, 74.35, 78.18, 79.80], 220,</text:p>
      <text:p text:style-name="P244"><text:tab/>[62.30, 76.36, 78.19, 79.94], 217,</text:p>
      <text:p text:style-name="P244"><text:tab/>[54.75, 73.64, 77.89, 78.98], 228,</text:p>
      <text:p text:style-name="P244"><text:tab/>[53.18, 74.52, 76.73, 75.75], 77,</text:p>
      <text:p text:style-name="P244"><text:tab/>[64.01, 75.03, 79.87, 81.36], 200,</text:p>
      <text:p text:style-name="P244"/>
      <text:p text:style-name="P244">means:<text:tab/>[58.36, 74.78, 78.17, 79.17]</text:p>
      <text:p text:style-name="P244">stds:<text:tab/>[4.688, 1.014, 1.123, 2.093]</text:p>
      <text:p text:style-name="P244">std%:<text:tab/>[8.033, 1.356, 1.436, 2.643]</text:p>
      <text:p text:style-name="P243"/>
      <text:p text:style-name="P246">keeping 0.2, pruning each time by 0.6</text:p>
      <text:p text:style-name="P246"><text:tab/>[50.28, 69.82, 75.80, 78.61], 198,</text:p>
      <text:p text:style-name="P246"><text:tab/>[54.29, 65.16, 74.80, 78.38], 219,</text:p>
      <text:p text:style-name="P246"><text:tab/>[46.10, 70.43, 76.06, 78.99], 240,</text:p>
      <text:p text:style-name="P246"><text:tab/>[51.43, 69.88, 75.68, 78.51], 227,</text:p>
      <text:p text:style-name="P246"><text:tab/>[48.57, 68.41, 75.85, 78.37], 200,</text:p>
      <text:p text:style-name="P246"/>
      <text:p text:style-name="P246">means:<text:tab/>[50.13, 68.74, 75.64, 78.58]</text:p>
      <text:p text:style-name="P246">stds:<text:tab/>[3.070, 2.136, 0.488, 0.254]</text:p>
      <text:p text:style-name="P246">std%:<text:tab/>[6.123, 3.107, 0.645, 0.323]</text:p>
      <text:p text:style-name="P246"/>
      <text:p text:style-name="P246"/>
      <text:p text:style-name="P251">growing [25, 50, 75] 250 epochs milestones [120, 160, 180] for [0.1, 0.01, 0.01] with lr 0.01 without reinit, batch_size 128, pruning [10, 35, 60, 85, 95, 105]</text:p>
      <text:p text:style-name="P251"><text:soft-page-break/>pruning each type by 0.9 without minimum. Sparcity: [0.53, 0.59, 0.66, 0.73]</text:p>
      <text:p text:style-name="P246"/>
      <text:p text:style-name="P246"><text:tab/>[70.25, 80.22, 81.17, 81.59], 208,</text:p>
      <text:p text:style-name="P246"><text:tab/>[67.22, 79.68, 81.50, 81.94], 231,</text:p>
      <text:p text:style-name="P246"/>
      <text:p text:style-name="P246">means:<text:tab/>[68.74, 79.95, 81.33, 81.76]</text:p>
      <text:p text:style-name="P246">stds:<text:tab/>[2.143, 0.382, 0.233, 0.247]</text:p>
      <text:p text:style-name="P246">std%:<text:tab/>[3.117, 0.478, 0.287, 0.303]</text:p>
      <text:p text:style-name="P248"/>
      <text:p text:style-name="P252">pruning by 0.8 without minimum. Sparcity: [0.26, 0.33, 0.41, 0.51]</text:p>
      <text:p text:style-name="P252"/>
      <text:p text:style-name="P252"><text:tab/>[68.45, 76.77, 77.1<text:span text:style-name="T118">0</text:span>, 74.07], 77,</text:p>
      <text:p text:style-name="P252"><text:tab/>[66.47, 75.31, 76.81, 75.67], 84,</text:p>
      <text:p text:style-name="P252"/>
      <text:p text:style-name="P252">means:<text:tab/>[67.46, 76.04, 76.95, 74.87]</text:p>
      <text:p text:style-name="P252">stds:<text:tab/>[1.400, 1.032, 0.205, 1.131]</text:p>
      <text:p text:style-name="P252">std%:<text:tab/>[2.075, 1.358, 0.266, 1.511]</text:p>
      <text:p text:style-name="P253"/>
      <text:p text:style-name="P254">comparison with accuracy of same sparcity for every IC:</text:p>
      <text:p text:style-name="P254"><text:tab/>[0.2, 0.3, 0.4, 0.5]</text:p>
      <text:p text:style-name="P254">iterative pruning:</text:p>
      <text:p text:style-name="P254"><text:tab/>[<text:span text:style-name="T117">50.13, <text:s/>74.78, <text:s/>79.26, <text:s/>81.30</text:span>]</text:p>
      <text:p text:style-name="P254">classic pruning:</text:p>
      <text:p text:style-name="P254"><text:tab/>[ <text:span text:style-name="T100">66.11, <text:s/>77.37, <text:s/>79.61, <text:s/>80.54</text:span>]</text:p>
      <text:p text:style-name="P254"/>
      <text:p text:style-name="P254"/>
      <text:p text:style-name="P310">Dense tests</text:p>
      <text:p text:style-name="P254"/>
      <text:p text:style-name="P255">prune 0.8 epochs prune [10, 35, 60, 85, 95, 105] iterative pruning: S<text:span text:style-name="T119">p</text:span>arcity: [0.26, 0.33, 0.41, 0.51]</text:p>
      <text:p text:style-name="P255"><text:tab/>[68.87, 78.81, 79.31, 80.12], 82,</text:p>
      <text:p text:style-name="P255"><text:tab/>[68.31, 81.74, 82.33, 82.43], 84,</text:p>
      <text:p text:style-name="P255"><text:tab/>[69.01, 79.98, 81.33, 79.99], 83, → real sparcity: []</text:p>
      <text:p text:style-name="P255"><text:tab/>[68.64, 80.01, 81.28, 80.97], 82,</text:p>
      <text:p text:style-name="P255"><text:tab/>[72.14, 81.34, 81.29, 80.32], 75,</text:p>
      <text:p text:style-name="P255"/>
      <text:p text:style-name="P255">means:<text:tab/>[69.39, 80.38, 81.11, 80.77]</text:p>
      <text:p text:style-name="P255"><text:s/>stds:<text:tab/>[1.560, 1.18,0 1.109, 1.004]</text:p>
      <text:p text:style-name="P255"><text:s/>std%:<text:tab/>[2.245, 1.463, 1.356, 1.243]</text:p>
      <text:p text:style-name="P255"><text:s/></text:p>
      <text:p text:style-name="P256">pb with the selection of the best model → had much higher accuracy for the last output on later models</text:p>
      <text:p text:style-name="P256"/>
      <text:p text:style-name="P257">prune 0.8 epoch prune [10, 35, 60, 85, 95, 105, 125, 130] iterative pruning: Sparcity: [0.5, 0.6, 0.7, 0.8]</text:p>
      <text:p text:style-name="P257"><text:tab/>[70.99, 82.16, 83.22, 84.41], 219,</text:p>
      <text:p text:style-name="P257"><text:tab/>[71.85, 82.30, 83.17, 84.22], 227,</text:p>
      <text:p text:style-name="P257"><text:tab/>[71.04, 81.94, 82.65, 84.10], 184,</text:p>
      <text:p text:style-name="P257"><text:tab/>[69.52, 81.80, 82.84, 83.88], 149,</text:p>
      <text:p text:style-name="P257"><text:tab/>[72.28, 82.64, 83.96, 84.80], 208,</text:p>
      <text:p text:style-name="P257"><text:s/></text:p>
      <text:p text:style-name="P257"><text:s/>mean:<text:tab/>[71.14, 82.17, 83.17, 84.28]</text:p>
      <text:p text:style-name="P257"><text:s/>stds:<text:tab/>[1.056, 0.327, 0.501, 0.348]</text:p>
      <text:p text:style-name="P257"><text:s/>std%:<text:tab/>[1.484, 0.398, 0.603, 0.412]</text:p>
      <text:p text:style-name="P257"><text:s/></text:p>
      <text:p text:style-name="P258">prune 0.8 epoch prune [10, 35, 60, 85, 95, 105, 125, 130] iterative pruning: <text:span text:style-name="T120">sparcity: [0.5, 0.6, 0.7, 0.8]</text:span></text:p>
      <text:p text:style-name="P258"><text:tab/>[70.10, 81.70, 83.03, 84.08], 140,</text:p>
      <text:p text:style-name="P258"><text:tab/>[70.65, 81.83, 84.30, 84.71], 123,</text:p>
      <text:p text:style-name="P258"><text:tab/>[69.42, 82.39, 83.38, 84.59], 177,</text:p>
      <text:p text:style-name="P258"><text:tab/>[70.37, 81.97, 83.75, 84.39], 143,</text:p>
      <text:p text:style-name="P258"><text:tab/>[70.75, 82.42, 82.99, 84.0<text:span text:style-name="T120">0</text:span>], 177,</text:p>
      <text:p text:style-name="P258"><text:s/></text:p>
      <text:p text:style-name="P258"><text:s/>mean:<text:tab/>[70.26, 82.06, 83.49, 84.35]</text:p>
      <text:p text:style-name="P258"><text:s/>stds:<text:tab/>[0.533, 0.328, 0.547, 0.310]</text:p>
      <text:p text:style-name="P258"><text:s/>std%:<text:tab/>[0.758, 0.399, 0.655, 0.367]</text:p>
      <text:p text:style-name="P258"/>
      <text:p text:style-name="P259">################################################################################</text:p>
      <text:p text:style-name="P259"/>
      <text:p text:style-name="P259">skip_layer pruning prune [0.<text:span text:style-name="T121">8</text:span>, 0.<text:span text:style-name="T121">8</text:span>, 0.<text:span text:style-name="T121">8</text:span>, 0.<text:span text:style-name="T121">8</text:span>] at [10, 35, 60, 85] →<text:span text:style-name="T123"> 135 512/169 392</text:span></text:p>
      <text:p text:style-name="P259"><text:tab/>[76.68, 83.2<text:span text:style-name="T123">0</text:span>, 83.74, 84.74], 241,</text:p>
      <text:p text:style-name="P259"><text:tab/>[77.69, 84.43, 84.64, 85.27], 151,</text:p>
      <text:p text:style-name="P259"><text:tab/>[75.54, 82.37, 83.75, 84.93], 231,</text:p>
      <text:p text:style-name="P259"><text:tab/>[77.04, 83.43, 84.05, 85.18], 202,</text:p>
      <text:p text:style-name="P259"><text:tab/>[76.80, 83.56, 84.53, 85.47], 133,</text:p>
      <text:p text:style-name="P259"/>
      <text:p text:style-name="P259">means:<text:tab/>[76.75, 83.40, 84.14, 85.12]</text:p>
      <text:p text:style-name="P259"><text:soft-page-break/>stds:<text:tab/>[0.781, 0.740, 0.425, 0.287]</text:p>
      <text:p text:style-name="P259">std%:<text:tab/>[1.017, 0.887, 0.505, 0.337]</text:p>
      <text:p text:style-name="P259"/>
      <text:p text:style-name="P305">skip_layer pruning prune [0.75, 0.75, 0.75, 0.75] →<text:span text:style-name="T140"> 127 044</text:span></text:p>
      <text:p text:style-name="P305"><text:tab/>[75.81, 82.91, 83.45, 84.90], 178,</text:p>
      <text:p text:style-name="P305"><text:tab/>[75.94, 82.88, 84.15, 85.14], 143,</text:p>
      <text:p text:style-name="P305"><text:tab/>[75.60, 82.99, 83.57, 84.87], 127,</text:p>
      <text:p text:style-name="P305"><text:tab/>[75.53, 82.64, 83.83, 84.86], 217,</text:p>
      <text:p text:style-name="P305"><text:tab/>[75.84, 82.21, 83.57, 84.69], 164,</text:p>
      <text:p text:style-name="P305"/>
      <text:p text:style-name="P305">means:<text:tab/>[75.74, 82.73, 83.71, 84.89]</text:p>
      <text:p text:style-name="P305">stds:<text:tab/>[0.172, 0.317, 0.281, 0.161]</text:p>
      <text:p text:style-name="P305">std%:<text:tab/>[0.227, 0.383, 0.335, 0.190]</text:p>
      <text:p text:style-name="P259"/>
      <text:p text:style-name="P260">skip_layer pruning prune [0.7, 0.7, 0.7, 0.7] at [10, 35, 60, 85] →<text:span text:style-name="T123"> 118 572/169 392</text:span></text:p>
      <text:p text:style-name="P260"><text:tab/>[75.21, 82.92, 83.78, 84.59], <text:span text:style-name="T123">246</text:span></text:p>
      <text:p text:style-name="P260"><text:tab/>[75.68, 82.95, 83.28, 84.23], 234</text:p>
      <text:p text:style-name="P300"><text:tab/>[74.9<text:span text:style-name="T123">0</text:span>, 81.97, 82.88, 84.2<text:span text:style-name="T123">3</text:span>], <text:span text:style-name="T123">179</text:span></text:p>
      <text:p text:style-name="P300"><text:tab/>[75.03, 82.49, 83.17, 84.52], <text:span text:style-name="T123">175</text:span></text:p>
      <text:p text:style-name="P300"><text:tab/>[73.54, 82.36, 84.68, 84.9<text:span text:style-name="T123">4</text:span>]</text:p>
      <text:p text:style-name="P260"/>
      <text:p text:style-name="P260">means:<text:tab/>[74.87, 82.54, 83.56, 84.50], 208</text:p>
      <text:p text:style-name="P260">stds:<text:tab/>[0.801, 0.410, 0.706, 0.295], 37</text:p>
      <text:p text:style-name="P260"/>
      <text:p text:style-name="P306">skip_layer pruning prune [0.65, 0.65, 0.65, 0.65] →110 103</text:p>
      <text:p text:style-name="P306"><text:tab/>[73.96, 83.06, 83.72, 84.61], 177,</text:p>
      <text:p text:style-name="P306"><text:tab/>[75.14, 82.56, 83.41, 84.96], 144,</text:p>
      <text:p text:style-name="P306"><text:tab/>[75.06, 82.59, 84.15, 84.80], 121,</text:p>
      <text:p text:style-name="P306"><text:tab/>[75.17, 83.14, 83.78, 84.86], 230,</text:p>
      <text:p text:style-name="P306"><text:tab/>[73.53, 82.04, 83.22, 84.12], 189,</text:p>
      <text:p text:style-name="P306"/>
      <text:p text:style-name="P306">means:<text:tab/>[74.57, 82.68, 83.66, 84.67]</text:p>
      <text:p text:style-name="P306">stds:<text:tab/>[0.771, 0.444, 0.359, 0.333]</text:p>
      <text:p text:style-name="P306">std%:<text:tab/>[1.034, 0.537, 0.429, 0.393]</text:p>
      <text:p text:style-name="P260"/>
      <text:p text:style-name="P261">skip_layer pruning prune [0.6, 0.6, 0.6, 0.6] at [10, 35, 60, 85]→<text:span text:style-name="T123"> 101 633/169 392</text:span></text:p>
      <text:p text:style-name="P261"><text:tab/>[74.14, 81.70, 83.12, 84.31], 132,</text:p>
      <text:p text:style-name="P261"><text:tab/>[74.17, 82.02, 83.24, 84.68], 185,</text:p>
      <text:p text:style-name="P261"><text:tab/>[74.47, 81.54, 83.56, 84.5<text:span text:style-name="T123">0</text:span>], 248,</text:p>
      <text:p text:style-name="P261"><text:tab/>[73.27, 81.73, 83.09, 84.31], 165,</text:p>
      <text:p text:style-name="P261"><text:tab/>[73.47, 82.26, 83.39, 84.15], 212,</text:p>
      <text:p text:style-name="P261"/>
      <text:p text:style-name="P261">means:<text:tab/>[73.90, 81.85, 83.28, 84.39]</text:p>
      <text:p text:style-name="P261">stds:<text:tab/>[0.509, 0.287, 0.196, 0.204]</text:p>
      <text:p text:style-name="P261">std%:<text:tab/>[0.689, 0.351, 0.235, 0.242]</text:p>
      <text:p text:style-name="P261"/>
      <text:p text:style-name="P317">skip_layer pruning prune [0.53, 0.53, 0.53, 0.53] → 89 777</text:p>
      <text:p text:style-name="P317"><text:tab/>[73.76, 82.38, 83.41, 84.55], 184</text:p>
      <text:p text:style-name="P317"><text:tab/>[72.42, 81.98, 83.12, 84.17], 202</text:p>
      <text:p text:style-name="P317"><text:tab/>[72.11, 81.44, 82.59, 83.58], 197</text:p>
      <text:p text:style-name="P317"><text:soft-page-break/><text:tab/>[73.36, 82.40, 83.45, 84.25], 180</text:p>
      <text:p text:style-name="P317"><text:tab/>[72.49, 82.17, 83.93, 84.59], 244</text:p>
      <text:p text:style-name="P317">means:<text:tab/>[72.83, 82.07, 83.30, 84.23]</text:p>
      <text:p text:style-name="P317">stds:<text:tab/>[0.698, 0.394, 0.492, 0.406]</text:p>
      <text:p text:style-name="P261"><text:tab/></text:p>
      <text:p text:style-name="P261">skip_layer pruning prune [0.5, 0.5, 0.5, 0.5] at [10, 35, 60, 85] →<text:span text:style-name="T123"> 84 696/169 392</text:span></text:p>
      <text:p text:style-name="P262"><text:tab/>[72.13, 82.06, 82.65, 84.6<text:span text:style-name="T123">9</text:span>], 162,</text:p>
      <text:p text:style-name="P262"><text:tab/>[73.71, 81.9<text:span text:style-name="T123">4</text:span>, 83.59, 84.5<text:span text:style-name="T123">5</text:span>], 235,</text:p>
      <text:p text:style-name="P262"><text:tab/>[72.47, 82.36, 83.07, 84.35], 195,</text:p>
      <text:p text:style-name="P262"><text:tab/>[70.6<text:span text:style-name="T123">6</text:span>, 80.5<text:span text:style-name="T123">5</text:span>, 83.31, 84.42], 146,</text:p>
      <text:p text:style-name="P262"><text:tab/>[72.13, 81.0<text:span text:style-name="T123">0</text:span>, 82.67, 83.99], 187,</text:p>
      <text:p text:style-name="P262"/>
      <text:p text:style-name="P262">means:<text:tab/>[72.2<text:span text:style-name="T123">2</text:span>, 81.58, 83.0<text:span text:style-name="T123">6</text:span>, 84.<text:span text:style-name="T123">40</text:span>]</text:p>
      <text:p text:style-name="P262">stds:<text:tab/>[1.08<text:span text:style-name="T123">8</text:span>, 0.769, 0.407, 0.263]</text:p>
      <text:p text:style-name="P262">std%:<text:tab/>[1.506, 0.94<text:span text:style-name="T123">3</text:span>, 0.490, 0.312]</text:p>
      <text:p text:style-name="P262"/>
      <text:p text:style-name="P317">skip_layer pruning prune [0.43, 0.43, 0.43, 0.43] → 72 836</text:p>
      <text:p text:style-name="P317"><text:tab/>[71.18, 81.25, 82.30, 83.69], 230</text:p>
      <text:p text:style-name="P317"><text:tab/>[67.61, 81.54, 82.94, 84.20], 181</text:p>
      <text:p text:style-name="P317"><text:tab/>[68.35, 81.65, 83.96, 84.69], 180</text:p>
      <text:p text:style-name="P317"><text:tab/>[70.09, 81.11, 82.68, 83.77], 126</text:p>
      <text:p text:style-name="P317"><text:tab/>[69.95, 80.97, 82.30, 83.62], 228</text:p>
      <text:p text:style-name="P317">means:<text:tab/>[69.44, 81.30, 82.84, 83.99]</text:p>
      <text:p text:style-name="P317">stds:<text:tab/>[1.436, 0.286, 0.684, 0.450]</text:p>
      <text:p text:style-name="P262"/>
      <text:p text:style-name="P263">skip_layer pruning prune [0.4, 0.4, 0.4, 0.4] at [10, 35, 60, 85] →<text:span text:style-name="T124"> 67 755/169 392</text:span></text:p>
      <text:p text:style-name="P264"><text:tab/>[68.1<text:span text:style-name="T124">9</text:span>, 81.18, 82.72, 83.61], 120,</text:p>
      <text:p text:style-name="P264"><text:tab/>[66.7<text:span text:style-name="T124">6</text:span>, 80.45, 82.9<text:span text:style-name="T124">1</text:span>, 84.1<text:span text:style-name="T124">6</text:span>], 245,</text:p>
      <text:p text:style-name="P264"><text:tab/>[69.6<text:span text:style-name="T124">2</text:span>, 81.22, 82.89, 83.8<text:span text:style-name="T124">7</text:span>], 189,</text:p>
      <text:p text:style-name="P264"><text:tab/>[66.42, 81.5<text:span text:style-name="T124">1</text:span>, 82.29, 83.6<text:span text:style-name="T124">9</text:span>], 135,</text:p>
      <text:p text:style-name="P264"><text:tab/>[68.2<text:span text:style-name="T124">0</text:span>, 80.9<text:span text:style-name="T124">4</text:span>, 82.4<text:span text:style-name="T124">0</text:span>, 83.5<text:span text:style-name="T124">0</text:span>], 243,</text:p>
      <text:p text:style-name="P264"/>
      <text:p text:style-name="P264">means:<text:tab/>[67.8<text:span text:style-name="T124">4</text:span>, 81.0<text:span text:style-name="T124">6</text:span>, 82.64, 83.7<text:span text:style-name="T124">7</text:span>]</text:p>
      <text:p text:style-name="P264">stds:<text:tab/>[1.28<text:span text:style-name="T124">5</text:span>, 0.39<text:span text:style-name="T124">7</text:span>, 0.28<text:span text:style-name="T124">4</text:span>, 0.258]</text:p>
      <text:p text:style-name="P264">std%:<text:tab/>[1.89<text:span text:style-name="T124">0</text:span>, 0.489, 0.343, 0.308]</text:p>
      <text:p text:style-name="P264"/>
      <text:p text:style-name="P320">skip_layer pruning prune [0.33, 0.33, 0.33, 0.33] → 55 897</text:p>
      <text:p text:style-name="P320"><text:tab/>[63.95, 81.07, 82.63, 83.14], 217</text:p>
      <text:p text:style-name="P320"><text:tab/>[68.29, 79.11, 82.05, 82.94], 195</text:p>
      <text:p text:style-name="P320"><text:tab/>[68.40, 79.97, 81.64, 82.99], 207</text:p>
      <text:p text:style-name="P320"><text:tab/>[66.94, 80.86, 82.50, 83.92], 138</text:p>
      <text:p text:style-name="P320"><text:tab/>[62.18, 80.14, 81.65, 82.47], 198</text:p>
      <text:p text:style-name="P320">means:<text:tab/>[65.95, 80.23, 82.09, 83.09]</text:p>
      <text:p text:style-name="P320">stds:<text:tab/>[2.769, 0.780, 0.463, 0.526]</text:p>
      <text:p text:style-name="P264"/>
      <text:p text:style-name="P265">skip_layer pruning prune [0.3, 0.3, 0.3, 0.3] at [10, 35, 60, 85] →<text:span text:style-name="T124"> 50 816/169 392</text:span></text:p>
      <text:p text:style-name="P265"><text:tab/>[62.52, 77.92, 81.48, 82.53], 204,</text:p>
      <text:p text:style-name="P265"><text:tab/>[69.2<text:span text:style-name="T124">0</text:span>, 80.04, 80.79, 82.22], 135,</text:p>
      <text:p text:style-name="P265"><text:tab/>[64.60, 79.28, 81.58, 82.78], 188,</text:p>
      <text:p text:style-name="P265"><text:tab/>[66.52, 79.48, 80.68, 81.87], 184,</text:p>
      <text:p text:style-name="P265"><text:soft-page-break/><text:tab/>[68.31, 79.72, 81.91, 83.42], 154,</text:p>
      <text:p text:style-name="P265"/>
      <text:p text:style-name="P265">means:<text:tab/>[66.23, 79.29, 81.29, 82.56]</text:p>
      <text:p text:style-name="P265">stds:<text:tab/>[2.723, 0.816, 0.531, 0.587]</text:p>
      <text:p text:style-name="P265">std%:<text:tab/>[4.111, 1.029, 0.653, 0.712]</text:p>
      <text:p text:style-name="P265"/>
      <text:p text:style-name="P322">skip_layer pruning prune [0.23, 0.23, 0.23, 0.23] → 38 958</text:p>
      <text:p text:style-name="P322">means:<text:tab/>[59.00, 77.32, 79.95, 81.38]</text:p>
      <text:p text:style-name="P322">stds:<text:tab/>[10.50, 1.095, 0.569, 0.182]</text:p>
      <text:p text:style-name="P265"/>
      <text:p text:style-name="P266">skip_layer pruning prune [0.2, 0.2, 0.2, 0.2] at [10, 35, 60, 85] →<text:span text:style-name="T125"> 33 876/ 169 392</text:span></text:p>
      <text:p text:style-name="P266"><text:tab/>[38.55, 76.70, 79.55, 81.74], 170,</text:p>
      <text:p text:style-name="P267"><text:tab/>[58.4<text:span text:style-name="T125">5</text:span>, 77.02, 80.14, 81.09], 171,</text:p>
      <text:p text:style-name="P267"><text:tab/>[41.<text:span text:style-name="T125">0</text:span>0, 74.95, 80.31, 81.89], 242,</text:p>
      <text:p text:style-name="P267"><text:tab/>[54.23, 77.04, 80.5<text:span text:style-name="T125">8</text:span>, 81.6<text:span text:style-name="T125">6</text:span>], 192,</text:p>
      <text:p text:style-name="P267"><text:tab/>[37.77, 76.57, 80.1<text:span text:style-name="T125">2</text:span>, 81.<text:span text:style-name="T125">30</text:span>], 169,</text:p>
      <text:p text:style-name="P267"/>
      <text:p text:style-name="P267">means:<text:tab/>[4<text:span text:style-name="T125">6.00</text:span>, 76.4<text:span text:style-name="T125">6</text:span>, 80.1<text:span text:style-name="T125">4</text:span>, 81.5<text:span text:style-name="T125">4</text:span>]</text:p>
      <text:p text:style-name="P267">stds:<text:tab/>[9.630, 0.86<text:span text:style-name="T125">6</text:span>, 0.37<text:span text:style-name="T125">8</text:span>, 0.33<text:span text:style-name="T125">1</text:span>]</text:p>
      <text:p text:style-name="P267">std%:<text:tab/>[20.9<text:span text:style-name="T125">4</text:span>, 1.13<text:span text:style-name="T125">3</text:span>, 0.471, 0.405]</text:p>
      <text:p text:style-name="P267"/>
      <text:p text:style-name="P266">skip_layer pruning prune [0.1, 0.1, 0.1, 0.1] at [10, 35, 60, 85] →<text:span text:style-name="T126"> 16 937/169 392</text:span></text:p>
      <text:p text:style-name="P267"><text:tab/>[42.26, 70.85, 75.32, 78.29], 162,</text:p>
      <text:p text:style-name="P267"><text:tab/>[37.14, 70.4<text:span text:style-name="T125">1</text:span>, 75.17, 77.27], 214,</text:p>
      <text:p text:style-name="P267"><text:tab/>[43.52, 65.9<text:span text:style-name="T125">0</text:span>, 74.83, 76.65], 194,</text:p>
      <text:p text:style-name="P267"><text:tab/>[40.19, 70.27, 75.32, 77.71], 149,</text:p>
      <text:p text:style-name="P267"><text:tab/>[44.25, 69.9<text:span text:style-name="T125">8</text:span>, 74.58, 77.36], 164,</text:p>
      <text:p text:style-name="P267"/>
      <text:p text:style-name="P267">means:<text:tab/>[41.47, 69.48, 75.04, 77.4<text:span text:style-name="T125">6</text:span>]</text:p>
      <text:p text:style-name="P267">stds:<text:tab/>[2.8<text:span text:style-name="T125">70</text:span>, 2.02<text:span text:style-name="T125">7</text:span>, 0.32<text:span text:style-name="T125">8</text:span>, 0.60<text:span text:style-name="T125">3</text:span>]</text:p>
      <text:p text:style-name="P267">std%:<text:tab/>[6.9<text:span text:style-name="T125">20</text:span>, 2.917, 0.43<text:span text:style-name="T125">7</text:span>, 0.778]</text:p>
      <text:p text:style-name="P267"/>
      <text:p text:style-name="P267"/>
      <text:p text:style-name="P268">iterative pruning prune [0.89, 0.89, 0.89, 0.89] up to [0.7, 0.7, 0.7, 0.7] at [10, 35, 60, 85, 110, 135, 160] →<text:span text:style-name="T135"> 118 574</text:span></text:p>
      <text:p text:style-name="P268"><text:tab/>[73.92, 81.83, 82.71, 83.67], 211,</text:p>
      <text:p text:style-name="P268"><text:tab/>[74.85, 83.46, 84.75, 85.82], 236,</text:p>
      <text:p text:style-name="P268"><text:tab/>[74.93, 82.71, 83.91, 85.02], 174,</text:p>
      <text:p text:style-name="P268"><text:tab/>[74.85, 82.44, 83.15, 84.13], 200,</text:p>
      <text:p text:style-name="P268"><text:tab/>[73.92, 82.92, 83.58, 84.94], 168,</text:p>
      <text:p text:style-name="P268"/>
      <text:p text:style-name="P268">means:<text:tab/>[74.49, 82.67, 83.62, 84.72]</text:p>
      <text:p text:style-name="P269">stds:<text:tab/>[0.525, 0.601, 0.776, 0.836]</text:p>
      <text:p text:style-name="P268">std%:<text:tab/>[0.705, 0.727, 0.929, 0.987]</text:p>
      <text:p text:style-name="P269"/>
      <text:p text:style-name="P270">iterative pruning prune [0.85, 0.85, 0.85, 0.85] up to [0.6, 0.6, 0.6, 0.6] →<text:span text:style-name="T135"> 101 635</text:span></text:p>
      <text:p text:style-name="P270"><text:tab/>[70.64, 82.01, 83.24, 84.73], 161,</text:p>
      <text:p text:style-name="P270"><text:tab/>[70.41, 82.69, 84.41, 85.55], 201,</text:p>
      <text:p text:style-name="P270"><text:tab/>[73.69, 83.30, 84.22, 84.71], 250,</text:p>
      <text:p text:style-name="P270"><text:tab/>[73.72, 82.97, 84.18, 85.41], 202,</text:p>
      <text:p text:style-name="P270"><text:soft-page-break/><text:tab/>[73.04, 82.53, 83.84, 85.12], 209,</text:p>
      <text:p text:style-name="P270"/>
      <text:p text:style-name="P270">means:<text:tab/>[72.30, 82.70, 83.98, 85.10]</text:p>
      <text:p text:style-name="P270">stds:<text:tab/>[1.645, 0.484, 0.461, 0.383]</text:p>
      <text:p text:style-name="P270">std%:<text:tab/>[2.275, 0.586, 0.549, 0.450]</text:p>
      <text:p text:style-name="P271"/>
      <text:p text:style-name="P272">iterative pruning prune [0.8, 0.8, 0.8, 0.8] up to [0.5, 0.5, 0.5, 0.5] →<text:span text:style-name="T135"> 84 696</text:span></text:p>
      <text:p text:style-name="P272"><text:tab/>[71.71, 81.71, 83.91, 85.02], 153,</text:p>
      <text:p text:style-name="P272"><text:tab/>[69.38, 82.27, 83.28, 84.57], 246,</text:p>
      <text:p text:style-name="P272"><text:tab/>[71.27, 81.9<text:span text:style-name="T127">0</text:span>, 84.42, 85.67], 189,</text:p>
      <text:p text:style-name="P272"><text:tab/>[68.34, 80.92, 82.52, 84.05], 246,</text:p>
      <text:p text:style-name="P273"><text:tab/>[70.73, 81.29, 83.63, 84.78], 218,</text:p>
      <text:p text:style-name="P272"/>
      <text:p text:style-name="P272">means:<text:tab/>[70.29, 81.62, 83.55, 84.82]</text:p>
      <text:p text:style-name="P272">stds:<text:tab/>[1.397, 0.526, 0.712, 0.596]</text:p>
      <text:p text:style-name="P272">std%:<text:tab/>[1.987, 0.645, 0.852, 0.702]</text:p>
      <text:p text:style-name="P274"/>
      <text:p text:style-name="P275">iterative pruning prune [0.75, 0.75, 0.75, 0.75] up to [0.4, 0.4, 0.4, 0.4] →<text:span text:style-name="T135"> 67 756</text:span></text:p>
      <text:p text:style-name="P275"><text:tab/>[66.52, 80.77, 82.82, 84.05], 219,</text:p>
      <text:p text:style-name="P275"><text:tab/>[62.91, 80.32, 82.34, 83.9<text:span text:style-name="T135">0</text:span>], 132,</text:p>
      <text:p text:style-name="P275"><text:tab/>[65.43, 81.51, 82.25, 83.79], 166,</text:p>
      <text:p text:style-name="P275"><text:tab/>[68.71, 81.15, 82.84, 84.32], 226,</text:p>
      <text:p text:style-name="P275"><text:tab/>[64.81, 80.68, 82.30, 83.47], 250,</text:p>
      <text:p text:style-name="P275"/>
      <text:p text:style-name="P275">means:<text:tab/>[65.68, 80.89, 82.51, 83.91]</text:p>
      <text:p text:style-name="P275">stds:<text:tab/>[2.144, 0.457, 0.294, 0.315]</text:p>
      <text:p text:style-name="P275">std%:<text:tab/>[3.264, 0.565, 0.356, 0.375]</text:p>
      <text:p text:style-name="P276"><text:tab/></text:p>
      <text:p text:style-name="P277">iterative pruning prune [0.66, 0.66, 0.66, 0.66] up to [0.3, 0.3, 0.3, 0.3] →<text:span text:style-name="T135"> 50 817</text:span></text:p>
      <text:p text:style-name="P277"><text:tab/>[63.18, 78.32, 82.52, 84.05], 231,</text:p>
      <text:p text:style-name="P277"><text:tab/>[61.61, 79.01, 82.84, 84.23], 202</text:p>
      <text:p text:style-name="P277"><text:tab/>[64.39, 79.1<text:span text:style-name="T128">0</text:span>, 82.57, 84.47], 137,</text:p>
      <text:p text:style-name="P277"><text:tab/>[64.67, 78.9<text:span text:style-name="T128">0</text:span>, 82.45, 84.22], 198,</text:p>
      <text:p text:style-name="P277"><text:tab/>[61.13, 78.52, 82.15, 83.99], 195,</text:p>
      <text:p text:style-name="P277"/>
      <text:p text:style-name="P277">means:<text:tab/>[63.00, 78.77, 82.51, 84.19]</text:p>
      <text:p text:style-name="P277">stds:<text:tab/>[1.595, 0.335, 0.248, 0.187]</text:p>
      <text:p text:style-name="P277">std%:<text:tab/>[2.533, 0.425, 0.300, 0.223]</text:p>
      <text:p text:style-name="P278"/>
      <text:p text:style-name="P277">iterative pruning prune [0.58, 0.58, 0.58, 0.58] up to [0.2, 0.2, 0.2, 0.2] →<text:span text:style-name="T135"> 33 878</text:span></text:p>
      <text:p text:style-name="P277"><text:tab/>[53.97, 75.26, 80.10, 83.07], 235,</text:p>
      <text:p text:style-name="P277"><text:tab/>[50.19, 74.76, 81.02, 83.11], 152,</text:p>
      <text:p text:style-name="P277"><text:tab/>[53.64, 74.18, 80.9<text:span text:style-name="T129">0</text:span>, 83.27], 162,</text:p>
      <text:p text:style-name="P277"><text:tab/>[51.74, 73.28, 79.72, 82.48], 245,</text:p>
      <text:p text:style-name="P277"><text:tab/>[54.85, 76.68, 81.76, 83.72], 246,</text:p>
      <text:p text:style-name="P277"/>
      <text:p text:style-name="P277">means:<text:tab/>[52.88, 74.83, 80.70, 83.13]</text:p>
      <text:p text:style-name="P277">stds:<text:tab/>[1.883, 1.269, 0.804, 0.446]</text:p>
      <text:p text:style-name="P277">std%:<text:tab/>[3.561, 1.695, 0.996, 0.536]</text:p>
      <text:p text:style-name="P278"/>
      <text:p text:style-name="P279"><text:soft-page-break/>iterative pruning prune [0.46, 0.46, 0.46, 0.46] up to [0.1, 0.1, 0.1, 0.1] →<text:span text:style-name="T135"> 16 939</text:span></text:p>
      <text:p text:style-name="P279"><text:tab/>[36.57, 65.51, 75.98, 80.15], 218,</text:p>
      <text:p text:style-name="P279"><text:tab/>[41.47, 67.61, 75.40, 80.94], 249,</text:p>
      <text:p text:style-name="P279"><text:tab/>[37.92, 64.94, 76.73, 80.21], 250,</text:p>
      <text:p text:style-name="P279"><text:tab/>[30.99, 54.36, 74.81, 80.02], 219,</text:p>
      <text:p text:style-name="P279"><text:tab/>[26.80, 64.25, 73.98, 80.36], 176,</text:p>
      <text:p text:style-name="P279"/>
      <text:p text:style-name="P279">means:<text:tab/>[34.75, 63.33, 75.38, 80.34]</text:p>
      <text:p text:style-name="P279">stds:<text:tab/>[5.828, 5.171, 1.057, 0.359]</text:p>
      <text:p text:style-name="P279">std%:<text:tab/>[16.77, 8.165, 1.402, 0.447]</text:p>
      <text:p text:style-name="P279"/>
      <text:p text:style-name="P280">skip layer pruning prune [0.9, 0.8, 0.7, 0.6] <text:span text:style-name="T122">at [10, 35, 60, 85]→123 267 params, 0.73global sparsity</text:span></text:p>
      <text:p text:style-name="P281"><text:tab/>[77.53, 83.94, 84.82, 85.62], 186</text:p>
      <text:p text:style-name="P281"><text:tab/>[76.90, 83.11, 83.98, 84.66], 198</text:p>
      <text:p text:style-name="P281"><text:tab/>[77.47, 83.40, 83.91, 85.16], 145</text:p>
      <text:p text:style-name="P281"><text:tab/>[77.25, 82.89, 84.24, 84.86], 199,</text:p>
      <text:p text:style-name="P281"><text:tab/>[76.67, 83.98, 84.55, 85.42], 204</text:p>
      <text:p text:style-name="P281"/>
      <text:p text:style-name="P281">means:<text:tab/>[77.16, 83.46, 84.30, 85.14]</text:p>
      <text:p text:style-name="P281">stds:<text:tab/>[0.370, 0.488, 0.384, 0.393]</text:p>
      <text:p text:style-name="P281">std%:<text:tab/>[0.480, 0.584, 0.456, 0.462]</text:p>
      <text:p text:style-name="P282"/>
      <text:p text:style-name="P284">skip layer pruning prune [0.8, 0.7, 0.6, 0.5] -<text:span text:style-name="T136">&gt;</text:span> <text:span text:style-name="T136">106 328 params, 0.63 global sparsity</text:span></text:p>
      <text:p text:style-name="P283"><text:tab/>[76.1<text:span text:style-name="T130">0</text:span>, 83.99, 84.35, 85.31], 237,</text:p>
      <text:p text:style-name="P283"><text:tab/>[75.55, 83.00, 83.50, 84.29], 219,</text:p>
      <text:p text:style-name="P283"><text:tab/>[76.25, 83.23, 83.71, 84.84], 168,</text:p>
      <text:p text:style-name="P283"><text:tab/>[76.41, 83.10, 84.38, 84.95], 202,</text:p>
      <text:p text:style-name="P283"><text:tab/>[76.94, 82.89, 83.36, 84.18], 197,</text:p>
      <text:p text:style-name="P283"/>
      <text:p text:style-name="P283">means:<text:tab/>[76.25, 83.24, 83.86, 84.71]</text:p>
      <text:p text:style-name="P283">stds:<text:tab/>[0.504, 0.437, 0.478, 0.472]</text:p>
      <text:p text:style-name="P283">std%:<text:tab/>[0.660, 0.524, 0.570, 0.557]</text:p>
      <text:p text:style-name="P285"/>
      <text:p text:style-name="P301">skip layer pruning prune [0.7, 0.6, 0.5, 0.4] <text:span text:style-name="T132">→ 89 389 params, 0.53 g.s.</text:span></text:p>
      <text:p text:style-name="P286"><text:tab/>[75.07, 83.02, 83.6<text:span text:style-name="T130">9</text:span>, 84.54], 176,</text:p>
      <text:p text:style-name="P286"><text:tab/>[74.82, 82.18, 83.45, 84.42], 138,</text:p>
      <text:p text:style-name="P286"><text:tab/>[75.89, 83.13, 84.07, 85.02], 175,</text:p>
      <text:p text:style-name="P286"><text:tab/>[75.77, 82.59, 83.5<text:span text:style-name="T130">0</text:span>, 84.06], 217,</text:p>
      <text:p text:style-name="P286"><text:tab/>[75.9<text:span text:style-name="T130">0</text:span>, 82.36, 83.5<text:span text:style-name="T130">5</text:span>, 84.49], 146,</text:p>
      <text:p text:style-name="P286"/>
      <text:p text:style-name="P286">means:<text:tab/>[75.4<text:span text:style-name="T131">9</text:span>, 82.6<text:span text:style-name="T131">6</text:span>, 83.65, 84.5<text:span text:style-name="T131">1</text:span>]</text:p>
      <text:p text:style-name="P286">stds:<text:tab/>[0.50<text:span text:style-name="T131">8</text:span>, 0.411, 0.250, 0.343]</text:p>
      <text:p text:style-name="P286">std%:<text:tab/>[0.67<text:span text:style-name="T131">3</text:span>, 0.497, 0.299, 0.406]</text:p>
      <text:p text:style-name="P286"/>
      <text:p text:style-name="P287">skip layer pruning prune [0.6, 0.5, 0.4, 0.3] →<text:span text:style-name="T133"> 72450 params, 0.43 global sparsity</text:span></text:p>
      <text:p text:style-name="P287"><text:tab/>[74.62, 82.15, 83.06, 84.41], 223,</text:p>
      <text:p text:style-name="P287"><text:tab/>[72.30, 82.16, 83.17, 83.86], 130,</text:p>
      <text:p text:style-name="P287"><text:tab/>[73.52, 81.79, 82.91, 83.90], 195,</text:p>
      <text:p text:style-name="P287"><text:tab/>[73.2<text:span text:style-name="T133">0</text:span>, 81.93, 83.2<text:span text:style-name="T133">0</text:span>, 83.64], 124,</text:p>
      <text:p text:style-name="P287"><text:tab/>[73.47, 81.83, 83.44, 84.48], 207,</text:p>
      <text:p text:style-name="P287"><text:soft-page-break/></text:p>
      <text:p text:style-name="P287">means:<text:tab/>[73.43, 81.97, 83.16, 84.06]</text:p>
      <text:p text:style-name="P287">stds:<text:tab/>[0.830, 0.175, 0.195, 0.368]</text:p>
      <text:p text:style-name="P287">std%:<text:tab/>[1.130, 0.213, 0.235, 0.437]</text:p>
      <text:p text:style-name="P288"/>
      <text:p text:style-name="P289">skip layer pruning prune [0.5, 0.4, 0.3, 0.2] →<text:span text:style-name="T135"> 55 510 params, 0.33 global sparsity</text:span></text:p>
      <text:p text:style-name="P289"><text:tab/>[72.20, 82.81, 83.89, 84.80], 183,</text:p>
      <text:p text:style-name="P289"><text:tab/>[73.27, 81.14, 82.17, 83.57], 160,</text:p>
      <text:p text:style-name="P289"><text:tab/>[70.06, 81.43, 82.89, 83.61], 191,</text:p>
      <text:p text:style-name="P289"><text:tab/>[66.52, 81.22, 82.59, 83.47], 221,</text:p>
      <text:p text:style-name="P289"><text:tab/>[71.53, 81.53, 82.14, 83.57], 213,</text:p>
      <text:p text:style-name="P289"/>
      <text:p text:style-name="P289">means:<text:tab/>[70.72, 81.63, 82.74, 83.80]</text:p>
      <text:p text:style-name="P289">stds:<text:tab/>[2.618, 0.680, 0.716, 0.559]</text:p>
      <text:p text:style-name="P289">std%:<text:tab/>[3.703, 0.833, 0.866, 0.667]</text:p>
      <text:p text:style-name="P290"/>
      <text:p text:style-name="P291">skip layer pruning prune [0.4, 0.3, 0.2, 0.1] →<text:span text:style-name="T136"> 38571 params, 0.23 global sparsity</text:span></text:p>
      <text:p text:style-name="P292"><text:tab/>[70.27, 81.1<text:span text:style-name="T136">0</text:span>, 82.35, 83.22], 178,</text:p>
      <text:p text:style-name="P292"><text:tab/>[70.5<text:span text:style-name="T136">5</text:span>, 80.09, 81.78, 82.2<text:span text:style-name="T136">6</text:span>], 215,</text:p>
      <text:p text:style-name="P292"><text:tab/>[66.4<text:span text:style-name="T136">0</text:span>, 80.92, 81.52, 82.3<text:span text:style-name="T136">3</text:span>], 197,</text:p>
      <text:p text:style-name="P292"><text:tab/>[69.35, 79.78, 80.86, 82.0<text:span text:style-name="T136">8</text:span>], 198,</text:p>
      <text:p text:style-name="P292"><text:tab/>[68.32, 80.82, 81.56, 82.4<text:span text:style-name="T136">4</text:span>], 237,</text:p>
      <text:p text:style-name="P292"/>
      <text:p text:style-name="P292">means:<text:tab/>[68.9<text:span text:style-name="T136">8</text:span>, 80.54, 81.61, 82.4<text:span text:style-name="T136">7</text:span>]</text:p>
      <text:p text:style-name="P292">stds:<text:tab/>[1.685, 0.57<text:span text:style-name="T136">4</text:span>, 0.536, 0.441]</text:p>
      <text:p text:style-name="P292">std%:<text:tab/>[2.44<text:span text:style-name="T136">3</text:span>, 0.712, 0.65<text:span text:style-name="T136">7</text:span>, 0.535]</text:p>
      <text:p text:style-name="P292"><text:tab/></text:p>
      <text:p text:style-name="P291">iterative pruning prune [0.9, 0.89, 0.85, 0.8] up to [0.8, 0.7, 0.6, 0.5] at [10, 35, 60, 85, 110, 135, 160] →<text:span text:style-name="T136"> 106 328 params, 0.63 global sparsity</text:span></text:p>
      <text:p text:style-name="P291"><text:tab/>[76.24, 82.94, 84.31, 84.81], 167,</text:p>
      <text:p text:style-name="P291"><text:tab/>[75.85, 82.91, 84.18, 84.75], 174,</text:p>
      <text:p text:style-name="P291"><text:tab/>[76.27, 82.80, 83.71, 83.99], 210,</text:p>
      <text:p text:style-name="P291"><text:tab/>[75.75, 82.36, 83.11, 84.14], 165,</text:p>
      <text:p text:style-name="P291"><text:tab/>[76.28, 82.40, 83.48, 84.98], 249,</text:p>
      <text:p text:style-name="P291"/>
      <text:p text:style-name="P291">means:<text:tab/>[76.08, 82.68, 83.76, 84.53]</text:p>
      <text:p text:style-name="P291">stds:<text:tab/>[0.257, 0.281, 0.496, 0.440]</text:p>
      <text:p text:style-name="P291">std%:<text:tab/>[0.337, 0.340, 0.592, 0.520]</text:p>
      <text:p text:style-name="P292"/>
      <text:p text:style-name="P304">iterative pruning prune [0.89, 0.85, 0.8, 0.75] up to [0.7, 0.6, 0.5, 0.4] → 89 389 params, 0.53 g.s.</text:p>
      <text:p text:style-name="P293"><text:tab/>[75.33, 81.64, 83.6<text:span text:style-name="T137">9</text:span>, 84.5<text:span text:style-name="T137">1</text:span>], 176,</text:p>
      <text:p text:style-name="P293"><text:tab/>[74.6<text:span text:style-name="T137">6</text:span>, 82.<text:span text:style-name="T137">30</text:span>, 83.07, 84.61], 208,</text:p>
      <text:p text:style-name="P293"><text:tab/>[74.7<text:span text:style-name="T137">6</text:span>, 81.99, 82.<text:span text:style-name="T137">30</text:span>, 84.39], 167,</text:p>
      <text:p text:style-name="P293"><text:tab/>[75.43, 83.27, 83.9<text:span text:style-name="T137">4</text:span>, 85.14], 234,</text:p>
      <text:p text:style-name="P293"><text:tab/>[75.4<text:span text:style-name="T137">0</text:span>, 82.24, 83.3<text:span text:style-name="T137">7</text:span>, 84.4<text:span text:style-name="T137">1</text:span>], 163,</text:p>
      <text:p text:style-name="P293"/>
      <text:p text:style-name="P293">means:<text:tab/>[75.1<text:span text:style-name="T137">2</text:span>, 82.2<text:span text:style-name="T137">9</text:span>, 83.27, 84.61]</text:p>
      <text:p text:style-name="P293">stds:<text:tab/>[0.374, 0.607, 0.63<text:span text:style-name="T137">6</text:span>, 0.30<text:span text:style-name="T137">8</text:span>]</text:p>
      <text:p text:style-name="P293">std%:<text:tab/>[0.49<text:span text:style-name="T137">8</text:span>, 0.738, 0.763, 0.36<text:span text:style-name="T137">4</text:span>]</text:p>
      <text:p text:style-name="P293"/>
      <text:p text:style-name="P303"><text:soft-page-break/>iterative pruning prune [0.85, 0.8, 0.75, 0.66] up to [0.6, 0.5, 0.4, 0.3]<text:span text:style-name="T134">→ 72450 params, 0.43 global sparsity</text:span></text:p>
      <text:p text:style-name="P302"><text:tab/>[73.62, 82.22, 83.23, 84.26], 247,</text:p>
      <text:p text:style-name="P302"><text:tab/>[73.33, 82.36, 83.9<text:span text:style-name="T137">0</text:span>, 84.74], 198,</text:p>
      <text:p text:style-name="P302"><text:tab/>[73.55, 82.87, 84.34, 85.25], 174,</text:p>
      <text:p text:style-name="P302"><text:tab/>[72.38, 80.92, 82.5<text:span text:style-name="T137">0</text:span>, 83.77], 185,</text:p>
      <text:p text:style-name="P302"><text:tab/>[73.04, 82.45, 83.49, 84.59], 190,</text:p>
      <text:p text:style-name="P302"/>
      <text:p text:style-name="P302">means:<text:tab/>[73.18, 82.16, 83.49, 84.52]</text:p>
      <text:p text:style-name="P302">stds:<text:tab/>[0.503, 0.736, 0.696, 0.551]</text:p>
      <text:p text:style-name="P302">std%:<text:tab/>[0.687, 0.896, 0.834, 0.652]</text:p>
      <text:p text:style-name="P294"/>
      <text:p text:style-name="P295">iterative pruning prune [0.8, 0.75, 0.66, 0.58] up to [0.5, 0.4, 0.3, 0.2] →<text:span text:style-name="T138"> 55510 params, 0.33 g.s.</text:span></text:p>
      <text:p text:style-name="P295"><text:tab/>[71.47, 80.95, 82.81, 84.32], 205,</text:p>
      <text:p text:style-name="P295"><text:tab/>[71.96, 80.77, 82.93, 84.53], 179,</text:p>
      <text:p text:style-name="P295"><text:tab/>[69.56, 81.33, 83.58, 84.93], 188,</text:p>
      <text:p text:style-name="P295"><text:tab/>[66.63, 79.62, 81.05, 83.19], 193</text:p>
      <text:p text:style-name="P295"><text:tab/>[71.76, 81.42, 83.06, 83.62], 243,</text:p>
      <text:p text:style-name="P295"/>
      <text:p text:style-name="P295">means:<text:tab/>[70.28, 80.82, 82.69, 84.12]</text:p>
      <text:p text:style-name="P295">stds:<text:tab/>[2.251, 0.721, 0.961, 0.703]</text:p>
      <text:p text:style-name="P295">std%:<text:tab/>[3.203, 0.892, 1.162, 0.836]</text:p>
      <text:p text:style-name="P296"/>
      <text:p text:style-name="P297">iterative pruning prune [0.75, 0.66, 0.58, 0.46] up to [0.4, 0.3, 0.2, 0.1] →<text:span text:style-name="T139"> 38571 params, 0.23 g.s.</text:span></text:p>
      <text:p text:style-name="P297"><text:tab/>[67.60, 79.74, 82.06, 83.62], 168,</text:p>
      <text:p text:style-name="P297"><text:tab/>[67.45, 77.13, 81.94, 83.33], 180,</text:p>
      <text:p text:style-name="P297"><text:tab/>[67.26, 79.80, 81.52, 83.51], 250</text:p>
      <text:p text:style-name="P297"><text:tab/>[66.37, 79.43, 82.27, 83.76], 188,</text:p>
      <text:p text:style-name="P297"><text:tab/>[63.54, 79.92, 82.57, 83.46], 217,</text:p>
      <text:p text:style-name="P297"/>
      <text:p text:style-name="P297">means:<text:tab/>[66.44, 79.20, 82.07, 83.54]</text:p>
      <text:p text:style-name="P297">stds:<text:tab/>[1.692, 1.173, 0.390, 0.163]</text:p>
      <text:p text:style-name="P297">std%:<text:tab/>[2.547, 1.480, 0.476, 0.195]</text:p>
      <text:p text:style-name="P297"/>
      <text:p text:style-name="P308">Resume of results:</text:p>
      <text:p text:style-name="P90"/>
      <text:p text:style-name="P95">Growing:</text:p>
      <text:p text:style-name="P90"/>
      <text:p text:style-name="P28"><text:span text:style-name="T54">grow [25, 50, 75], </text:span>200 epochs 3 milestones [100, 120, 150] for [0.1, 0.1, 0.01] base lr 0.01</text:p>
      <text:p text:style-name="P28"><text:tab/><text:span text:style-name="T15">mean:<text:tab/>[76.35, 81.22, 81.60, 81.91] → best model epoch 163</text:span></text:p>
      <text:p text:style-name="P299"><text:tab/>std:<text:tab/>[ 1.18, <text:s text:c="2"/>0.59, <text:s text:c="2"/>0.39, <text:s text:c="3"/>0.38] → best model epoch 23</text:p>
      <text:p text:style-name="P28"/>
      <text:p text:style-name="P32"><text:span text:style-name="T27">grow [25, 50, 75],</text:span> 200 epochs 3 milestones [120, 160, 180] for [0.1, 0.1, 0.1] base lr 0.01 </text:p>
      <text:p text:style-name="P32"><text:tab/><text:span text:style-name="T22">mean: <text:tab/>[76.73, 81.55, 81.66, 81.94] → best model epoch 175</text:span></text:p>
      <text:p text:style-name="P91"><text:tab/>std:<text:tab/><text:span text:style-name="T54">[1.241, 0.657, 0.584, 0.535] → best model epoch 22</text:span></text:p>
      <text:p text:style-name="P91"/>
      <text:p text:style-name="P40">grow [25, 50, 75], 200 epochs 3 milestones [100, 133, 166] for [0.1, 0.01, 0.001] base lr 0.01</text:p>
      <text:p text:style-name="P40"><draw:custom-shape text:anchor-type="paragraph" draw:z-index="8" draw:name="Forme1_1" draw:style-name="gr1" draw:text-style-name="P323" svg:width="0.4862in" svg:height="0.1394in" svg:x="6.2839in" svg:y="0.1398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span text:style-name="T32">mean:<text:tab/>[76.73, 81.53, 82.08, 81.98] → best model epoch 151</text:span></text:p>
      <text:p text:style-name="P92"><text:tab/>std:<text:tab/>[1.157, 0.711, 0.853, 0.879] → best model epoch 5</text:p>
      <text:p text:style-name="P92"/>
      <text:p text:style-name="P69">grow [25, 50, 75], 200 epochs milestones [100, 133, 166] for [0.1, 0.1, 0.1] with lr 0.01</text:p>
      <text:p text:style-name="P70"><text:tab/><text:span text:style-name="T55">mean:<text:tab/>[76.37, 81.14, 81.69, 81.91] → best model epoch 169</text:span></text:p>
      <text:p text:style-name="P99"><text:tab/>std:<text:tab/>[0.589, 0.336, 0.492, 0.572] → best model epoch 23</text:p>
      <text:p text:style-name="P99"/>
      <text:p text:style-name="P99">grow [25, 50, 75], 200 epochs milestones [100, 133, 166] for [0.1, 0.1, 0.01] with lr 0.01:</text:p>
      <text:p text:style-name="P100"><text:tab/><text:span text:style-name="T58">mean:<text:tab/>[75.37, 80.86, 81.71, 81.79] → best model epoch 160</text:span></text:p>
      <text:p text:style-name="P104"><text:tab/>std:<text:tab/>[1.176, 0.143, 0.788, 0.898] → best model epoch 28</text:p>
      <text:p text:style-name="P104"/>
      <text:p text:style-name="P106">grow [25, 50, 75], 200 epochs, milestones [100, 133, 166] for [0.1, 0.01, 0.01] with lr 0.01:</text:p>
      <text:p text:style-name="P107"><text:tab/><text:span text:style-name="T59">mean:<text:tab/>[76.46, 81.42, 81.60, 81.97] → best model epoch 164</text:span></text:p>
      <text:p text:style-name="P110"><text:tab/>std:<text:tab/>[0.467, 0.518, 0.464, 0.519] → best model epoch 29</text:p>
      <text:p text:style-name="P99"/>
      <text:p text:style-name="P112">grow [25, 50, 75], 200 epochs, milestones [100, 133, 166] for [0.1, 0.01, 0.1] with lr 0.01:</text:p>
      <text:p text:style-name="P113"><text:tab/><text:span text:style-name="T61">mean:<text:tab/>[76.78, 81.39, 81.64, 81.86] → best model epoch 170</text:span></text:p>
      <text:p text:style-name="P116"><text:tab/>std:<text:tab/>[0.471, 0.398, 0.272, 0.205] → best model epoch 18</text:p>
      <text:p text:style-name="P116"/>
      <text:p text:style-name="P116">grow [25, 50, 75], 250 epochs, milestones [120, 160, 180] for [0.1, 0.1, 0.1] with lr 0.01:</text:p>
      <text:p text:style-name="P116"><text:tab/><text:span text:style-name="T62">mean:<text:tab/>[76.66, 81.18, 81.58, 81.63] → best model epoch 163</text:span></text:p>
      <text:p text:style-name="P119"><text:tab/>std:<text:tab/>[0.242, 0.587, 0.260, 0.624] → best model epoch 45</text:p>
      <text:p text:style-name="P119"/>
      <text:p text:style-name="P119">grow [25, 50, 75], 250 epochs, milestones [120, 160, 180] for [0.1, 0.1, 0.01] with lr 0.01</text:p>
      <text:p text:style-name="P119"><text:tab/><text:span text:style-name="T63">mean:<text:tab/>[76.06, 81.42, 81.63, 81.83] → best model epoch 195</text:span></text:p>
      <text:p text:style-name="P122"><text:tab/>std:<text:tab/>[0.785, 0.448, 0.439, 0.467] → best model epoch 41</text:p>
      <text:p text:style-name="P122"/>
      <text:p text:style-name="P122">grow [25, 50, 75], 250 epochs, milestones [120, 160, 180] for [0.1, 0.01, 0.01] with lr 0.01</text:p>
      <text:p text:style-name="P122"><text:tab/>mean:<text:tab/>[76.42, 81.81, 82.19, 82.30] → best mode epoch 182</text:p>
      <text:p text:style-name="P122"><draw:custom-shape text:anchor-type="paragraph" draw:z-index="6" draw:name="Forme1" draw:style-name="gr3" draw:text-style-name="P325" svg:width="0.4862in" svg:height="0.1394in" svg:x="6.2264in" svg:y="0.0173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std:<text:tab/>[0.517, 0.601, 0.557, 0.579] → best model epoch 31</text:p>
      <text:p text:style-name="P122"/>
      <text:p text:style-name="P125">grow [25, 50, 75], 250 epochs, milestones [120, 160, 180] ofr <text:s/>[0.1, 0.01, 0.1] with lr 0.01</text:p>
      <text:p text:style-name="P125"><draw:custom-shape text:anchor-type="paragraph" draw:z-index="7" draw:name="Forme1_0" draw:style-name="gr2" draw:text-style-name="P324" svg:width="0.4862in" svg:height="0.1394in" svg:x="6.2264in" svg:y="0.070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mean:<text:tab/>[76.54, 81.60, 82.00, 82.15], 176</text:p>
      <text:p text:style-name="P125"><text:tab/>std:<text:tab/>[1.370, 0.612, 0.539, 0.702], 37</text:p>
      <text:p text:style-name="P99"/>
      <text:p text:style-name="P309"/>
      <text:p text:style-name="P94">Pruning:</text:p>
      <text:p text:style-name="P93"/>
      <text:p text:style-name="P49">growing [25, 50, 75], 200 epochs milestones [100, 133, 166] for [0.1, 0.01, 0.01] with lr 0.01 keeping 0.9</text:p>
      <text:p text:style-name="P49"><text:tab/><text:span text:style-name="T45">mean: <text:s/>[76.62, 81.28, 81.47, 81.74] → best model epoch 164</text:span></text:p>
      <text:p text:style-name="P73"><text:tab/>std:<text:tab/>[0.2<text:span text:style-name="T46">37</text:span>, <text:span text:style-name="T46">0.368, 0.333, 0.055] → best model epoch 28 </text:span></text:p>
      <text:p text:style-name="P73"/>
      <text:p text:style-name="P54"><text:s/>keeping 0.8</text:p>
      <text:p text:style-name="P54"><text:tab/><text:span text:style-name="T46">mean:<text:tab/>[75.58, 80.38, 80.70, 80.88] → best model epoch 162</text:span></text:p>
      <text:p text:style-name="P75"><text:tab/>std:<text:tab/>[2.117, 0.934, 0.583, 0.405] → best model epoch 25</text:p>
      <text:p text:style-name="P75"/>
      <text:p text:style-name="P45"><text:s/>keeping 0.7</text:p>
      <text:p text:style-name="P45"><text:tab/><text:span text:style-name="T47">mean:<text:tab/>[76.50, 80.40, 81.19, 81.65] → best model epoch 179</text:span></text:p>
      <text:p text:style-name="P77"><text:tab/>std:<text:tab/>[0.915, 0.798, 0.488, <text:span text:style-name="T48">0.428] → best model epoch 14</text:span></text:p>
      <text:p text:style-name="P77"/>
      <text:p text:style-name="P55"><text:s/>keeping 0.6</text:p>
      <text:p text:style-name="P55"><text:tab/><text:span text:style-name="T48">mean:<text:tab/>[74.41, 79.74, 80.39, 80.64] → best model epoch 156</text:span></text:p>
      <text:p text:style-name="P79"><text:tab/>std:<text:tab/>[1.561, 0.320, 0.142, 0.472] → best model epoch 24</text:p>
      <text:p text:style-name="P79"/>
      <text:p text:style-name="P47"><text:s/>keeping 0.5</text:p>
      <text:p text:style-name="P47"><text:tab/><text:span text:style-name="T49">mean:<text:tab/>[74.11, 78.89, 79.04, 78.63] → best model epoch 168</text:span></text:p>
      <text:p text:style-name="P81"><text:tab/>std:<text:tab/>[1.193, 0.475, 0.385, 1.408] → best model epoch 12</text:p>
      <text:p text:style-name="P81"/>
      <text:p text:style-name="P60"><text:s/>keeping 0.4</text:p>
      <text:p text:style-name="P60"><text:tab/>mean:<text:tab/>[72.76, 76.64, 76.31, 75.88] → best model epoch 177</text:p>
      <text:p text:style-name="P60"><text:tab/>std:<text:tab/>[1.257, 0.761, 1.130, 1.375] → best model epoch 13</text:p>
      <text:p text:style-name="P60"/>
      <text:p text:style-name="P60">keeping 0.3</text:p>
      <text:p text:style-name="P60"><text:tab/><text:span text:style-name="T50">mean:<text:tab/>[72.00, 73.51, 72.22, 72.67] → best model epoch 163</text:span></text:p>
      <text:p text:style-name="P84"><text:tab/>std:<text:tab/>[0.362, 0.977, 2.226, 0.531] → best model epoch 15</text:p>
      <text:p text:style-name="P84"/>
      <text:p text:style-name="P65"><text:s/><text:span text:style-name="T42">keeping 0.2</text:span></text:p>
      <text:p text:style-name="P65"><text:tab/><text:span text:style-name="T52">mean:<text:tab/>[67.06, 57.36, 62.56, 61.89] → best model epoch 186</text:span></text:p>
      <text:p text:style-name="P86"><text:tab/>std: <text:tab/>[0.836, 9.886, 2.685, 5.999] → best model epoch 9</text:p>
      <text:p text:style-name="P86"/>
      <text:p text:style-name="P43"><text:s/>keeping 0.1</text:p>
      <text:p text:style-name="P43"><text:tab/>mean:<text:tab/>[55.77, 55.70, 50.04, 46.43] → best epoch model 170</text:p>
      <text:p text:style-name="P43"><text:tab/>std:<text:tab/>[1.705, 4.769, 5.116, 3.037] → best epoch model 32</text:p>
      <text:p text:style-name="P43"/>
      <text:p text:style-name="P43"/>
      <text:p text:style-name="P43"><draw:frame draw:style-name="fr3" draw:name="Objet2" text:anchor-type="char" svg:width="6.2984in" svg:height="4.4134in" draw:z-index="5"><draw:object xlink:href="./Object 2" xlink:type="simple" xlink:show="embed" xlink:actuate="onLoad"/><draw:image xlink:href="./ObjectReplacements/Object 2" xlink:type="simple" xlink:show="embed" xlink:actuate="onLoad"/></draw:frame><text:soft-page-break/></text:p>
      <text:p text:style-name="P43"/>
      <text:p text:style-name="P129">growing [25, 50, 75], 250 epochs, milestones [120, 160, 180] for [0.1, 0.01, 0.01] with lr 0.01,</text:p>
      <text:p text:style-name="P140">keeping 0.9</text:p>
      <text:p text:style-name="P140"><text:tab/><text:span text:style-name="T69">mean:<text:tab/>[76.28, 81.11, 81.22, 81.47], 201</text:span></text:p>
      <text:p text:style-name="P137"><text:tab/>std:<text:tab/>[1.462, 0.536, 0.401, 0.441], 30</text:p>
      <text:p text:style-name="P137"/>
      <text:p text:style-name="P140">keeping 0.8</text:p>
      <text:p text:style-name="P140"><text:tab/><text:span text:style-name="T70">mean:<text:tab/>[73.75, 80.57, 81.13, 81.35], 187</text:span></text:p>
      <text:p text:style-name="P139"><text:tab/>std:<text:tab/>[0.971, 0.509, 0.901, 0.540], 39</text:p>
      <text:p text:style-name="P139"/>
      <text:p text:style-name="P150">keeping 0.7</text:p>
      <text:p text:style-name="P151"><text:tab/><text:span text:style-name="T84">mean:<text:tab/>[73.82, 80.33, 80.91, 81.00], 210</text:span></text:p>
      <text:p text:style-name="P164"><text:tab/>std:<text:tab/>[3.397, 0.585, 0.732, 0.971], 32</text:p>
      <text:p text:style-name="P150"/>
      <text:p text:style-name="P166">keeping 0.6</text:p>
      <text:p text:style-name="P166"><text:tab/><text:span text:style-name="T84">mean:<text:tab/>[74.43, 80.02, 80.83, 81.07], 197</text:span></text:p>
      <text:p text:style-name="P164"><text:tab/>std:<text:tab/>[1.036, 0.477, 0.434, 0.302], 23</text:p>
      <text:p text:style-name="P164"/>
      <text:p text:style-name="P166">keeping 0.5</text:p>
      <text:p text:style-name="P166"><text:tab/><text:span text:style-name="T84">mean:<text:tab/>[73.36, 78.93, 79.08, 79.11], 194</text:span></text:p>
      <text:p text:style-name="P164"><text:tab/>std:<text:tab/>[0.351, 0.496, 1.105, 1.056], 34</text:p>
      <text:p text:style-name="P164"/>
      <text:p text:style-name="P198">keeping 0.4</text:p>
      <text:p text:style-name="P198"><text:tab/><text:span text:style-name="T93">mean:<text:tab/>[72.83, 77.58, 76.93, 76.34], 195</text:span></text:p>
      <text:p text:style-name="P192"><text:tab/>std:<text:tab/>[0.854, 0.697, 1.099, 0.831], 43</text:p>
      <text:p text:style-name="P192"/>
      <text:p text:style-name="P198"><text:soft-page-break/>keeping 0.3</text:p>
      <text:p text:style-name="P198"><text:tab/><text:span text:style-name="T94">mean:<text:tab/>[71.34, 72.87, 70.94, 72.49], 205</text:span></text:p>
      <text:p text:style-name="P194"><text:tab/>std:<text:tab/>[1.052, 0.786, 0.809, 0.916], 50</text:p>
      <text:p text:style-name="P198"/>
      <text:p text:style-name="P204">keeping 0.2</text:p>
      <text:p text:style-name="P204"><text:tab/><text:span text:style-name="T98">mean:<text:tab/>[68.39, 63.57, 65.60, 63.49], 191</text:span></text:p>
      <text:p text:style-name="P203"><text:tab/>std:<text:tab/>[1.222, 5.194, 2.960, 3.118], 8</text:p>
      <text:p text:style-name="P203"/>
      <text:p text:style-name="P222">keeping 0.1</text:p>
      <text:p text:style-name="P222"><text:tab/><text:span text:style-name="T104">mean:<text:tab/>[56.27, 54.19, 49.51, 41.99], 207</text:span></text:p>
      <text:p text:style-name="P220"><text:tab/>std:<text:tab/>[1.853, 6.443, 9.373, 8.854], 26</text:p>
      <text:p text:style-name="P198"/>
      <text:p text:style-name="P167">growing [25, 50, 75], 250 epochs, milestones [120, 160, 180] for [0.1, 0.01, 0.01] with lr 0.01, keeping 0.5</text:p>
      <text:p text:style-name="P167">batch_size 128</text:p>
      <text:p text:style-name="P167"><text:tab/><text:span text:style-name="T84">mean:<text:tab/>[73.36, 78.93, 79.08, 79.11], 194</text:span></text:p>
      <text:p text:style-name="P165"><text:tab/>std:<text:tab/>[0.351, 0.496, 1.105, 1.056], 34</text:p>
      <text:p text:style-name="P167">batch_size 256</text:p>
      <text:p text:style-name="P167"><text:tab/><text:span text:style-name="T85">mean:<text:tab/>[69.87, 79.04, 79.08, 79.81], 201</text:span></text:p>
      <text:p text:style-name="P149"><text:tab/>std:<text:tab/>[2.158, 0.562, 0.725, 0.537], 28</text:p>
      <text:p text:style-name="P149"/>
      <text:p text:style-name="P167">batch_size 512</text:p>
      <text:p text:style-name="P167"><text:tab/><text:span text:style-name="T81">mean:<text:tab/>[72.25, 78.17, 78.58, 78.33], 183</text:span></text:p>
      <text:p text:style-name="P159"><text:tab/>std:<text:tab/>[1.958, 0.794, 0.760, 0.599], 42</text:p>
      <text:p text:style-name="P159"/>
      <text:p text:style-name="P167">batch_size 640</text:p>
      <text:p text:style-name="P167"><text:tab/><text:span text:style-name="T82">mean:<text:tab/>[73.94, 79.09, 79.23, 78.90], 216</text:span></text:p>
      <text:p text:style-name="P162"><text:tab/>std:<text:tab/>[1.455, 0.775, 0.728, 0.489], 27</text:p>
      <text:p text:style-name="P162"/>
      <text:p text:style-name="P167">batch size 768</text:p>
      <text:p text:style-name="P167"><text:tab/><text:span text:style-name="T83">mean:<text:tab/>[74.85, 79.56, 79.85, 79.50], 206</text:span></text:p>
      <text:p text:style-name="P3"><text:tab/>std:<text:tab/>[0.394, 0.353, 0.557, 1.044], 33</text:p>
      <text:p text:style-name="P3"/>
      <text:p text:style-name="P173">batch_size 896</text:p>
      <text:p text:style-name="P1"><text:tab/>mean:<text:tab/>[74.85, 79.56, 79.85, 79.50], 206</text:p>
      <text:p text:style-name="P1"><text:tab/>std:<text:tab/>[0.394, 0.353, 0.557, 1.044], 33</text:p>
      <text:p text:style-name="P1"/>
      <text:p text:style-name="P174">batch_size 1024</text:p>
      <text:p text:style-name="P175"><text:tab/><text:span text:style-name="T95">mean:<text:tab/>[74.65, 79.32, 79.36, 79.52], 188</text:span></text:p>
      <text:p text:style-name="P195"><text:tab/>std:<text:tab/>[1.012, 0.372, 0.398, 0.530], 34</text:p>
      <text:p text:style-name="P195"/>
      <text:p text:style-name="P178">batch_size 1152</text:p>
      <text:p text:style-name="P178"><text:tab/></text:p>
      <text:p text:style-name="P3"/>
      <text:p text:style-name="P3"/>
      <text:p text:style-name="P3"/>
      <text:p text:style-name="P3"><draw:frame draw:style-name="fr3" draw:name="Objet3" text:anchor-type="char" svg:width="6.2984in" svg:height="4.4134in" draw:z-index="9"><draw:object xlink:href="./Object 3" xlink:type="simple" xlink:show="embed" xlink:actuate="onLoad"/><draw:image xlink:href="./ObjectReplacements/Object 3" xlink:type="simple" xlink:show="embed" xlink:actuate="onLoad"/></draw:frame><text:soft-page-break/></text:p>
      <text:p text:style-name="P3"/>
      <text:p text:style-name="P131">growing [25, 50, 75], 250 epochs, milestones [120, 160, 180] for [0.1, 0.01, 0.01] with lr 0.01 without reinit, </text:p>
      <text:p text:style-name="P131">keeping 0.9 </text:p>
      <text:p text:style-name="P131"><text:tab/><text:span text:style-name="T90">mean:<text:tab/>[76.24, 81.00, 81.47, 81.82], 171</text:span></text:p>
      <text:p text:style-name="P182"><text:tab/>std:<text:tab/>[0.897, 0.478, 0.331, 0.228], 35</text:p>
      <text:p text:style-name="P182"/>
      <text:p text:style-name="P196">keeping 0.8</text:p>
      <text:p text:style-name="P196"><text:tab/><text:span text:style-name="T90">mean:<text:tab/>[75.57, 80.67, 81.25, 81.53], 187</text:span></text:p>
      <text:p text:style-name="P182"><text:tab/>std:<text:tab/>[0.538, 0.618, 0.805, 0.668], 46</text:p>
      <text:p text:style-name="P196"/>
      <text:p text:style-name="P196">keeping 0.7</text:p>
      <text:p text:style-name="P197"><text:tab/><text:span text:style-name="T96">mean:<text:tab/>[74.68, 80.55, 81.00, 81.36], 198</text:span></text:p>
      <text:p text:style-name="P201"><text:tab/>std:<text:tab/>[1.037, 0.687, 0.640, 0.649], 37</text:p>
      <text:p text:style-name="P196"/>
      <text:p text:style-name="P196">keeping 0.6</text:p>
      <text:p text:style-name="P196"><text:tab/><text:span text:style-name="T92">mean:<text:tab/>[73.86, 79.86, 80.75, 80.85], 198</text:span></text:p>
      <text:p text:style-name="P189"><text:tab/>std:<text:tab/>[0.451, 0.314, 0.623, 0.742], 37</text:p>
      <text:p text:style-name="P196"/>
      <text:p text:style-name="P196">keeping 0.5</text:p>
      <text:p text:style-name="P196"><text:tab/>mean:<text:tab/>[72.36, 79.23, 80.34, 80.54], 198</text:p>
      <text:p text:style-name="P196"><text:tab/>std:<text:tab/>[1.586, 0.881, 0.505, 0.440], 44 </text:p>
      <text:p text:style-name="P196"/>
      <text:p text:style-name="P216">keeping 0.4</text:p>
      <text:p text:style-name="P216"><text:tab/>mean:<text:tab/>[71.76, 78.29, 79.61, 79.57], 175</text:p>
      <text:p text:style-name="P216"><text:tab/>std:<text:tab/>[1.534, 0.245, 0.485, 0.473], 36</text:p>
      <text:p text:style-name="P216"><text:soft-page-break/></text:p>
      <text:p text:style-name="P216">keeping 0.3</text:p>
      <text:p text:style-name="P216"><text:tab/>mean:<text:tab/>[69.50, 77.37, 78.40, 78.48], 207</text:p>
      <text:p text:style-name="P216"><text:tab/>std:<text:tab/>[0.929, 0.708, 0.477, 0.434], 23</text:p>
      <text:p text:style-name="P216"/>
      <text:p text:style-name="P216">keeping 0.2</text:p>
      <text:p text:style-name="P217"><text:tab/><text:span text:style-name="T100">mean:<text:tab/>[66.11, 74.58, 76.22, 76.39], 180</text:span></text:p>
      <text:p text:style-name="P209"><text:tab/>std:<text:tab/>[2.358, 1.056, 0.388, 0.423], 27</text:p>
      <text:p text:style-name="P209"/>
      <text:p text:style-name="P218">keeping 0.1</text:p>
      <text:p text:style-name="P218"><text:tab/><text:span text:style-name="T101">mean:<text:tab/>[56.04, 67.21, 69.70, 68.55], 223</text:span></text:p>
      <text:p text:style-name="P212"><text:tab/>std:<text:tab/>[2.380, 1.405, 0.906, 0.973], 34</text:p>
      <text:p text:style-name="P212"/>
      <text:p text:style-name="P241">growing [25, 50, 75], 250 epochs milestones [120, 160, 180] for [0.1, 0.01, 0.01] with lr 0.01 without reinit batch size 128, pruning [10, 35, 60, 85, 95, 105, 115]</text:p>
      <text:p text:style-name="P241"/>
      <text:p text:style-name="P249">keeping 0.8, pruning each time by 0.90</text:p>
      <text:p text:style-name="P249"><text:tab/>means:<text:tab/>[74.09, 80.33, 81.34, 81.78]</text:p>
      <text:p text:style-name="P249"><text:tab/>stds:<text:tab/>[1.437, 1.155, 0.583, 0.401]</text:p>
      <text:p text:style-name="P249"><text:tab/>std%:<text:tab/>[1.939, 1.438, 0.717, 0.490]</text:p>
      <text:p text:style-name="P241"/>
      <text:p text:style-name="P249">keeping 0.7, pruning each time by 0.89</text:p>
      <text:p text:style-name="P249"><text:tab/>means:<text:tab/>[73.94, 80.71, 81.40, 81.70]</text:p>
      <text:p text:style-name="P249"><text:tab/>stds:<text:tab/>[0.775, 0.415, 0.461, 0.524]</text:p>
      <text:p text:style-name="P249"><text:tab/>std%:<text:tab/>[1.048, 0.515, 0.566, 0.641]</text:p>
      <text:p text:style-name="P241"/>
      <text:p text:style-name="P247">keeping 0.6, pruning each time by 0.85</text:p>
      <text:p text:style-name="P247"><text:tab/>means:<text:tab/>[71.27, 79.56, 81.21, 81.61]</text:p>
      <text:p text:style-name="P247"><text:tab/>stds:<text:tab/>[1.049, 0.797, 0.451, 0.570]</text:p>
      <text:p text:style-name="P247"><text:tab/>std%:<text:tab/>[1.471, 1.002, 0.555, 0.698]</text:p>
      <text:p text:style-name="P241"/>
      <text:p text:style-name="P241">keeping 0.5, pruning each time by 0.8</text:p>
      <text:p text:style-name="P241"><text:tab/>means:<text:tab/>[67.90, 78.37, 80.51, 81.30]</text:p>
      <text:p text:style-name="P241"><text:tab/>stds:<text:tab/>[1.125, 0.836, 0.361, 0.282]</text:p>
      <text:p text:style-name="P241"><text:tab/>std%:<text:tab/>[1.657, 1.067, 0.448, 0.347]</text:p>
      <text:p text:style-name="P250"/>
      <text:p text:style-name="P241">keeping 0.<text:span text:style-name="T116">4</text:span>, pruning each time by 0.<text:span text:style-name="T116">75</text:span></text:p>
      <text:p text:style-name="P241"><text:tab/>means:<text:tab/>[63.29, 76.00, 79.26, 80.54]</text:p>
      <text:p text:style-name="P241"><text:tab/>stds:<text:tab/>[0.977, 2.286, 0.334, 0.332]</text:p>
      <text:p text:style-name="P241"><text:tab/>std%:<text:tab/>[1.544, 3.007, 0.421, 0.412]</text:p>
      <text:p text:style-name="P241"/>
      <text:p text:style-name="P245">keeping 0.3, pruning each time by 0.7</text:p>
      <text:p text:style-name="P245"><text:tab/>means:<text:tab/>[58.36, 74.78, 78.17, 79.17]</text:p>
      <text:p text:style-name="P245"><text:tab/>stds:<text:tab/>[4.688, 1.014, 1.123, 2.093]</text:p>
      <text:p text:style-name="P245"><text:tab/>std%:<text:tab/>[8.033, 1.356, 1.436, 2.643]</text:p>
      <text:p text:style-name="P250"/>
      <text:p text:style-name="P247">keeping 0.2, pruning each time by 0.6</text:p>
      <text:p text:style-name="P247"><text:tab/>means:<text:tab/>[50.13, 68.74, 75.64, 78.58]</text:p>
      <text:p text:style-name="P247"><text:tab/>stds:<text:tab/>[3.070, 2.136, 0.488, 0.254]</text:p>
      <text:p text:style-name="P247"><text:tab/>std%:<text:tab/>[6.123, 3.107, 0.645, 0.323]</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register-true="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rsid="00af6318" officeooo:paragraph-rsid="00be5808"/>
    </style:style>
    <style:page-layout style:name="Mpm1">
      <style:page-layout-properties fo:page-width="8.2681in" fo:page-height="11.6929in" style:num-format="1" style:print-orientation="portrait" fo:margin-top="0.7874in" fo:margin-bottom="0.7874in" fo:margin-left="0.7874in" fo:margin-right="0.7874in" style:register-truth-ref-style-name="Text_20_body"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14T09:47:26.807767049</meta:creation-date>
    <dc:date>2020-07-06T13:55:47.090804944</dc:date>
    <meta:editing-duration>P1DT20H57M51S</meta:editing-duration>
    <meta:editing-cycles>96</meta:editing-cycles>
    <meta:generator>LibreOffice/6.3.6.2$Linux_X86_64 LibreOffice_project/30$Build-2</meta:generator>
    <meta:document-statistic meta:table-count="0" meta:image-count="4" meta:object-count="3" meta:page-count="33" meta:paragraph-count="1092" meta:word-count="7501" meta:character-count="46698" meta:non-whitespace-character-count="39449"/>
  </office:meta>
</office:document-meta>
</file>

<file path=Object 1/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416cm"/>
    </style:style>
    <style:style style:name="co2" style:family="table-column">
      <style:table-column-properties fo:break-before="auto" style:column-width="0.497cm"/>
    </style:style>
    <style:style style:name="co3" style:family="table-column">
      <style:table-column-properties fo:break-before="auto" style:column-width="3.466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confusion_correct" table:style-name="ta1">
        <table:table-column table:style-name="co1" table:default-cell-style-name="Default"/>
        <table:table-column table:style-name="co2" table:default-cell-style-name="Default"/>
        <table:table-column table:style-name="co3" table:number-columns-repeated="6" table:default-cell-style-name="Default"/>
        <table:table-row table:style-name="ro1">
          <table:table-cell office:value-type="string" calcext:value-type="string">
            <text:p><text:s/></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row>
        <table:table-row table:style-name="ro1">
          <table:table-cell office:value-type="float" office:value="0" calcext:value-type="float">
            <text:p>0</text:p>
          </table:table-cell>
          <table:table-cell office:value-type="float" office:value="1" calcext:value-type="float">
            <text:p>1</text:p>
          </table:table-cell>
          <table:table-cell office:value-type="float" office:value="0.81" calcext:value-type="float">
            <text:p>0.81</text:p>
          </table:table-cell>
          <table:table-cell office:value-type="float" office:value="0.75" calcext:value-type="float">
            <text:p>0.75</text:p>
          </table:table-cell>
          <table:table-cell office:value-type="float" office:value="0.73" calcext:value-type="float">
            <text:p>0.73</text:p>
          </table:table-cell>
          <table:table-cell table:number-columns-repeated="2" office:value-type="float" office:value="0.72" calcext:value-type="float">
            <text:p>0.72</text:p>
          </table:table-cell>
          <table:table-cell office:value-type="float" office:value="0.73" calcext:value-type="float">
            <text:p>0.73</text:p>
          </table:table-cell>
        </table:table-row>
        <table:table-row table:style-name="ro1">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82" calcext:value-type="float">
            <text:p>0.82</text:p>
          </table:table-cell>
          <table:table-cell office:value-type="float" office:value="0.81" calcext:value-type="float">
            <text:p>0.81</text:p>
          </table:table-cell>
          <table:table-cell table:number-columns-repeated="2" office:value-type="float" office:value="0.8" calcext:value-type="float">
            <text:p>0.8</text:p>
          </table:table-cell>
          <table:table-cell office:value-type="float" office:value="0.81" calcext:value-type="float">
            <text:p>0.81</text:p>
          </table:table-cell>
        </table:table-row>
        <table:table-row table:style-name="ro1">
          <table:table-cell office:value-type="float" office:value="2" calcext:value-type="float">
            <text:p>2</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92" calcext:value-type="float">
            <text:p>0.92</text:p>
          </table:table-cell>
          <table:table-cell table:number-columns-repeated="3" office:value-type="float" office:value="0.9" calcext:value-type="float">
            <text:p>0.9</text:p>
          </table:table-cell>
        </table:table-row>
        <table:table-row table:style-name="ro1">
          <table:table-cell office:value-type="float" office:value="3" calcext:value-type="float">
            <text:p>3</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95" calcext:value-type="float">
            <text:p>0.95</text:p>
          </table:table-cell>
        </table:table-row>
        <table:table-row table:style-name="ro1">
          <table:table-cell office:value-type="float" office:value="4" calcext:value-type="float">
            <text:p>4</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98" calcext:value-type="float">
            <text:p>0.98</text:p>
          </table:table-cell>
        </table:table-row>
        <table:table-row table:style-name="ro1">
          <table:table-cell office:value-type="float" office:value="5" calcext:value-type="float">
            <text:p>5</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99" calcext:value-type="float">
            <text:p>0.99</text:p>
          </table:table-cell>
        </table:table-row>
        <table:table-row table:style-name="ro1">
          <table:table-cell office:value-type="float" office:value="6" calcext:value-type="float">
            <text:p>6</text:p>
          </table:table-cell>
          <table:table-cell table:number-columns-repeated="6" office:value-type="float" office:value="0" calcext:value-type="float">
            <text:p>0</text:p>
          </table:table-cell>
          <table:table-cell office:value-type="float" office:value="1" calcext:value-type="float">
            <text:p>1</text:p>
          </table:table-cell>
        </table:table-row>
      </table:table>
      <table:named-expressions/>
    </office:spreadsheet>
  </office:body>
</office:document-content>
</file>

<file path=Object 1/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14">00/00/0000</text:date>, <text:time style:data-style-name="N2" text:time-value="10:28:55.70517627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minimum="45"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8cm" svg:height="11.209cm" xlink:href="." xlink:type="simple" chart:class="chart:line" chart:style-name="ch1">
        <chart:title svg:x="2.836cm" svg:y="0.359cm" chart:style-name="ch2">
          <text:p>Evolution of accuracy with respect to the keep ratio
200 epochs [100, 133, 166] for [0.1, 0.01, 0.01]</text:p>
        </chart:title>
        <chart:legend chart:legend-position="end" svg:x="12.881cm" svg:y="4.558cm" style:legend-expansion="high" chart:style-name="ch3"/>
        <chart:plot-area chart:style-name="ch4" chart:data-source-has-labels="both" svg:x="1.33cm" svg:y="1.866cm" svg:width="11.232cm" svg:height="8.138cm">
          <chartooo:coordinate-region svg:x="1.951cm" svg:y="2.066cm" svg:width="10.371cm" svg:height="7.291cm"/>
          <chart:axis chart:dimension="x" chart:name="primary-x" chart:style-name="ch5" chartooo:axis-type="auto">
            <chartooo:date-scale/>
            <chart:title svg:x="6.174cm" svg:y="10.228cm" chart:style-name="ch6">
              <text:p>keep ratio</text:p>
            </chart:title>
            <chart:categories table:cell-range-address="local-table.$A$2:.$A$10"/>
            <chart:grid chart:style-name="ch7" chart:class="major"/>
          </chart:axis>
          <chart:axis chart:dimension="y" chart:name="primary-y" chart:style-name="ch8">
            <chart:title svg:x="0.451cm" svg:y="6.64cm" chart:style-name="ch9">
              <text:p>accuracy</text:p>
            </chart:title>
            <chart:grid chart:style-name="ch7" chart:class="major"/>
          </chart:axis>
          <chart:series chart:style-name="ch10" chart:values-cell-range-address="local-table.$B$2:.$B$10" chart:label-cell-address="local-table.$B$1" chart:class="chart:line">
            <chart:data-point chart:repeated="9"/>
          </chart:series>
          <chart:series chart:style-name="ch11" chart:values-cell-range-address="local-table.$C$2:.$C$10" chart:label-cell-address="local-table.$C$1" chart:class="chart:line">
            <chart:data-point chart:repeated="9"/>
          </chart:series>
          <chart:series chart:style-name="ch12" chart:values-cell-range-address="local-table.$D$2:.$D$10" chart:label-cell-address="local-table.$D$1" chart:class="chart:line">
            <chart:data-point chart:repeated="9"/>
          </chart:series>
          <chart:series chart:style-name="ch13" chart:values-cell-range-address="local-table.$E$2:.$E$10" chart:label-cell-address="local-table.$E$1" chart:class="chart:line">
            <chart:data-point chart:repeated="9"/>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first_ic</text:p>
              </table:table-cell>
              <table:table-cell office:value-type="string">
                <text:p>second_ic</text:p>
              </table:table-cell>
              <table:table-cell office:value-type="string">
                <text:p>third_ic</text:p>
              </table:table-cell>
              <table:table-cell office:value-type="string">
                <text:p>final_output</text:p>
              </table:table-cell>
            </table:table-row>
          </table:table-header-rows>
          <table:table-rows>
            <table:table-row>
              <table:table-cell office:value-type="float" office:value="0.9">
                <text:p>0.9</text:p>
              </table:table-cell>
              <table:table-cell office:value-type="float" office:value="76.62">
                <text:p>76.62</text:p>
              </table:table-cell>
              <table:table-cell office:value-type="float" office:value="81.28">
                <text:p>81.28</text:p>
              </table:table-cell>
              <table:table-cell office:value-type="float" office:value="81.47">
                <text:p>81.47</text:p>
              </table:table-cell>
              <table:table-cell office:value-type="float" office:value="81.74">
                <text:p>81.74</text:p>
              </table:table-cell>
            </table:table-row>
            <table:table-row>
              <table:table-cell office:value-type="float" office:value="0.8">
                <text:p>0.8</text:p>
              </table:table-cell>
              <table:table-cell office:value-type="float" office:value="75.58">
                <text:p>75.58</text:p>
              </table:table-cell>
              <table:table-cell office:value-type="float" office:value="80.38">
                <text:p>80.38</text:p>
              </table:table-cell>
              <table:table-cell office:value-type="float" office:value="80.7">
                <text:p>80.7</text:p>
              </table:table-cell>
              <table:table-cell office:value-type="float" office:value="80.88">
                <text:p>80.88</text:p>
              </table:table-cell>
            </table:table-row>
            <table:table-row>
              <table:table-cell office:value-type="float" office:value="0.7">
                <text:p>0.7</text:p>
              </table:table-cell>
              <table:table-cell office:value-type="float" office:value="76.5">
                <text:p>76.5</text:p>
              </table:table-cell>
              <table:table-cell office:value-type="float" office:value="80.4">
                <text:p>80.4</text:p>
              </table:table-cell>
              <table:table-cell office:value-type="float" office:value="81.19">
                <text:p>81.19</text:p>
              </table:table-cell>
              <table:table-cell office:value-type="float" office:value="81.65">
                <text:p>81.65</text:p>
              </table:table-cell>
            </table:table-row>
            <table:table-row>
              <table:table-cell office:value-type="float" office:value="0.6">
                <text:p>0.6</text:p>
              </table:table-cell>
              <table:table-cell office:value-type="float" office:value="74.41">
                <text:p>74.41</text:p>
              </table:table-cell>
              <table:table-cell office:value-type="float" office:value="79.74">
                <text:p>79.74</text:p>
              </table:table-cell>
              <table:table-cell office:value-type="float" office:value="80.39">
                <text:p>80.39</text:p>
              </table:table-cell>
              <table:table-cell office:value-type="float" office:value="80.64">
                <text:p>80.64</text:p>
              </table:table-cell>
            </table:table-row>
            <table:table-row>
              <table:table-cell office:value-type="float" office:value="0.5">
                <text:p>0.5</text:p>
              </table:table-cell>
              <table:table-cell office:value-type="float" office:value="74.11">
                <text:p>74.11</text:p>
              </table:table-cell>
              <table:table-cell office:value-type="float" office:value="78.89">
                <text:p>78.89</text:p>
              </table:table-cell>
              <table:table-cell office:value-type="float" office:value="79.04">
                <text:p>79.04</text:p>
              </table:table-cell>
              <table:table-cell office:value-type="float" office:value="78.63">
                <text:p>78.63</text:p>
              </table:table-cell>
            </table:table-row>
            <table:table-row>
              <table:table-cell office:value-type="float" office:value="0.4">
                <text:p>0.4</text:p>
              </table:table-cell>
              <table:table-cell office:value-type="float" office:value="72.76">
                <text:p>72.76</text:p>
              </table:table-cell>
              <table:table-cell office:value-type="float" office:value="76.64">
                <text:p>76.64</text:p>
              </table:table-cell>
              <table:table-cell office:value-type="float" office:value="76.31">
                <text:p>76.31</text:p>
              </table:table-cell>
              <table:table-cell office:value-type="float" office:value="75.88">
                <text:p>75.88</text:p>
              </table:table-cell>
            </table:table-row>
            <table:table-row>
              <table:table-cell office:value-type="float" office:value="0.3">
                <text:p>0.3</text:p>
              </table:table-cell>
              <table:table-cell office:value-type="float" office:value="72">
                <text:p>72</text:p>
              </table:table-cell>
              <table:table-cell office:value-type="float" office:value="73.51">
                <text:p>73.51</text:p>
              </table:table-cell>
              <table:table-cell office:value-type="float" office:value="72.22">
                <text:p>72.22</text:p>
              </table:table-cell>
              <table:table-cell office:value-type="float" office:value="72.67">
                <text:p>72.67</text:p>
              </table:table-cell>
            </table:table-row>
            <table:table-row>
              <table:table-cell office:value-type="float" office:value="0.2">
                <text:p>0.2</text:p>
              </table:table-cell>
              <table:table-cell office:value-type="float" office:value="67.06">
                <text:p>67.06</text:p>
              </table:table-cell>
              <table:table-cell office:value-type="float" office:value="57.36">
                <text:p>57.36</text:p>
              </table:table-cell>
              <table:table-cell office:value-type="float" office:value="62.56">
                <text:p>62.56</text:p>
              </table:table-cell>
              <table:table-cell office:value-type="float" office:value="61.89">
                <text:p>61.89</text:p>
              </table:table-cell>
            </table:table-row>
            <table:table-row>
              <table:table-cell office:value-type="float" office:value="0.1">
                <text:p>0.1</text:p>
              </table:table-cell>
              <table:table-cell office:value-type="float" office:value="55.77">
                <text:p>55.77</text:p>
              </table:table-cell>
              <table:table-cell office:value-type="float" office:value="55.7">
                <text:p>55.7</text:p>
              </table:table-cell>
              <table:table-cell office:value-type="float" office:value="50.04">
                <text:p>50.04</text:p>
              </table:table-cell>
              <table:table-cell office:value-type="float" office:value="46.43">
                <text:p>46.43</text:p>
              </table:table-cell>
            </table:table-row>
          </table:table-rows>
        </table:table>
      </chart:chart>
    </office:chart>
  </office:body>
</office:document-content>
</file>

<file path=Object 2/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2/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3/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minimum="69"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8cm" svg:height="11.209cm" xlink:href="." xlink:type="simple" chart:class="chart:line" chart:style-name="ch1">
        <chart:title svg:x="2.73cm" svg:y="0.359cm" chart:style-name="ch2">
          <text:p>Evolution of accuracy with respect to the batch size 
				with a keep ratio of 0.5</text:p>
        </chart:title>
        <chart:legend chart:legend-position="end" svg:x="12.881cm" svg:y="4.558cm" style:legend-expansion="high" chart:style-name="ch3"/>
        <chart:plot-area chart:style-name="ch4" chart:data-source-has-labels="both" svg:x="1.33cm" svg:y="1.866cm" svg:width="11.232cm" svg:height="8.138cm">
          <chartooo:coordinate-region svg:x="1.951cm" svg:y="2.065cm" svg:width="10.24cm" svg:height="7.292cm"/>
          <chart:axis chart:dimension="x" chart:name="primary-x" chart:style-name="ch5" chartooo:axis-type="auto">
            <chartooo:date-scale/>
            <chart:title svg:x="6.108cm" svg:y="10.228cm" chart:style-name="ch6">
              <text:p>batch_size</text:p>
            </chart:title>
            <chart:categories table:cell-range-address="local-table.$A$2:.$A$12"/>
            <chart:grid chart:style-name="ch7" chart:class="major"/>
          </chart:axis>
          <chart:axis chart:dimension="y" chart:name="primary-y" chart:style-name="ch8">
            <chart:title svg:x="0.451cm" svg:y="6.64cm" chart:style-name="ch9">
              <text:p>accuracy</text:p>
            </chart:title>
            <chart:grid chart:style-name="ch7" chart:class="major"/>
          </chart:axis>
          <chart:series chart:style-name="ch10" chart:values-cell-range-address="local-table.$B$2:.$B$12" chart:label-cell-address="local-table.$B$1" chart:class="chart:line">
            <chart:data-point chart:repeated="11"/>
          </chart:series>
          <chart:series chart:style-name="ch11" chart:values-cell-range-address="local-table.$C$2:.$C$12" chart:label-cell-address="local-table.$C$1" chart:class="chart:line">
            <chart:data-point chart:repeated="11"/>
          </chart:series>
          <chart:series chart:style-name="ch12" chart:values-cell-range-address="local-table.$D$2:.$D$12" chart:label-cell-address="local-table.$D$1" chart:class="chart:line">
            <chart:data-point chart:repeated="11"/>
          </chart:series>
          <chart:series chart:style-name="ch13" chart:values-cell-range-address="local-table.$E$2:.$E$12" chart:label-cell-address="local-table.$E$1" chart:class="chart:line">
            <chart:data-point chart:repeated="11"/>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first_ic</text:p>
              </table:table-cell>
              <table:table-cell office:value-type="string">
                <text:p>second_ic</text:p>
              </table:table-cell>
              <table:table-cell office:value-type="string">
                <text:p>third_ic</text:p>
              </table:table-cell>
              <table:table-cell office:value-type="string">
                <text:p>final_output</text:p>
              </table:table-cell>
            </table:table-row>
          </table:table-header-rows>
          <table:table-rows>
            <table:table-row>
              <table:table-cell office:value-type="float" office:value="128">
                <text:p>128</text:p>
              </table:table-cell>
              <table:table-cell office:value-type="float" office:value="73.36">
                <text:p>73.36</text:p>
              </table:table-cell>
              <table:table-cell office:value-type="float" office:value="78.93">
                <text:p>78.93</text:p>
              </table:table-cell>
              <table:table-cell office:value-type="float" office:value="79.08">
                <text:p>79.08</text:p>
              </table:table-cell>
              <table:table-cell office:value-type="float" office:value="79.11">
                <text:p>79.11</text:p>
              </table:table-cell>
            </table:table-row>
            <table:table-row>
              <table:table-cell office:value-type="float" office:value="256">
                <text:p>256</text:p>
              </table:table-cell>
              <table:table-cell office:value-type="float" office:value="69.87">
                <text:p>69.87</text:p>
              </table:table-cell>
              <table:table-cell office:value-type="float" office:value="79.04">
                <text:p>79.04</text:p>
              </table:table-cell>
              <table:table-cell office:value-type="float" office:value="79.08">
                <text:p>79.08</text:p>
              </table:table-cell>
              <table:table-cell office:value-type="float" office:value="79.81">
                <text:p>79.81</text:p>
              </table:table-cell>
            </table:table-row>
            <table:table-row>
              <table:table-cell office:value-type="float" office:value="384">
                <text:p>384</text:p>
              </table:table-cell>
              <table:table-cell office:value-type="float" office:value="70.22">
                <text:p>70.22</text:p>
              </table:table-cell>
              <table:table-cell office:value-type="float" office:value="79.01">
                <text:p>79.01</text:p>
              </table:table-cell>
              <table:table-cell office:value-type="float" office:value="79.13">
                <text:p>79.13</text:p>
              </table:table-cell>
              <table:table-cell office:value-type="float" office:value="79.02">
                <text:p>79.02</text:p>
              </table:table-cell>
            </table:table-row>
            <table:table-row>
              <table:table-cell office:value-type="float" office:value="512">
                <text:p>512</text:p>
              </table:table-cell>
              <table:table-cell office:value-type="float" office:value="72.25">
                <text:p>72.25</text:p>
              </table:table-cell>
              <table:table-cell office:value-type="float" office:value="79.17">
                <text:p>79.17</text:p>
              </table:table-cell>
              <table:table-cell office:value-type="float" office:value="78.58">
                <text:p>78.58</text:p>
              </table:table-cell>
              <table:table-cell office:value-type="float" office:value="78.33">
                <text:p>78.33</text:p>
              </table:table-cell>
            </table:table-row>
            <table:table-row>
              <table:table-cell office:value-type="float" office:value="640">
                <text:p>640</text:p>
              </table:table-cell>
              <table:table-cell office:value-type="float" office:value="73.94">
                <text:p>73.94</text:p>
              </table:table-cell>
              <table:table-cell office:value-type="float" office:value="79.09">
                <text:p>79.09</text:p>
              </table:table-cell>
              <table:table-cell office:value-type="float" office:value="79.23">
                <text:p>79.23</text:p>
              </table:table-cell>
              <table:table-cell office:value-type="float" office:value="78.9">
                <text:p>78.9</text:p>
              </table:table-cell>
            </table:table-row>
            <table:table-row>
              <table:table-cell office:value-type="float" office:value="768">
                <text:p>768</text:p>
              </table:table-cell>
              <table:table-cell office:value-type="float" office:value="74.85">
                <text:p>74.85</text:p>
              </table:table-cell>
              <table:table-cell office:value-type="float" office:value="79.56">
                <text:p>79.56</text:p>
              </table:table-cell>
              <table:table-cell office:value-type="float" office:value="79.85">
                <text:p>79.85</text:p>
              </table:table-cell>
              <table:table-cell office:value-type="float" office:value="79.5">
                <text:p>79.5</text:p>
              </table:table-cell>
            </table:table-row>
            <table:table-row>
              <table:table-cell office:value-type="float" office:value="896">
                <text:p>896</text:p>
              </table:table-cell>
              <table:table-cell office:value-type="float" office:value="74.85">
                <text:p>74.85</text:p>
              </table:table-cell>
              <table:table-cell office:value-type="float" office:value="79.56">
                <text:p>79.56</text:p>
              </table:table-cell>
              <table:table-cell office:value-type="float" office:value="79.85">
                <text:p>79.85</text:p>
              </table:table-cell>
              <table:table-cell office:value-type="float" office:value="79.5">
                <text:p>79.5</text:p>
              </table:table-cell>
            </table:table-row>
            <table:table-row>
              <table:table-cell office:value-type="float" office:value="1024">
                <text:p>1024</text:p>
              </table:table-cell>
              <table:table-cell office:value-type="float" office:value="74.65">
                <text:p>74.65</text:p>
              </table:table-cell>
              <table:table-cell office:value-type="float" office:value="79.32">
                <text:p>79.32</text:p>
              </table:table-cell>
              <table:table-cell office:value-type="float" office:value="79.36">
                <text:p>79.36</text:p>
              </table:table-cell>
              <table:table-cell office:value-type="float" office:value="79.52">
                <text:p>79.52</text:p>
              </table:table-cell>
            </table:table-row>
            <table:table-row>
              <table:table-cell office:value-type="float" office:value="1152">
                <text:p>1152</text:p>
              </table:table-cell>
              <table:table-cell office:value-type="float" office:value="73.35">
                <text:p>73.35</text:p>
              </table:table-cell>
              <table:table-cell office:value-type="float" office:value="78.85">
                <text:p>78.85</text:p>
              </table:table-cell>
              <table:table-cell office:value-type="float" office:value="79.14">
                <text:p>79.14</text:p>
              </table:table-cell>
              <table:table-cell office:value-type="float" office:value="79.39">
                <text:p>79.39</text:p>
              </table:table-cell>
            </table:table-row>
            <table:table-row>
              <table:table-cell office:value-type="float" office:value="1280">
                <text:p>1280</text:p>
              </table:table-cell>
              <table:table-cell office:value-type="float" office:value="73.26">
                <text:p>73.26</text:p>
              </table:table-cell>
              <table:table-cell office:value-type="float" office:value="78.64">
                <text:p>78.64</text:p>
              </table:table-cell>
              <table:table-cell office:value-type="float" office:value="78.81">
                <text:p>78.81</text:p>
              </table:table-cell>
              <table:table-cell office:value-type="float" office:value="78.72">
                <text:p>78.72</text:p>
              </table:table-cell>
            </table:table-row>
            <table:table-row>
              <table:table-cell office:value-type="float" office:value="1408">
                <text:p>1408</text:p>
              </table:table-cell>
              <table:table-cell office:value-type="float" office:value="74.37">
                <text:p>74.37</text:p>
              </table:table-cell>
              <table:table-cell office:value-type="float" office:value="79.07">
                <text:p>79.07</text:p>
              </table:table-cell>
              <table:table-cell office:value-type="float" office:value="79.26">
                <text:p>79.26</text:p>
              </table:table-cell>
              <table:table-cell office:value-type="float" office:value="79.51">
                <text:p>79.51</text:p>
              </table:table-cell>
            </table:table-row>
          </table:table-rows>
        </table:table>
      </chart:chart>
    </office:chart>
  </office:body>
</office:document-content>
</file>

<file path=Object 3/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3/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